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automatic-styles>
    <style:style style:name="P1" style:parent-style-name="Normal" style:master-page-name="MP0" style:family="paragraph">
      <style:paragraph-properties fo:break-before="page" fo:text-align="center" fo:text-indent="-0.0986in"/>
      <style:text-properties style:font-name="Lucida Sans" style:font-name-complex="Cascadia Code SemiLight"/>
    </style:style>
    <style:style style:name="P2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4" style:family="table-column">
      <style:table-column-properties style:column-width="0.2069in"/>
    </style:style>
    <style:style style:name="TableColumn5" style:family="table-column">
      <style:table-column-properties style:column-width="2.259in"/>
    </style:style>
    <style:style style:name="TableColumn6" style:family="table-column">
      <style:table-column-properties style:column-width="0.6166in"/>
    </style:style>
    <style:style style:name="TableColumn7" style:family="table-column">
      <style:table-column-properties style:column-width="0.4618in"/>
    </style:style>
    <style:style style:name="TableColumn8" style:family="table-column">
      <style:table-column-properties style:column-width="0.4618in"/>
    </style:style>
    <style:style style:name="TableColumn9" style:family="table-column">
      <style:table-column-properties style:column-width="0.6152in"/>
    </style:style>
    <style:style style:name="TableColumn10" style:family="table-column">
      <style:table-column-properties style:column-width="2.259in"/>
    </style:style>
    <style:style style:name="TableColumn11" style:family="table-column">
      <style:table-column-properties style:column-width="0.2055in"/>
    </style:style>
    <style:style style:name="Table3" style:family="table">
      <style:table-properties style:width="7.0861in" style:rel-width="100%" fo:margin-left="0in" table:align="left"/>
    </style:style>
    <style:style style:name="TableRow12" style:family="table-row">
      <style:table-row-properties/>
    </style:style>
    <style:style style:name="TableCell13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1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1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Cell2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8.5pt" style:font-size-asian="8.5pt" style:font-size-complex="8.5pt" style:language-asian="en" style:country-asian="AU"/>
    </style:style>
    <style:style style:name="TableCell27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8.5pt" style:font-size-asian="8.5pt" style:font-size-complex="8.5pt" style:language-asian="en" style:country-asian="AU"/>
    </style:style>
    <style:style style:name="TableRow29" style:family="table-row">
      <style:table-row-properties/>
    </style:style>
    <style:style style:name="TableCell30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" style:parent-style-name="Normal" style:family="paragraph">
      <style:paragraph-properties fo:text-align="end" fo:margin-bottom="0in" fo:line-height="100%"/>
    </style:style>
    <style:style style:name="T3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47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49" style:family="table-row">
      <style:table-row-properties/>
    </style:style>
    <style:style style:name="P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64" style:family="table-row">
      <style:table-row-properties/>
    </style:style>
    <style:style style:name="P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79" style:family="table-row">
      <style:table-row-properties/>
    </style:style>
    <style:style style:name="P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94" style:family="table-row">
      <style:table-row-properties/>
    </style:style>
    <style:style style:name="P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08" style:family="table-row">
      <style:table-row-properties/>
    </style:style>
    <style:style style:name="P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1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22" style:family="table-row">
      <style:table-row-properties/>
    </style:style>
    <style:style style:name="P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36" style:family="table-row">
      <style:table-row-properties/>
    </style:style>
    <style:style style:name="P1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" style:parent-style-name="Normal" style:family="paragraph">
      <style:paragraph-properties fo:text-align="end" fo:margin-bottom="0in" fo:line-height="100%"/>
    </style:style>
    <style:style style:name="T14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text-align="end" fo:margin-bottom="0in" fo:line-height="100%"/>
    </style:style>
    <style:style style:name="T14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14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56" style:family="table-row">
      <style:table-row-properties/>
    </style:style>
    <style:style style:name="P1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5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70" style:family="table-row">
      <style:table-row-properties/>
    </style:style>
    <style:style style:name="P1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1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184" style:family="table-row">
      <style:table-row-properties/>
    </style:style>
    <style:style style:name="P1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8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" style:parent-style-name="Normal" style:family="paragraph">
      <style:paragraph-properties fo:text-align="end" fo:margin-bottom="0in" fo:line-height="100%"/>
    </style:style>
    <style:style style:name="T18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8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19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19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1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1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0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01" style:family="table-row">
      <style:table-row-properties/>
    </style:style>
    <style:style style:name="P20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15" style:family="table-row">
      <style:table-row-properties/>
    </style:style>
    <style:style style:name="P21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28" style:family="table-row">
      <style:table-row-properties/>
    </style:style>
    <style:style style:name="P2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41" style:family="table-row">
      <style:table-row-properties/>
    </style:style>
    <style:style style:name="P2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54" style:family="table-row">
      <style:table-row-properties/>
    </style:style>
    <style:style style:name="P2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67" style:family="table-row">
      <style:table-row-properties/>
    </style:style>
    <style:style style:name="P2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7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80" style:family="table-row">
      <style:table-row-properties/>
    </style:style>
    <style:style style:name="P2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2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2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293" style:family="table-row">
      <style:table-row-properties/>
    </style:style>
    <style:style style:name="P2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2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2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2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P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06" style:family="table-row">
      <style:table-row-properties/>
    </style:style>
    <style:style style:name="P3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0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09" style:parent-style-name="Normal" style:family="paragraph">
      <style:paragraph-properties fo:text-align="end" fo:margin-bottom="0in" fo:line-height="100%"/>
    </style:style>
    <style:style style:name="T31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3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TableCell3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8.5pt" style:font-size-asian="8.5pt" style:font-size-complex="8.5pt" style:language-asian="en" style:country-asian="AU"/>
    </style:style>
    <style:style style:name="TableCell3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3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Cell32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3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8.5pt" style:font-size-asian="8.5pt" style:font-size-complex="8.5pt" style:language-asian="en" style:country-asian="AU"/>
    </style:style>
    <style:style style:name="P3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8.5pt" style:font-size-asian="8.5pt" style:font-size-complex="8.5pt" style:language-asian="en" style:country-asian="AU"/>
    </style:style>
    <style:style style:name="TableRow324" style:family="table-row">
      <style:table-row-properties/>
    </style:style>
    <style:style style:name="TableCell325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3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28" style:parent-style-name="Normal" style:family="paragraph">
      <style:paragraph-properties fo:text-align="end" fo:margin-bottom="0in" fo:line-height="100%"/>
    </style:style>
    <style:style style:name="T32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3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44" style:family="table-row">
      <style:table-row-properties/>
    </style:style>
    <style:style style:name="P3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47" style:parent-style-name="Normal" style:family="paragraph">
      <style:paragraph-properties fo:text-align="end" fo:margin-bottom="0in" fo:line-height="100%"/>
    </style:style>
    <style:style style:name="T34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49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3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62" style:family="table-row">
      <style:table-row-properties/>
    </style:style>
    <style:style style:name="P36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6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77" style:family="table-row">
      <style:table-row-properties/>
    </style:style>
    <style:style style:name="P3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3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3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391" style:family="table-row">
      <style:table-row-properties/>
    </style:style>
    <style:style style:name="P3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3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3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3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3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3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0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05" style:family="table-row">
      <style:table-row-properties/>
    </style:style>
    <style:style style:name="P4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19" style:family="table-row">
      <style:table-row-properties/>
    </style:style>
    <style:style style:name="P4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2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2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2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3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33" style:family="table-row">
      <style:table-row-properties/>
    </style:style>
    <style:style style:name="P4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47" style:family="table-row">
      <style:table-row-properties/>
    </style:style>
    <style:style style:name="P4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4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61" style:family="table-row">
      <style:table-row-properties/>
    </style:style>
    <style:style style:name="P4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P4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75" style:family="table-row">
      <style:table-row-properties/>
    </style:style>
    <style:style style:name="P47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4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4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4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4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490" style:family="table-row">
      <style:table-row-properties/>
    </style:style>
    <style:style style:name="P4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3" style:parent-style-name="Normal" style:family="paragraph">
      <style:paragraph-properties fo:text-align="end" fo:margin-bottom="0in" fo:line-height="100%"/>
    </style:style>
    <style:style style:name="T4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49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TableCell497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4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499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1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8.5pt" style:font-size-asian="8.5pt" style:font-size-complex="8.5pt" style:language-asian="en" style:country-asian="AU"/>
    </style:style>
    <style:style style:name="TableCell50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Cell50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8.5pt" style:font-size-asian="8.5pt" style:font-size-complex="8.5pt" style:language-asian="en" style:country-asian="AU"/>
    </style:style>
    <style:style style:name="P5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8.5pt" style:font-size-asian="8.5pt" style:font-size-complex="8.5pt" style:language-asian="en" style:country-asian="AU"/>
    </style:style>
    <style:style style:name="TableRow508" style:family="table-row">
      <style:table-row-properties/>
    </style:style>
    <style:style style:name="TableCell509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5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3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25" style:family="table-row">
      <style:table-row-properties/>
    </style:style>
    <style:style style:name="P5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2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40" style:family="table-row">
      <style:table-row-properties/>
    </style:style>
    <style:style style:name="P5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55" style:family="table-row">
      <style:table-row-properties/>
    </style:style>
    <style:style style:name="P5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68" style:family="table-row">
      <style:table-row-properties/>
    </style:style>
    <style:style style:name="P5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57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571" style:parent-style-name="Normal" style:family="paragraph">
      <style:paragraph-properties fo:text-align="end" fo:margin-bottom="0in" fo:line-height="100%"/>
    </style:style>
    <style:style style:name="T5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5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5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84" style:family="table-row">
      <style:table-row-properties/>
    </style:style>
    <style:style style:name="P5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5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5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5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5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5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597" style:family="table-row">
      <style:table-row-properties/>
    </style:style>
    <style:style style:name="P5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5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10" style:family="table-row">
      <style:table-row-properties/>
    </style:style>
    <style:style style:name="P6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TableCell61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Cell61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6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8.5pt" style:font-size-asian="8.5pt" style:font-size-complex="8.5pt" style:language-asian="en" style:country-asian="AU"/>
    </style:style>
    <style:style style:name="TableCell61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6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P6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8.5pt" style:font-size-asian="8.5pt" style:font-size-complex="8.5pt" style:language-asian="en" style:country-asian="AU"/>
    </style:style>
    <style:style style:name="P6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8.5pt" style:font-size-asian="8.5pt" style:font-size-complex="8.5pt" style:language-asian="en" style:country-asian="AU"/>
    </style:style>
    <style:style style:name="TableRow623" style:family="table-row">
      <style:table-row-properties/>
    </style:style>
    <style:style style:name="TableCell624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6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38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63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40" style:family="table-row">
      <style:table-row-properties/>
    </style:style>
    <style:style style:name="P64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53" style:family="table-row">
      <style:table-row-properties/>
    </style:style>
    <style:style style:name="P6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5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66" style:family="table-row">
      <style:table-row-properties/>
    </style:style>
    <style:style style:name="P6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7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P6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7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79" style:family="table-row">
      <style:table-row-properties/>
    </style:style>
    <style:style style:name="P6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8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6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6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6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694" style:family="table-row">
      <style:table-row-properties/>
    </style:style>
    <style:style style:name="P6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6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6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6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09" style:family="table-row">
      <style:table-row-properties/>
    </style:style>
    <style:style style:name="P7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24" style:family="table-row">
      <style:table-row-properties/>
    </style:style>
    <style:style style:name="P7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39" style:family="table-row">
      <style:table-row-properties/>
    </style:style>
    <style:style style:name="P7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2" style:parent-style-name="Normal" style:family="paragraph">
      <style:paragraph-properties fo:text-align="end" fo:margin-bottom="0in" fo:line-height="100%"/>
    </style:style>
    <style:style style:name="T7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4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4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4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5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57" style:family="table-row">
      <style:table-row-properties/>
    </style:style>
    <style:style style:name="P75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59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0" style:parent-style-name="Normal" style:family="paragraph">
      <style:paragraph-properties fo:text-align="end" fo:margin-bottom="0in" fo:line-height="100%"/>
    </style:style>
    <style:style style:name="T7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76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TableCell76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6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6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8.5pt" style:font-size-asian="8.5pt" style:font-size-complex="8.5pt" style:language-asian="en" style:country-asian="AU"/>
    </style:style>
    <style:style style:name="TableCell770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7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Cell77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7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8.5pt" style:font-size-asian="8.5pt" style:font-size-complex="8.5pt" style:language-asian="en" style:country-asian="AU"/>
    </style:style>
    <style:style style:name="P7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8.5pt" style:font-size-asian="8.5pt" style:font-size-complex="8.5pt" style:language-asian="en" style:country-asian="AU"/>
    </style:style>
    <style:style style:name="TableRow775" style:family="table-row">
      <style:table-row-properties/>
    </style:style>
    <style:style style:name="TableCell776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7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7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8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8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0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7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792" style:family="table-row">
      <style:table-row-properties/>
    </style:style>
    <style:style style:name="P7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7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7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7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7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7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7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05" style:family="table-row">
      <style:table-row-properties/>
    </style:style>
    <style:style style:name="P80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0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1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18" style:family="table-row">
      <style:table-row-properties/>
    </style:style>
    <style:style style:name="P8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2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31" style:family="table-row">
      <style:table-row-properties/>
    </style:style>
    <style:style style:name="P8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44" style:family="table-row">
      <style:table-row-properties/>
    </style:style>
    <style:style style:name="P8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4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57" style:family="table-row">
      <style:table-row-properties/>
    </style:style>
    <style:style style:name="P8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70" style:family="table-row">
      <style:table-row-properties/>
    </style:style>
    <style:style style:name="P8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8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8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883" style:family="table-row">
      <style:table-row-properties/>
    </style:style>
    <style:style style:name="P8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86" style:parent-style-name="Normal" style:family="paragraph">
      <style:paragraph-properties fo:text-align="end" fo:margin-bottom="0in" fo:line-height="100%"/>
    </style:style>
    <style:style style:name="T88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88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8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8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8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8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Row901" style:family="table-row">
      <style:table-row-properties/>
    </style:style>
    <style:style style:name="P9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0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4" style:parent-style-name="Normal" style:family="paragraph">
      <style:paragraph-properties fo:text-align="end" fo:margin-bottom="0in" fo:line-height="100%"/>
    </style:style>
    <style:style style:name="T90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90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TableCell908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0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8.5pt" style:font-size-asian="8.5pt" style:font-size-complex="8.5pt" style:language-asian="en" style:country-asian="AU"/>
    </style:style>
    <style:style style:name="TableCell914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91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TableCell916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9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8.5pt" style:font-size-asian="8.5pt" style:font-size-complex="8.5pt" style:language-asian="en" style:country-asian="AU"/>
    </style:style>
    <style:style style:name="P9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8.5pt" style:font-size-asian="8.5pt" style:font-size-complex="8.5pt" style:language-asian="en" style:country-asian="AU"/>
    </style:style>
    <style:style style:name="P919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920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922" style:family="table-column">
      <style:table-column-properties style:column-width="0.2in"/>
    </style:style>
    <style:style style:name="TableColumn923" style:family="table-column">
      <style:table-column-properties style:column-width="2.0645in"/>
    </style:style>
    <style:style style:name="TableColumn924" style:family="table-column">
      <style:table-column-properties style:column-width="0.8534in"/>
    </style:style>
    <style:style style:name="TableColumn925" style:family="table-column">
      <style:table-column-properties style:column-width="0.4548in"/>
    </style:style>
    <style:style style:name="TableColumn926" style:family="table-column">
      <style:table-column-properties style:column-width="0.4548in"/>
    </style:style>
    <style:style style:name="TableColumn927" style:family="table-column">
      <style:table-column-properties style:column-width="0.7965in"/>
    </style:style>
    <style:style style:name="TableColumn928" style:family="table-column">
      <style:table-column-properties style:column-width="2.0631in"/>
    </style:style>
    <style:style style:name="TableColumn929" style:family="table-column">
      <style:table-column-properties style:column-width="0.1986in"/>
    </style:style>
    <style:style style:name="Table921" style:family="table">
      <style:table-properties style:width="7.0861in" style:rel-width="100%" fo:margin-left="0in" table:align="left"/>
    </style:style>
    <style:style style:name="TableRow930" style:family="table-row">
      <style:table-row-properties/>
    </style:style>
    <style:style style:name="TableCell931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9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935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7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39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41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943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9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945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9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Row947" style:family="table-row">
      <style:table-row-properties/>
    </style:style>
    <style:style style:name="TableCell948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9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Cell95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51" style:parent-style-name="Normal" style:family="paragraph">
      <style:paragraph-properties fo:text-align="end" fo:margin-bottom="0in" fo:line-height="100%"/>
    </style:style>
    <style:style style:name="T95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5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5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6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65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9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96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Row968" style:family="table-row">
      <style:table-row-properties/>
    </style:style>
    <style:style style:name="P9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1" style:parent-style-name="Normal" style:family="paragraph">
      <style:paragraph-properties fo:text-align="end" fo:margin-bottom="0in" fo:line-height="100%"/>
    </style:style>
    <style:style style:name="T97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7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7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7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7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7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9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9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986" style:family="table-row">
      <style:table-row-properties/>
    </style:style>
    <style:style style:name="P9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89" style:parent-style-name="Normal" style:family="paragraph">
      <style:paragraph-properties fo:text-align="end" fo:margin-bottom="0in" fo:line-height="100%"/>
    </style:style>
    <style:style style:name="T990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99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99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995" style:parent-style-name="Normal" style:family="paragraph">
      <style:paragraph-properties fo:text-align="end" fo:margin-bottom="0in" fo:line-height="100%"/>
    </style:style>
    <style:style style:name="T996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99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9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9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0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07" style:family="table-row">
      <style:table-row-properties/>
    </style:style>
    <style:style style:name="P10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0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10" style:parent-style-name="Normal" style:family="paragraph">
      <style:paragraph-properties fo:text-align="end" fo:margin-bottom="0in" fo:line-height="100%"/>
    </style:style>
    <style:style style:name="T101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012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01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15" style:parent-style-name="Normal" style:family="paragraph">
      <style:paragraph-properties fo:text-align="end" fo:margin-bottom="0in" fo:line-height="100%"/>
    </style:style>
    <style:style style:name="T1016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1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1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24" style:parent-style-name="Normal" style:family="paragraph">
      <style:paragraph-properties fo:margin-bottom="0in" fo:line-height="100%"/>
    </style:style>
    <style:style style:name="T102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2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27" style:family="table-row">
      <style:table-row-properties/>
    </style:style>
    <style:style style:name="P10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2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0" style:parent-style-name="Normal" style:family="paragraph">
      <style:paragraph-properties fo:text-align="end" fo:margin-bottom="0in" fo:line-height="100%"/>
    </style:style>
    <style:style style:name="T103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3" style:parent-style-name="Normal" style:family="paragraph">
      <style:paragraph-properties fo:text-align="end" fo:margin-bottom="0in" fo:line-height="100%"/>
    </style:style>
    <style:style style:name="T1034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3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3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3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4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42" style:parent-style-name="Normal" style:family="paragraph">
      <style:paragraph-properties fo:margin-bottom="0in" fo:line-height="100%"/>
    </style:style>
    <style:style style:name="T104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45" style:family="table-row">
      <style:table-row-properties/>
    </style:style>
    <style:style style:name="P10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48" style:parent-style-name="Normal" style:family="paragraph">
      <style:paragraph-properties fo:text-align="end" fo:margin-bottom="0in" fo:line-height="100%"/>
    </style:style>
    <style:style style:name="T10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0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1" style:parent-style-name="Normal" style:family="paragraph">
      <style:paragraph-properties fo:text-align="end" fo:margin-bottom="0in" fo:line-height="100%"/>
    </style:style>
    <style:style style:name="T1052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0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0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60" style:parent-style-name="Normal" style:family="paragraph">
      <style:paragraph-properties fo:margin-bottom="0in" fo:line-height="100%"/>
    </style:style>
    <style:style style:name="T106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0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63" style:family="table-row">
      <style:table-row-properties/>
    </style:style>
    <style:style style:name="P10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6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6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6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7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7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7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78" style:family="table-row">
      <style:table-row-properties/>
    </style:style>
    <style:style style:name="P10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1" style:parent-style-name="Normal" style:family="paragraph">
      <style:paragraph-properties fo:text-align="end" fo:margin-bottom="0in" fo:line-height="100%"/>
    </style:style>
    <style:style style:name="T108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4" style:parent-style-name="Normal" style:family="paragraph">
      <style:paragraph-properties fo:text-align="end" fo:margin-bottom="0in" fo:line-height="100%"/>
    </style:style>
    <style:style style:name="T1085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0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0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0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095" style:family="table-row">
      <style:table-row-properties/>
    </style:style>
    <style:style style:name="P10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09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0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0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0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10" style:family="table-row">
      <style:table-row-properties/>
    </style:style>
    <style:style style:name="P11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1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24" style:family="table-row">
      <style:table-row-properties/>
    </style:style>
    <style:style style:name="P11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27" style:parent-style-name="Normal" style:family="paragraph">
      <style:paragraph-properties fo:text-align="end" fo:margin-bottom="0in" fo:line-height="100%"/>
    </style:style>
    <style:style style:name="T112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2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3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3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39" style:family="table-row">
      <style:table-row-properties/>
    </style:style>
    <style:style style:name="P11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4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4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4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53" style:family="table-row">
      <style:table-row-properties/>
    </style:style>
    <style:style style:name="P115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5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5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6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67" style:family="table-row">
      <style:table-row-properties/>
    </style:style>
    <style:style style:name="P11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6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17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7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7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81" style:family="table-row">
      <style:table-row-properties/>
    </style:style>
    <style:style style:name="P11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8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1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1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1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1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1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1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1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195" style:family="table-row">
      <style:table-row-properties/>
    </style:style>
    <style:style style:name="P11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19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1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19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0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0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0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09" style:family="table-row">
      <style:table-row-properties/>
    </style:style>
    <style:style style:name="P12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1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23" style:family="table-row">
      <style:table-row-properties/>
    </style:style>
    <style:style style:name="P12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2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37" style:family="table-row">
      <style:table-row-properties/>
    </style:style>
    <style:style style:name="P12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3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4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4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4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4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4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4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51" style:family="table-row">
      <style:table-row-properties/>
    </style:style>
    <style:style style:name="P125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25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4" style:parent-style-name="Normal" style:family="paragraph">
      <style:paragraph-properties fo:text-align="end" fo:margin-bottom="0in" fo:line-height="100%"/>
    </style:style>
    <style:style style:name="T125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5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5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2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6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6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266" style:family="table-row">
      <style:table-row-properties/>
    </style:style>
    <style:style style:name="P126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26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69" style:parent-style-name="Normal" style:family="paragraph">
      <style:paragraph-properties fo:text-align="end" fo:margin-bottom="0in" fo:line-height="100%"/>
    </style:style>
    <style:style style:name="T127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271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73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7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275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77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7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281" style:family="table-row">
      <style:table-row-properties/>
    </style:style>
    <style:style style:name="P12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283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12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8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28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2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8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2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9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2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29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294" style:family="table-row">
      <style:table-row-properties/>
    </style:style>
    <style:style style:name="P129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2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29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29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29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30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3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3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07" style:family="table-row">
      <style:table-row-properties/>
    </style:style>
    <style:style style:name="P130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0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3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31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1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31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1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3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31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20" style:family="table-row">
      <style:table-row-properties/>
    </style:style>
    <style:style style:name="P132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322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3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33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3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3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35" style:family="table-row">
      <style:table-row-properties/>
    </style:style>
    <style:style style:name="P13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3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4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4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48" style:family="table-row">
      <style:table-row-properties/>
    </style:style>
    <style:style style:name="P13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5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5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5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5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5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6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61" style:family="table-row">
      <style:table-row-properties/>
    </style:style>
    <style:style style:name="P13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6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7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7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74" style:family="table-row">
      <style:table-row-properties/>
    </style:style>
    <style:style style:name="P13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7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8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387" style:family="table-row">
      <style:table-row-properties/>
    </style:style>
    <style:style style:name="P13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8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3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3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3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3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3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3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3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3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00" style:family="table-row">
      <style:table-row-properties/>
    </style:style>
    <style:style style:name="P14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40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40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40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4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1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4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13" style:family="table-row">
      <style:table-row-properties/>
    </style:style>
    <style:style style:name="P14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15" style:parent-style-name="Normal" style:family="paragraph">
      <style:paragraph-properties fo:text-align="end" fo:margin-bottom="0in" fo:line-height="100%"/>
      <style:text-properties fo:color="#000046" fo:font-size="10pt" style:font-size-asian="10pt" style:font-size-complex="10pt"/>
    </style:style>
    <style:style style:name="TableCell141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41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4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420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422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42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14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4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1426" style:family="table-row">
      <style:table-row-properties/>
    </style:style>
    <style:style style:name="TableCell1427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14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429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4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3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3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42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14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444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445" style:family="table-row">
      <style:table-row-properties/>
    </style:style>
    <style:style style:name="P14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5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5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5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58" style:family="table-row">
      <style:table-row-properties/>
    </style:style>
    <style:style style:name="P14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6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6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6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6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71" style:family="table-row">
      <style:table-row-properties/>
    </style:style>
    <style:style style:name="P14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4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7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7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8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8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84" style:family="table-row">
      <style:table-row-properties/>
    </style:style>
    <style:style style:name="P14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486" style:parent-style-name="Normal" style:family="paragraph">
      <style:paragraph-properties fo:text-align="end" fo:margin-bottom="0in" fo:line-height="100%"/>
      <style:text-properties fo:color="#32003C" fo:font-size="10pt" style:font-size-asian="10pt" style:font-size-complex="10pt"/>
    </style:style>
    <style:style style:name="TableCell14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4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4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4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4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49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4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497" style:family="table-row">
      <style:table-row-properties/>
    </style:style>
    <style:style style:name="P14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4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0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0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10" style:family="table-row">
      <style:table-row-properties/>
    </style:style>
    <style:style style:name="P151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1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1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23" style:family="table-row">
      <style:table-row-properties/>
    </style:style>
    <style:style style:name="P152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15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2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152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3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153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15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15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1536" style:family="table-row">
      <style:table-row-properties/>
    </style:style>
    <style:style style:name="P153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3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40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42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44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46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48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49" style:parent-style-name="Normal" style:family="paragraph">
      <style:paragraph-properties fo:margin-bottom="0in" fo:line-height="100%"/>
    </style:style>
    <style:style style:name="T155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P15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52" style:family="table-row">
      <style:table-row-properties/>
    </style:style>
    <style:style style:name="P15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5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5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5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5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6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6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65" style:family="table-row">
      <style:table-row-properties/>
    </style:style>
    <style:style style:name="P156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6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7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7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7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78" style:family="table-row">
      <style:table-row-properties/>
    </style:style>
    <style:style style:name="P157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5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158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158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8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15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8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158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59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591" style:family="table-row">
      <style:table-row-properties/>
    </style:style>
    <style:style style:name="P159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5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5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5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5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5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0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06" style:family="table-row">
      <style:table-row-properties/>
    </style:style>
    <style:style style:name="P16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0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0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1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1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1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1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1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19" style:family="table-row">
      <style:table-row-properties/>
    </style:style>
    <style:style style:name="P16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2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2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2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2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2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3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32" style:family="table-row">
      <style:table-row-properties/>
    </style:style>
    <style:style style:name="P16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3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3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3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4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4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4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45" style:family="table-row">
      <style:table-row-properties/>
    </style:style>
    <style:style style:name="P16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4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48" style:parent-style-name="Normal" style:family="paragraph">
      <style:paragraph-properties fo:text-align="end" fo:margin-bottom="0in" fo:line-height="100%"/>
    </style:style>
    <style:style style:name="T164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0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5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5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5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5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65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6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1663" style:family="table-row">
      <style:table-row-properties/>
    </style:style>
    <style:style style:name="P16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65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66" style:parent-style-name="Normal" style:family="paragraph">
      <style:paragraph-properties fo:text-align="end" fo:margin-bottom="0in" fo:line-height="100%"/>
    </style:style>
    <style:style style:name="T166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68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1669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1670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72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67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74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1676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167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1678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16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168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1681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1682" style:parent-style-name="Normal" style:family="paragraph">
      <style:paragraph-properties fo:text-align="center" fo:text-indent="-0.0986in"/>
      <style:text-properties style:font-name="Lucida Sans" style:font-name-complex="Cascadia Code SemiLight"/>
    </style:style>
    <style:style style:name="P1683" style:parent-style-name="Normal" style:family="paragraph">
      <style:paragraph-properties fo:text-align="center" fo:text-indent="-0.0986in"/>
      <style:text-properties style:font-name="Lucida Sans" style:font-name-complex="Cascadia Code SemiLight" fo:font-size="8.5pt" style:font-size-asian="8.5pt" style:font-size-complex="8.5pt"/>
    </style:style>
    <style:style style:name="TableColumn1685" style:family="table-column">
      <style:table-column-properties style:column-width="0.2in"/>
    </style:style>
    <style:style style:name="TableColumn1686" style:family="table-column">
      <style:table-column-properties style:column-width="2.0645in"/>
    </style:style>
    <style:style style:name="TableColumn1687" style:family="table-column">
      <style:table-column-properties style:column-width="0.8534in"/>
    </style:style>
    <style:style style:name="TableColumn1688" style:family="table-column">
      <style:table-column-properties style:column-width="0.4548in"/>
    </style:style>
    <style:style style:name="TableColumn1689" style:family="table-column">
      <style:table-column-properties style:column-width="0.4548in"/>
    </style:style>
    <style:style style:name="TableColumn1690" style:family="table-column">
      <style:table-column-properties style:column-width="0.7965in"/>
    </style:style>
    <style:style style:name="TableColumn1691" style:family="table-column">
      <style:table-column-properties style:column-width="2.0631in"/>
    </style:style>
    <style:style style:name="TableColumn1692" style:family="table-column">
      <style:table-column-properties style:column-width="0.1986in"/>
    </style:style>
    <style:style style:name="Table1684" style:family="table">
      <style:table-properties style:width="7.0861in" style:rel-width="100%" fo:margin-left="0in" table:align="left"/>
    </style:style>
    <style:style style:name="TableRow1693" style:family="table-row">
      <style:table-row-properties/>
    </style:style>
    <style:style style:name="TableCell1694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69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69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1698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6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0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2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4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Cell1706" style:family="table-cell">
      <style:table-cell-properties fo:border-top="none" fo:border-left="none" fo:border-bottom="0.0208in double #000000" style:border-line-width-bottom="0.0069in 0.0069in 0.0069in" fo:border-right="none" style:writing-mode="lr-tb" style:vertical-align="middle" fo:padding-top="0.0104in" fo:padding-left="0.0104in" fo:padding-bottom="0.0104in" fo:padding-right="0.0104in"/>
    </style:style>
    <style:style style:name="P170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font-style="italic" style:font-style-asian="italic" style:font-style-complex="italic" style:letter-kerning="false" fo:font-size="10pt" style:font-size-asian="10pt" style:font-size-complex="10pt" style:language-asian="en" style:country-asian="AU"/>
    </style:style>
    <style:style style:name="TableCell1708" style:family="table-cell">
      <style:table-cell-properties fo:border-top="none" fo:border-left="none" fo:border-bottom="0.0208in double #000000" style:border-line-width-bottom="0.0069in 0.0069in 0.0069in" fo:border-right="none" style:writing-mode="lr-tb" fo:padding-top="0.0104in" fo:padding-left="0.0104in" fo:padding-bottom="0.0104in" fo:padding-right="0.0104in"/>
    </style:style>
    <style:style style:name="P170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style:letter-kerning="false" fo:font-size="10pt" style:font-size-asian="10pt" style:font-size-complex="10pt" style:language-asian="en" style:country-asian="AU"/>
    </style:style>
    <style:style style:name="TableRow1710" style:family="table-row">
      <style:table-row-properties/>
    </style:style>
    <style:style style:name="TableCell1711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17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Cell171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14" style:parent-style-name="Normal" style:family="paragraph">
      <style:paragraph-properties fo:text-align="end" fo:margin-bottom="0in" fo:line-height="100%"/>
    </style:style>
    <style:style style:name="T171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1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1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28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17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1730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fo:language="en" fo:country="US" style:language-asian="en" style:country-asian="AU"/>
    </style:style>
    <style:style style:name="TableRow1731" style:family="table-row">
      <style:table-row-properties/>
    </style:style>
    <style:style style:name="P173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3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4" style:parent-style-name="Normal" style:family="paragraph">
      <style:paragraph-properties fo:text-align="end" fo:margin-bottom="0in" fo:line-height="100%"/>
    </style:style>
    <style:style style:name="T173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36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37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3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4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4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4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7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49" style:family="table-row">
      <style:table-row-properties/>
    </style:style>
    <style:style style:name="P175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2" style:parent-style-name="Normal" style:family="paragraph">
      <style:paragraph-properties fo:text-align="end" fo:margin-bottom="0in" fo:line-height="100%"/>
    </style:style>
    <style:style style:name="T1753" style:parent-style-name="DefaultParagraphFont" style:family="text">
      <style:text-properties style:font-name="Cambria Math" style:font-name-asian="Times New Roman" style:font-name-complex="Cambria Math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175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75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58" style:parent-style-name="Normal" style:family="paragraph">
      <style:paragraph-properties fo:text-align="end" fo:margin-bottom="0in" fo:line-height="100%"/>
    </style:style>
    <style:style style:name="T1759" style:parent-style-name="DefaultParagraphFont" style:family="text"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1760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6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6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6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6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6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6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6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7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70" style:family="table-row">
      <style:table-row-properties/>
    </style:style>
    <style:style style:name="P17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7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73" style:parent-style-name="Normal" style:family="paragraph">
      <style:paragraph-properties fo:text-align="end" fo:margin-bottom="0in" fo:line-height="100%"/>
    </style:style>
    <style:style style:name="T177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775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177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7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78" style:parent-style-name="Normal" style:family="paragraph">
      <style:paragraph-properties fo:text-align="end" fo:margin-bottom="0in" fo:line-height="100%"/>
    </style:style>
    <style:style style:name="T1779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8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78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78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8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87" style:parent-style-name="Normal" style:family="paragraph">
      <style:paragraph-properties fo:margin-bottom="0in" fo:line-height="100%"/>
    </style:style>
    <style:style style:name="T178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78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790" style:family="table-row">
      <style:table-row-properties/>
    </style:style>
    <style:style style:name="P17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79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3" style:parent-style-name="Normal" style:family="paragraph">
      <style:paragraph-properties fo:text-align="end" fo:margin-bottom="0in" fo:line-height="100%"/>
    </style:style>
    <style:style style:name="T179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7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796" style:parent-style-name="Normal" style:family="paragraph">
      <style:paragraph-properties fo:text-align="end" fo:margin-bottom="0in" fo:line-height="100%"/>
    </style:style>
    <style:style style:name="T179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79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79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0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80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0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0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05" style:parent-style-name="Normal" style:family="paragraph">
      <style:paragraph-properties fo:margin-bottom="0in" fo:line-height="100%"/>
    </style:style>
    <style:style style:name="T1806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8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08" style:family="table-row">
      <style:table-row-properties/>
    </style:style>
    <style:style style:name="P18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1" style:parent-style-name="Normal" style:family="paragraph">
      <style:paragraph-properties fo:text-align="end" fo:margin-bottom="0in" fo:line-height="100%"/>
    </style:style>
    <style:style style:name="T18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81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4" style:parent-style-name="Normal" style:family="paragraph">
      <style:paragraph-properties fo:text-align="end" fo:margin-bottom="0in" fo:line-height="100%"/>
    </style:style>
    <style:style style:name="T1815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8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82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23" style:parent-style-name="Normal" style:family="paragraph">
      <style:paragraph-properties fo:margin-bottom="0in" fo:line-height="100%"/>
    </style:style>
    <style:style style:name="T182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18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26" style:family="table-row">
      <style:table-row-properties/>
    </style:style>
    <style:style style:name="P18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2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3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3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3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3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3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3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41" style:family="table-row">
      <style:table-row-properties/>
    </style:style>
    <style:style style:name="P18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Cambria Math" style:font-name-asian="Times New Roman" style:font-name-complex="Cambria Math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4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44" style:parent-style-name="Normal" style:family="paragraph">
      <style:paragraph-properties fo:text-align="end" fo:margin-bottom="0in" fo:line-height="100%"/>
    </style:style>
    <style:style style:name="T1845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47" style:parent-style-name="Normal" style:family="paragraph">
      <style:paragraph-properties fo:text-align="end" fo:margin-bottom="0in" fo:line-height="100%"/>
    </style:style>
    <style:style style:name="T1848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58" style:family="table-row">
      <style:table-row-properties/>
    </style:style>
    <style:style style:name="P18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6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73" style:family="table-row">
      <style:table-row-properties/>
    </style:style>
    <style:style style:name="P18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7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7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7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8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8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8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88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88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887" style:family="table-row">
      <style:table-row-properties/>
    </style:style>
    <style:style style:name="P18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0" style:parent-style-name="Normal" style:family="paragraph">
      <style:paragraph-properties fo:text-align="end" fo:margin-bottom="0in" fo:line-height="100%"/>
    </style:style>
    <style:style style:name="T1891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89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89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8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9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8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89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0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02" style:family="table-row">
      <style:table-row-properties/>
    </style:style>
    <style:style style:name="P190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0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0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0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0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1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1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16" style:family="table-row">
      <style:table-row-properties/>
    </style:style>
    <style:style style:name="P191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2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2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2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2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30" style:family="table-row">
      <style:table-row-properties/>
    </style:style>
    <style:style style:name="P193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3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193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3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3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44" style:family="table-row">
      <style:table-row-properties/>
    </style:style>
    <style:style style:name="P19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4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4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4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5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5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5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5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5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5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58" style:family="table-row">
      <style:table-row-properties/>
    </style:style>
    <style:style style:name="P19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6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6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6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6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6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6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72" style:family="table-row">
      <style:table-row-properties/>
    </style:style>
    <style:style style:name="P197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7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7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1986" style:family="table-row">
      <style:table-row-properties/>
    </style:style>
    <style:style style:name="P19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198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8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199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199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199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199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199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19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199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19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00" style:family="table-row">
      <style:table-row-properties/>
    </style:style>
    <style:style style:name="P200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0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0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0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0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1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1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1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1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14" style:family="table-row">
      <style:table-row-properties/>
    </style:style>
    <style:style style:name="P201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1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17" style:parent-style-name="Normal" style:family="paragraph">
      <style:paragraph-properties fo:text-align="end" fo:margin-bottom="0in" fo:line-height="100%"/>
    </style:style>
    <style:style style:name="T2018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1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2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2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2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2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2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2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Row2029" style:family="table-row">
      <style:table-row-properties/>
    </style:style>
    <style:style style:name="P203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31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2" style:parent-style-name="Normal" style:family="paragraph">
      <style:paragraph-properties fo:text-align="end" fo:margin-bottom="0in" fo:line-height="100%"/>
    </style:style>
    <style:style style:name="T203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034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36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3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38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3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40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44" style:family="table-row">
      <style:table-row-properties/>
    </style:style>
    <style:style style:name="P204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46" style:parent-style-name="Normal" style:family="paragraph">
      <style:paragraph-properties fo:text-align="end" fo:margin-bottom="0in" fo:line-height="100%"/>
      <style:text-properties fo:font-size="10pt" style:font-size-asian="10pt" style:font-size-complex="10pt"/>
    </style:style>
    <style:style style:name="TableCell204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4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4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5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5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5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5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5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57" style:family="table-row">
      <style:table-row-properties/>
    </style:style>
    <style:style style:name="P205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6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6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6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6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6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70" style:family="table-row">
      <style:table-row-properties/>
    </style:style>
    <style:style style:name="P207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07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TableCell207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7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07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7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07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7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7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P208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P208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83" style:family="table-row">
      <style:table-row-properties/>
    </style:style>
    <style:style style:name="P208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85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0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08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08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0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09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09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09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Cell209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09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09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098" style:family="table-row">
      <style:table-row-properties/>
    </style:style>
    <style:style style:name="P209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0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0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0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0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0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0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1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11" style:family="table-row">
      <style:table-row-properties/>
    </style:style>
    <style:style style:name="P211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1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1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1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1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1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1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2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2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24" style:family="table-row">
      <style:table-row-properties/>
    </style:style>
    <style:style style:name="P21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2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2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2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2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3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3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3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3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3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3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3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37" style:family="table-row">
      <style:table-row-properties/>
    </style:style>
    <style:style style:name="P213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3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4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4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4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4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4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4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4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4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50" style:family="table-row">
      <style:table-row-properties/>
    </style:style>
    <style:style style:name="P215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5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5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5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5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5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5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5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5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6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6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6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63" style:family="table-row">
      <style:table-row-properties/>
    </style:style>
    <style:style style:name="P216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6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0046" style:letter-kerning="false" fo:font-size="10pt" style:font-size-asian="10pt" style:font-size-complex="10pt" style:language-asian="en" style:country-asian="AU"/>
    </style:style>
    <style:style style:name="TableCell216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6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6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6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7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7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7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7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7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76" style:family="table-row">
      <style:table-row-properties/>
    </style:style>
    <style:style style:name="P217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78" style:parent-style-name="Normal" style:family="paragraph">
      <style:paragraph-properties fo:text-align="end" fo:margin-bottom="0in" fo:line-height="100%"/>
      <style:text-properties fo:color="#000046" fo:font-size="10pt" style:font-size-asian="10pt" style:font-size-complex="10pt"/>
    </style:style>
    <style:style style:name="TableCell217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0046" style:letter-kerning="false" fo:font-size="10pt" style:font-size-asian="10pt" style:font-size-complex="10pt" style:language-asian="en" style:country-asian="AU"/>
    </style:style>
    <style:style style:name="TableCell218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18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0046" style:letter-kerning="false" fo:font-size="10pt" style:font-size-asian="10pt" style:font-size-complex="10pt" style:language-asian="en" style:country-asian="AU"/>
    </style:style>
    <style:style style:name="TableCell2183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003C00" style:letter-kerning="false" fo:font-size="10pt" style:font-size-asian="10pt" style:font-size-complex="10pt" style:language-asian="en" style:country-asian="AU"/>
    </style:style>
    <style:style style:name="TableCell2185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18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P218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003C00" style:letter-kerning="false" fo:font-size="10pt" style:font-size-asian="10pt" style:font-size-complex="10pt" style:language-asian="en" style:country-asian="AU"/>
    </style:style>
    <style:style style:name="P218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003C00" style:letter-kerning="false" fo:font-size="10pt" style:font-size-asian="10pt" style:font-size-complex="10pt" style:language-asian="en" style:country-asian="AU"/>
    </style:style>
    <style:style style:name="TableRow2189" style:family="table-row">
      <style:table-row-properties/>
    </style:style>
    <style:style style:name="TableCell2190" style:family="table-cell">
      <style:table-cell-properties fo:border-top="none" fo:border-left="none" fo:border-bottom="0.0069in solid #000000" fo:border-right="none" style:writing-mode="sideways-lr" style:glyph-orientation-vertical="0" style:vertical-align="bottom" fo:padding-top="0.0104in" fo:padding-left="0.0104in" fo:padding-bottom="0.0104in" fo:padding-right="0.0104in"/>
    </style:style>
    <style:style style:name="P219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2192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1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1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19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19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19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19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0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0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0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0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0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05" style:family="table-cell">
      <style:table-cell-properties fo:border-top="none" fo:border-left="none" fo:border-bottom="0.0069in solid #000000" fo:border-right="none" style:writing-mode="sideways-rl" style:vertical-align="bottom" fo:padding-top="0.0104in" fo:padding-left="0.0104in" fo:padding-bottom="0.0104in" fo:padding-right="0.0104in"/>
    </style:style>
    <style:style style:name="P220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</style:style>
    <style:style style:name="T2207" style:parent-style-name="DefaultParagraphFont" style:family="text"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208" style:family="table-row">
      <style:table-row-properties/>
    </style:style>
    <style:style style:name="P22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1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1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1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1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1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1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1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1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2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21" style:family="table-row">
      <style:table-row-properties/>
    </style:style>
    <style:style style:name="P222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2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2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2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2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2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3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3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3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34" style:family="table-row">
      <style:table-row-properties/>
    </style:style>
    <style:style style:name="P223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3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3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39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4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41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4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4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4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4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47" style:family="table-row">
      <style:table-row-properties/>
    </style:style>
    <style:style style:name="P224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249" style:parent-style-name="Normal" style:family="paragraph">
      <style:paragraph-properties fo:text-align="end" fo:margin-bottom="0in" fo:line-height="100%"/>
      <style:text-properties fo:color="#32003C" fo:font-size="10pt" style:font-size-asian="10pt" style:font-size-complex="10pt"/>
    </style:style>
    <style:style style:name="TableCell22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52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5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54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5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5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5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5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60" style:family="table-row">
      <style:table-row-properties/>
    </style:style>
    <style:style style:name="P226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6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63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6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65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6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67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6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6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7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7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7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73" style:family="table-row">
      <style:table-row-properties/>
    </style:style>
    <style:style style:name="P227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7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76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7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78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7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8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8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8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8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8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8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86" style:family="table-row">
      <style:table-row-properties/>
    </style:style>
    <style:style style:name="P228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288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TableCell2289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TableCell2291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292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93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003C" style:letter-kerning="false" fo:font-size="10pt" style:font-size-asian="10pt" style:font-size-complex="10pt" style:language-asian="en" style:country-asian="AU"/>
    </style:style>
    <style:style style:name="TableCell229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29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003C" style:letter-kerning="false" fo:font-size="10pt" style:font-size-asian="10pt" style:font-size-complex="10pt" style:language-asian="en" style:country-asian="AU"/>
    </style:style>
    <style:style style:name="P229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003C" style:letter-kerning="false" fo:font-size="10pt" style:font-size-asian="10pt" style:font-size-complex="10pt" style:language-asian="en" style:country-asian="AU"/>
    </style:style>
    <style:style style:name="P229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Row2299" style:family="table-row">
      <style:table-row-properties/>
    </style:style>
    <style:style style:name="P230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01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03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05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0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07" style:family="table-cell">
      <style:table-cell-properties fo:border-top="0.0069in dotted #000000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0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09" style:family="table-cell">
      <style:table-cell-properties fo:border-top="0.0069in dotted #000000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11" style:family="table-cell">
      <style:table-cell-properties fo:border-top="0.0069in dotted #000000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12" style:parent-style-name="Normal" style:family="paragraph">
      <style:paragraph-properties fo:margin-bottom="0in" fo:line-height="100%"/>
    </style:style>
    <style:style style:name="T2313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P231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15" style:family="table-row">
      <style:table-row-properties/>
    </style:style>
    <style:style style:name="P231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1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1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1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2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2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2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2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2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2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28" style:family="table-row">
      <style:table-row-properties/>
    </style:style>
    <style:style style:name="P232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30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3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2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3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34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35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37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38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3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4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41" style:family="table-row">
      <style:table-row-properties/>
    </style:style>
    <style:style style:name="P2342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4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460000" style:letter-kerning="false" fo:font-size="10pt" style:font-size-asian="10pt" style:font-size-complex="10pt" style:language-asian="en" style:country-asian="AU"/>
    </style:style>
    <style:style style:name="TableCell234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45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TableCell234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4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48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49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460000" style:letter-kerning="false" fo:font-size="10pt" style:font-size-asian="10pt" style:font-size-complex="10pt" style:language-asian="en" style:country-asian="AU"/>
    </style:style>
    <style:style style:name="TableCell2350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1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460000" style:letter-kerning="false" fo:font-size="10pt" style:font-size-asian="10pt" style:font-size-complex="10pt" style:language-asian="en" style:country-asian="AU"/>
    </style:style>
    <style:style style:name="P235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5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54" style:family="table-row">
      <style:table-row-properties/>
    </style:style>
    <style:style style:name="P235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5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5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5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6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6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6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6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6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66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67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68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69" style:family="table-row">
      <style:table-row-properties/>
    </style:style>
    <style:style style:name="P2370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71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72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3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74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75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76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7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7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79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8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81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82" style:family="table-row">
      <style:table-row-properties/>
    </style:style>
    <style:style style:name="P238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8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8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8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38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38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8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39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93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394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395" style:family="table-row">
      <style:table-row-properties/>
    </style:style>
    <style:style style:name="P2396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397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398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399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00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01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02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03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04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05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406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0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408" style:family="table-row">
      <style:table-row-properties/>
    </style:style>
    <style:style style:name="P2409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10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11" style:parent-style-name="Normal" style:family="paragraph">
      <style:paragraph-properties fo:text-align="end" fo:margin-bottom="0in" fo:line-height="100%"/>
    </style:style>
    <style:style style:name="T241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13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14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415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16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17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1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19" style:family="table-cell">
      <style:table-cell-properties fo:border-top="none" fo:border-left="0.0069in dashed #000000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20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21" style:family="table-cell">
      <style:table-cell-properties fo:border-top="none" fo:border-left="none" fo:border-bottom="0.0069in dotted #000000" fo:border-right="none" style:writing-mode="lr-tb" style:vertical-align="middle" fo:padding-top="0.0104in" fo:padding-left="0.0104in" fo:padding-bottom="0.0104in" fo:padding-right="0.0104in"/>
    </style:style>
    <style:style style:name="P242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23" style:family="table-cell">
      <style:table-cell-properties fo:border-top="none" fo:border-left="none" fo:border-bottom="0.0069in dotted #000000" fo:border-right="0.0069in dashed #000000" style:writing-mode="lr-tb" style:vertical-align="middle" fo:padding-top="0.0104in" fo:padding-left="0.0104in" fo:padding-bottom="0.0104in" fo:padding-right="0.0104in"/>
    </style:style>
    <style:style style:name="P2424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25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Row2426" style:family="table-row">
      <style:table-row-properties/>
    </style:style>
    <style:style style:name="P2427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28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29" style:parent-style-name="Normal" style:family="paragraph">
      <style:paragraph-properties fo:text-align="end" fo:margin-bottom="0in" fo:line-height="100%"/>
    </style:style>
    <style:style style:name="T2430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31" style:parent-style-name="DefaultParagraphFont" style:family="text">
      <style:text-properties style:font-name="Arial" style:font-name-asian="Times New Roman" style:font-name-complex="Arial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2432" style:parent-style-name="DefaultParagraphFont" style:family="text"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TableCell2433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34" style:parent-style-name="Normal" style:family="paragraph">
      <style:paragraph-properties fo:text-align="end"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35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436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37" style:family="table-cell">
      <style:table-cell-properties fo:border-top="none" fo:border-left="0.0069in dashed #000000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38" style:parent-style-name="Normal" style:family="paragraph">
      <style:paragraph-properties fo:text-align="center" fo:margin-bottom="0in" fo:line-height="100%"/>
      <style:text-properties style:font-name="Lucida Sans" style:font-name-asian="Times New Roman" style:font-name-complex="Cascadia Code SemiLight" fo:color="#322800" style:letter-kerning="false" fo:font-size="10pt" style:font-size-asian="10pt" style:font-size-complex="10pt" style:language-asian="en" style:country-asian="AU"/>
    </style:style>
    <style:style style:name="TableCell2439" style:family="table-cell">
      <style:table-cell-properties fo:border-top="none" fo:border-left="none" fo:border-bottom="0.0069in solid #000000" fo:border-right="none" style:writing-mode="lr-tb" style:vertical-align="middle" fo:padding-top="0.0104in" fo:padding-left="0.0104in" fo:padding-bottom="0.0104in" fo:padding-right="0.0104in"/>
    </style:style>
    <style:style style:name="P2440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TableCell2441" style:family="table-cell">
      <style:table-cell-properties fo:border-top="none" fo:border-left="none" fo:border-bottom="0.0069in solid #000000" fo:border-right="0.0069in dashed #000000" style:writing-mode="lr-tb" style:vertical-align="middle" fo:padding-top="0.0104in" fo:padding-left="0.0104in" fo:padding-bottom="0.0104in" fo:padding-right="0.0104in"/>
    </style:style>
    <style:style style:name="P2442" style:parent-style-name="Normal" style:family="paragraph">
      <style:paragraph-properties fo:margin-bottom="0in" fo:line-height="100%"/>
      <style:text-properties style:font-name="Lucida Sans" style:font-name-asian="Times New Roman" style:font-name-complex="Cascadia Code SemiLight" fo:font-style="italic" style:font-style-asian="italic" style:font-style-complex="italic" fo:color="#322800" style:letter-kerning="false" fo:font-size="10pt" style:font-size-asian="10pt" style:font-size-complex="10pt" style:language-asian="en" style:country-asian="AU"/>
    </style:style>
    <style:style style:name="P2443" style:parent-style-name="Normal" style:family="paragraph">
      <style:paragraph-properties fo:text-align="center" fo:margin-bottom="0in" fo:line-height="100%" fo:margin-left="0.0784in" fo:margin-right="0.0784in">
        <style:tab-stops/>
      </style:paragraph-properties>
      <style:text-properties style:font-name="Lucida Sans" style:font-name-asian="Times New Roman" style:font-name-complex="Cascadia Code SemiLight" fo:font-weight="bold" style:font-weight-asian="bold" style:font-weight-complex="bold" fo:color="#322800" style:letter-kerning="false" fo:font-size="10pt" style:font-size-asian="10pt" style:font-size-complex="10pt" style:language-asian="en" style:country-asian="AU"/>
    </style:style>
    <style:style style:name="P2444" style:parent-style-name="Normal" style:family="paragraph">
      <style:text-properties style:font-name="Lucida Sans" style:font-name-complex="Cascadia Code SemiLight" fo:font-size="8.5pt" style:font-size-asian="8.5pt" style:font-size-complex="8.5pt"/>
    </style:style>
    <style:style style:name="P2445" style:parent-style-name="Normal" style:family="paragraph">
      <style:text-properties style:font-name="Lucida Sans" style:font-name-complex="Cascadia Code SemiLight" fo:font-size="8.5pt" style:font-size-asian="8.5pt" style:font-size-complex="8.5pt"/>
    </style:style>
  </office:automatic-styles>
  <office:body>
    <office:text text:use-soft-page-breaks="true">
      <text:p text:style-name="P1">Project Carbon — RC Series Bus — v0.99</text:p>
      <text:p text:style-name="P2"/>
      <table:table table:style-name="Table3">
        <table:table-columns>
          <table:table-column table:style-name="TableColumn4"/>
          <table:table-column table:style-name="TableColumn5"/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</table:table-columns>
        <table:table-header-rows>
          <table:table-row table:style-name="TableRow12">
            <table:table-cell table:style-name="TableCell13">
              <text:p text:style-name="P14"/>
            </table:table-cell>
            <table:table-cell table:style-name="TableCell15">
              <text:p text:style-name="P16">Description</text:p>
            </table:table-cell>
            <table:table-cell table:style-name="TableCell17">
              <text:p text:style-name="P18">Pin</text:p>
            </table:table-cell>
            <table:table-cell table:style-name="TableCell19">
              <text:p text:style-name="P20">B</text:p>
            </table:table-cell>
            <table:table-cell table:style-name="TableCell21">
              <text:p text:style-name="P22">A</text:p>
            </table:table-cell>
            <table:table-cell table:style-name="TableCell23">
              <text:p text:style-name="P24">Pin</text:p>
            </table:table-cell>
            <table:table-cell table:style-name="TableCell25">
              <text:p text:style-name="P26">Description</text:p>
            </table:table-cell>
            <table:table-cell table:style-name="TableCell27">
              <text:p text:style-name="P28"/>
            </table:table-cell>
          </table:table-row>
        </table:table-header-rows>
        <table:table-row table:style-name="TableRow29">
          <table:table-cell table:style-name="TableCell30" table:number-rows-spanned="20">
            <text:p text:style-name="P31">RC-40 (Standard)</text:p>
          </table:table-cell>
          <table:table-cell table:style-name="TableCell32">
            <text:p text:style-name="P33"><text:span text:style-name="T34">+5</text:span><text:span text:style-name="T35"> </text:span><text:span text:style-name="T36">V DC power</text:span></text:p>
          </table:table-cell>
          <table:table-cell table:style-name="TableCell37">
            <text:p text:style-name="P38">+5V</text:p>
          </table:table-cell>
          <table:table-cell table:style-name="TableCell39">
            <text:p text:style-name="P40">B1</text:p>
          </table:table-cell>
          <table:table-cell table:style-name="TableCell41">
            <text:p text:style-name="P42">A1</text:p>
          </table:table-cell>
          <table:table-cell table:style-name="TableCell43">
            <text:p text:style-name="P44">GND</text:p>
          </table:table-cell>
          <table:table-cell table:style-name="TableCell45">
            <text:p text:style-name="P46">Ground</text:p>
          </table:table-cell>
          <table:table-cell table:style-name="TableCell47" table:number-rows-spanned="20">
            <text:p text:style-name="P48">RC-40 (Standard)</text:p>
          </table:table-cell>
        </table:table-row>
        <table:table-row table:style-name="TableRow49">
          <table:covered-table-cell>
            <text:p text:style-name="P50"/>
          </table:covered-table-cell>
          <table:table-cell table:style-name="TableCell51">
            <text:p text:style-name="P52">Machine cycle 1 indicator</text:p>
          </table:table-cell>
          <table:table-cell table:style-name="TableCell53">
            <text:p text:style-name="P54">/M1</text:p>
          </table:table-cell>
          <table:table-cell table:style-name="TableCell55">
            <text:p text:style-name="P56">B2</text:p>
          </table:table-cell>
          <table:table-cell table:style-name="TableCell57">
            <text:p text:style-name="P58">A2</text:p>
          </table:table-cell>
          <table:table-cell table:style-name="TableCell59">
            <text:p text:style-name="P60">/RESET</text:p>
          </table:table-cell>
          <table:table-cell table:style-name="TableCell61">
            <text:p text:style-name="P62">Primary reset</text:p>
          </table:table-cell>
          <table:covered-table-cell>
            <text:p text:style-name="P63"/>
          </table:covered-table-cell>
        </table:table-row>
        <table:table-row table:style-name="TableRow64">
          <table:covered-table-cell>
            <text:p text:style-name="P65"/>
          </table:covered-table-cell>
          <table:table-cell table:style-name="TableCell66">
            <text:p text:style-name="P67">Interrupt request</text:p>
          </table:table-cell>
          <table:table-cell table:style-name="TableCell68">
            <text:p text:style-name="P69">/INT</text:p>
          </table:table-cell>
          <table:table-cell table:style-name="TableCell70">
            <text:p text:style-name="P71">B3</text:p>
          </table:table-cell>
          <table:table-cell table:style-name="TableCell72">
            <text:p text:style-name="P73">A3</text:p>
          </table:table-cell>
          <table:table-cell table:style-name="TableCell74">
            <text:p text:style-name="P75">CLK</text:p>
          </table:table-cell>
          <table:table-cell table:style-name="TableCell76">
            <text:p text:style-name="P77">Primary clock</text:p>
          </table:table-cell>
          <table:covered-table-cell>
            <text:p text:style-name="P78"/>
          </table:covered-table-cell>
        </table:table-row>
        <table:table-row table:style-name="TableRow79">
          <table:covered-table-cell>
            <text:p text:style-name="P80"/>
          </table:covered-table-cell>
          <table:table-cell table:style-name="TableCell81">
            <text:p text:style-name="P82">Memory request</text:p>
          </table:table-cell>
          <table:table-cell table:style-name="TableCell83">
            <text:p text:style-name="P84">/MREQ</text:p>
          </table:table-cell>
          <table:table-cell table:style-name="TableCell85">
            <text:p text:style-name="P86">B4</text:p>
          </table:table-cell>
          <table:table-cell table:style-name="TableCell87">
            <text:p text:style-name="P88">A4</text:p>
          </table:table-cell>
          <table:table-cell table:style-name="TableCell89">
            <text:p text:style-name="P90">A0</text:p>
          </table:table-cell>
          <table:table-cell table:style-name="TableCell91" table:number-rows-spanned="16">
            <text:p text:style-name="P92">16-bit address bus</text:p>
          </table:table-cell>
          <table:covered-table-cell>
            <text:p text:style-name="P93"/>
          </table:covered-table-cell>
        </table:table-row>
        <table:table-row table:style-name="TableRow94">
          <table:covered-table-cell>
            <text:p text:style-name="P95"/>
          </table:covered-table-cell>
          <table:table-cell table:style-name="TableCell96">
            <text:p text:style-name="P97">I/O request</text:p>
          </table:table-cell>
          <table:table-cell table:style-name="TableCell98">
            <text:p text:style-name="P99">/IORQ</text:p>
          </table:table-cell>
          <table:table-cell table:style-name="TableCell100">
            <text:p text:style-name="P101">B5</text:p>
          </table:table-cell>
          <table:table-cell table:style-name="TableCell102">
            <text:p text:style-name="P103">A5</text:p>
          </table:table-cell>
          <table:table-cell table:style-name="TableCell104">
            <text:p text:style-name="P105">A1</text:p>
          </table:table-cell>
          <table:covered-table-cell>
            <text:p text:style-name="P106"/>
          </table:covered-table-cell>
          <table:covered-table-cell>
            <text:p text:style-name="P107"/>
          </table:covered-table-cell>
        </table:table-row>
        <table:table-row table:style-name="TableRow108">
          <table:covered-table-cell>
            <text:p text:style-name="P109"/>
          </table:covered-table-cell>
          <table:table-cell table:style-name="TableCell110">
            <text:p text:style-name="P111">Write strobe</text:p>
          </table:table-cell>
          <table:table-cell table:style-name="TableCell112">
            <text:p text:style-name="P113">/WR</text:p>
          </table:table-cell>
          <table:table-cell table:style-name="TableCell114">
            <text:p text:style-name="P115">B6</text:p>
          </table:table-cell>
          <table:table-cell table:style-name="TableCell116">
            <text:p text:style-name="P117">A6</text:p>
          </table:table-cell>
          <table:table-cell table:style-name="TableCell118">
            <text:p text:style-name="P119">A2</text:p>
          </table:table-cell>
          <table:covered-table-cell>
            <text:p text:style-name="P120"/>
          </table:covered-table-cell>
          <table:covered-table-cell>
            <text:p text:style-name="P121"/>
          </table:covered-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Read strobe</text:p>
          </table:table-cell>
          <table:table-cell table:style-name="TableCell126">
            <text:p text:style-name="P127">/RD</text:p>
          </table:table-cell>
          <table:table-cell table:style-name="TableCell128">
            <text:p text:style-name="P129">B7</text:p>
          </table:table-cell>
          <table:table-cell table:style-name="TableCell130">
            <text:p text:style-name="P131">A7</text:p>
          </table:table-cell>
          <table:table-cell table:style-name="TableCell132">
            <text:p text:style-name="P133">A3</text:p>
          </table:table-cell>
          <table:covered-table-cell>
            <text:p text:style-name="P134"/>
          </table:covered-table-cell>
          <table:covered-table-cell>
            <text:p text:style-name="P135"/>
          </table:covered-table-cell>
        </table:table-row>
        <table:table-row table:style-name="TableRow136">
          <table:covered-table-cell>
            <text:p text:style-name="P137"/>
          </table:covered-table-cell>
          <table:table-cell table:style-name="TableCell138">
            <text:p text:style-name="P139"><text:span text:style-name="T140">−</text:span><text:span text:style-name="T141">12</text:span><text:span text:style-name="T142"> </text:span><text:span text:style-name="T143">V DC power</text:span></text:p>
          </table:table-cell>
          <table:table-cell table:style-name="TableCell144">
            <text:p text:style-name="P145"><text:span text:style-name="T146">−</text:span><text:span text:style-name="T147">12V</text:span></text:p>
          </table:table-cell>
          <table:table-cell table:style-name="TableCell148">
            <text:p text:style-name="P149">B8</text:p>
          </table:table-cell>
          <table:table-cell table:style-name="TableCell150">
            <text:p text:style-name="P151">A8</text:p>
          </table:table-cell>
          <table:table-cell table:style-name="TableCell152">
            <text:p text:style-name="P153">A4</text:p>
          </table:table-cell>
          <table:covered-table-cell>
            <text:p text:style-name="P154"/>
          </table:covered-table-cell>
          <table:covered-table-cell>
            <text:p text:style-name="P155"/>
          </table:covered-table-cell>
        </table:table-row>
        <table:table-row table:style-name="TableRow156">
          <table:covered-table-cell>
            <text:p text:style-name="P157"/>
          </table:covered-table-cell>
          <table:table-cell table:style-name="TableCell158">
            <text:p text:style-name="P159">Serial transmit</text:p>
          </table:table-cell>
          <table:table-cell table:style-name="TableCell160">
            <text:p text:style-name="P161">TX</text:p>
          </table:table-cell>
          <table:table-cell table:style-name="TableCell162">
            <text:p text:style-name="P163">B9</text:p>
          </table:table-cell>
          <table:table-cell table:style-name="TableCell164">
            <text:p text:style-name="P165">A9</text:p>
          </table:table-cell>
          <table:table-cell table:style-name="TableCell166">
            <text:p text:style-name="P167">A5</text:p>
          </table:table-cell>
          <table:covered-table-cell>
            <text:p text:style-name="P168"/>
          </table:covered-table-cell>
          <table:covered-table-cell>
            <text:p text:style-name="P169"/>
          </table:covered-table-cell>
        </table:table-row>
        <table:table-row table:style-name="TableRow170">
          <table:covered-table-cell>
            <text:p text:style-name="P171"/>
          </table:covered-table-cell>
          <table:table-cell table:style-name="TableCell172">
            <text:p text:style-name="P173">Serial receive</text:p>
          </table:table-cell>
          <table:table-cell table:style-name="TableCell174">
            <text:p text:style-name="P175">RX</text:p>
          </table:table-cell>
          <table:table-cell table:style-name="TableCell176">
            <text:p text:style-name="P177">B10</text:p>
          </table:table-cell>
          <table:table-cell table:style-name="TableCell178">
            <text:p text:style-name="P179">A10</text:p>
          </table:table-cell>
          <table:table-cell table:style-name="TableCell180">
            <text:p text:style-name="P181">A6</text:p>
          </table:table-cell>
          <table:covered-table-cell>
            <text:p text:style-name="P182"/>
          </table:covered-table-cell>
          <table:covered-table-cell>
            <text:p text:style-name="P183"/>
          </table:covered-table-cell>
        </table:table-row>
        <table:table-row table:style-name="TableRow184">
          <table:covered-table-cell>
            <text:p text:style-name="P185"/>
          </table:covered-table-cell>
          <table:table-cell table:style-name="TableCell186">
            <text:p text:style-name="P187"><text:span text:style-name="T188">+12</text:span><text:span text:style-name="T189"> </text:span><text:span text:style-name="T190">V DC power</text:span></text:p>
          </table:table-cell>
          <table:table-cell table:style-name="TableCell191">
            <text:p text:style-name="P192">+12V</text:p>
          </table:table-cell>
          <table:table-cell table:style-name="TableCell193">
            <text:p text:style-name="P194">B11</text:p>
          </table:table-cell>
          <table:table-cell table:style-name="TableCell195">
            <text:p text:style-name="P196">A11</text:p>
          </table:table-cell>
          <table:table-cell table:style-name="TableCell197">
            <text:p text:style-name="P198">A7</text:p>
          </table:table-cell>
          <table:covered-table-cell>
            <text:p text:style-name="P199"/>
          </table:covered-table-cell>
          <table:covered-table-cell>
            <text:p text:style-name="P200"/>
          </table:covered-table-cell>
        </table:table-row>
        <table:table-row table:style-name="TableRow201">
          <table:covered-table-cell>
            <text:p text:style-name="P202"/>
          </table:covered-table-cell>
          <table:table-cell table:style-name="TableCell203" table:number-rows-spanned="8">
            <text:p text:style-name="P204">8-bit data bus</text:p>
          </table:table-cell>
          <table:table-cell table:style-name="TableCell205">
            <text:p text:style-name="P206">D0</text:p>
          </table:table-cell>
          <table:table-cell table:style-name="TableCell207">
            <text:p text:style-name="P208">B12</text:p>
          </table:table-cell>
          <table:table-cell table:style-name="TableCell209">
            <text:p text:style-name="P210">A12</text:p>
          </table:table-cell>
          <table:table-cell table:style-name="TableCell211">
            <text:p text:style-name="P212">A8</text:p>
          </table:table-cell>
          <table:covered-table-cell>
            <text:p text:style-name="P213"/>
          </table:covered-table-cell>
          <table:covered-table-cell>
            <text:p text:style-name="P214"/>
          </table:covered-table-cell>
        </table:table-row>
        <table:table-row table:style-name="TableRow215">
          <table:covered-table-cell>
            <text:p text:style-name="P216"/>
          </table:covered-table-cell>
          <table:covered-table-cell>
            <text:p text:style-name="P217"/>
          </table:covered-table-cell>
          <table:table-cell table:style-name="TableCell218">
            <text:p text:style-name="P219">D1</text:p>
          </table:table-cell>
          <table:table-cell table:style-name="TableCell220">
            <text:p text:style-name="P221">B13</text:p>
          </table:table-cell>
          <table:table-cell table:style-name="TableCell222">
            <text:p text:style-name="P223">A13</text:p>
          </table:table-cell>
          <table:table-cell table:style-name="TableCell224">
            <text:p text:style-name="P225">A9</text:p>
          </table:table-cell>
          <table:covered-table-cell>
            <text:p text:style-name="P226"/>
          </table:covered-table-cell>
          <table:covered-table-cell>
            <text:p text:style-name="P227"/>
          </table:covered-table-cell>
        </table:table-row>
        <table:table-row table:style-name="TableRow228">
          <table:covered-table-cell>
            <text:p text:style-name="P229"/>
          </table:covered-table-cell>
          <table:covered-table-cell>
            <text:p text:style-name="P230"/>
          </table:covered-table-cell>
          <table:table-cell table:style-name="TableCell231">
            <text:p text:style-name="P232">D2</text:p>
          </table:table-cell>
          <table:table-cell table:style-name="TableCell233">
            <text:p text:style-name="P234">B14</text:p>
          </table:table-cell>
          <table:table-cell table:style-name="TableCell235">
            <text:p text:style-name="P236">A14</text:p>
          </table:table-cell>
          <table:table-cell table:style-name="TableCell237">
            <text:p text:style-name="P238">A10</text:p>
          </table:table-cell>
          <table:covered-table-cell>
            <text:p text:style-name="P239"/>
          </table:covered-table-cell>
          <table:covered-table-cell>
            <text:p text:style-name="P240"/>
          </table:covered-table-cell>
        </table:table-row>
        <table:table-row table:style-name="TableRow241">
          <table:covered-table-cell>
            <text:p text:style-name="P242"/>
          </table:covered-table-cell>
          <table:covered-table-cell>
            <text:p text:style-name="P243"/>
          </table:covered-table-cell>
          <table:table-cell table:style-name="TableCell244">
            <text:p text:style-name="P245">D3</text:p>
          </table:table-cell>
          <table:table-cell table:style-name="TableCell246">
            <text:p text:style-name="P247">B15</text:p>
          </table:table-cell>
          <table:table-cell table:style-name="TableCell248">
            <text:p text:style-name="P249">A15</text:p>
          </table:table-cell>
          <table:table-cell table:style-name="TableCell250">
            <text:p text:style-name="P251">A11</text:p>
          </table:table-cell>
          <table:covered-table-cell>
            <text:p text:style-name="P252"/>
          </table:covered-table-cell>
          <table:covered-table-cell>
            <text:p text:style-name="P253"/>
          </table:covered-table-cell>
        </table:table-row>
        <table:table-row table:style-name="TableRow254">
          <table:covered-table-cell>
            <text:p text:style-name="P255"/>
          </table:covered-table-cell>
          <table:covered-table-cell>
            <text:p text:style-name="P256"/>
          </table:covered-table-cell>
          <table:table-cell table:style-name="TableCell257">
            <text:p text:style-name="P258">D4</text:p>
          </table:table-cell>
          <table:table-cell table:style-name="TableCell259">
            <text:p text:style-name="P260">B16</text:p>
          </table:table-cell>
          <table:table-cell table:style-name="TableCell261">
            <text:p text:style-name="P262">A16</text:p>
          </table:table-cell>
          <table:table-cell table:style-name="TableCell263">
            <text:p text:style-name="P264">A12</text:p>
          </table:table-cell>
          <table:covered-table-cell>
            <text:p text:style-name="P265"/>
          </table:covered-table-cell>
          <table:covered-table-cell>
            <text:p text:style-name="P266"/>
          </table:covered-table-cell>
        </table:table-row>
        <table:table-row table:style-name="TableRow267">
          <table:covered-table-cell>
            <text:p text:style-name="P268"/>
          </table:covered-table-cell>
          <table:covered-table-cell>
            <text:p text:style-name="P269"/>
          </table:covered-table-cell>
          <table:table-cell table:style-name="TableCell270">
            <text:p text:style-name="P271">D5</text:p>
          </table:table-cell>
          <table:table-cell table:style-name="TableCell272">
            <text:p text:style-name="P273">B17</text:p>
          </table:table-cell>
          <table:table-cell table:style-name="TableCell274">
            <text:p text:style-name="P275">A17</text:p>
          </table:table-cell>
          <table:table-cell table:style-name="TableCell276">
            <text:p text:style-name="P277">A13</text:p>
          </table:table-cell>
          <table:covered-table-cell>
            <text:p text:style-name="P278"/>
          </table:covered-table-cell>
          <table:covered-table-cell>
            <text:p text:style-name="P279"/>
          </table:covered-table-cell>
        </table:table-row>
        <table:table-row table:style-name="TableRow280">
          <table:covered-table-cell>
            <text:p text:style-name="P281"/>
          </table:covered-table-cell>
          <table:covered-table-cell>
            <text:p text:style-name="P282"/>
          </table:covered-table-cell>
          <table:table-cell table:style-name="TableCell283">
            <text:p text:style-name="P284">D6</text:p>
          </table:table-cell>
          <table:table-cell table:style-name="TableCell285">
            <text:p text:style-name="P286">B18</text:p>
          </table:table-cell>
          <table:table-cell table:style-name="TableCell287">
            <text:p text:style-name="P288">A18</text:p>
          </table:table-cell>
          <table:table-cell table:style-name="TableCell289">
            <text:p text:style-name="P290">A14</text:p>
          </table:table-cell>
          <table:covered-table-cell>
            <text:p text:style-name="P291"/>
          </table:covered-table-cell>
          <table:covered-table-cell>
            <text:p text:style-name="P292"/>
          </table:covered-table-cell>
        </table:table-row>
        <table:table-row table:style-name="TableRow293">
          <table:covered-table-cell>
            <text:p text:style-name="P294"/>
          </table:covered-table-cell>
          <table:covered-table-cell>
            <text:p text:style-name="P295"/>
          </table:covered-table-cell>
          <table:table-cell table:style-name="TableCell296">
            <text:p text:style-name="P297">D7</text:p>
          </table:table-cell>
          <table:table-cell table:style-name="TableCell298">
            <text:p text:style-name="P299">B19</text:p>
          </table:table-cell>
          <table:table-cell table:style-name="TableCell300">
            <text:p text:style-name="P301">A19</text:p>
          </table:table-cell>
          <table:table-cell table:style-name="TableCell302">
            <text:p text:style-name="P303">A15</text:p>
          </table:table-cell>
          <table:covered-table-cell>
            <text:p text:style-name="P304"/>
          </table:covered-table-cell>
          <table:covered-table-cell>
            <text:p text:style-name="P305"/>
          </table:covered-table-cell>
        </table:table-row>
        <table:table-row table:style-name="TableRow306">
          <table:covered-table-cell>
            <text:p text:style-name="P307"/>
          </table:covered-table-cell>
          <table:table-cell table:style-name="TableCell308">
            <text:p text:style-name="P309"><text:span text:style-name="T310">+5</text:span><text:span text:style-name="T311"> </text:span><text:span text:style-name="T312">V DC power</text:span></text:p>
          </table:table-cell>
          <table:table-cell table:style-name="TableCell313">
            <text:p text:style-name="P314">+5V</text:p>
          </table:table-cell>
          <table:table-cell table:style-name="TableCell315">
            <text:p text:style-name="P316">B20</text:p>
          </table:table-cell>
          <table:table-cell table:style-name="TableCell317">
            <text:p text:style-name="P318">A20</text:p>
          </table:table-cell>
          <table:table-cell table:style-name="TableCell319">
            <text:p text:style-name="P320">GND</text:p>
          </table:table-cell>
          <table:table-cell table:style-name="TableCell321">
            <text:p text:style-name="P322">Ground</text:p>
          </table:table-cell>
          <table:covered-table-cell>
            <text:p text:style-name="P323"/>
          </table:covered-table-cell>
        </table:table-row>
        <table:table-row table:style-name="TableRow324">
          <table:table-cell table:style-name="TableCell325" table:number-rows-spanned="12">
            <text:p text:style-name="P326">RC-64 (Enhanced)</text:p>
          </table:table-cell>
          <table:table-cell table:style-name="TableCell327">
            <text:p text:style-name="P328"><text:span text:style-name="T329">+12</text:span><text:span text:style-name="T330"> </text:span><text:span text:style-name="T331">V DC power</text:span></text:p>
          </table:table-cell>
          <table:table-cell table:style-name="TableCell332">
            <text:p text:style-name="P333">+12V</text:p>
          </table:table-cell>
          <table:table-cell table:style-name="TableCell334">
            <text:p text:style-name="P335">B21</text:p>
          </table:table-cell>
          <table:table-cell table:style-name="TableCell336">
            <text:p text:style-name="P337">A21</text:p>
          </table:table-cell>
          <table:table-cell table:style-name="TableCell338">
            <text:p text:style-name="P339">GND</text:p>
          </table:table-cell>
          <table:table-cell table:style-name="TableCell340">
            <text:p text:style-name="P341">Ground</text:p>
          </table:table-cell>
          <table:table-cell table:style-name="TableCell342" table:number-rows-spanned="12">
            <text:p text:style-name="P343">RC-64 (Enhanced)</text:p>
          </table:table-cell>
        </table:table-row>
        <table:table-row table:style-name="TableRow344">
          <table:covered-table-cell>
            <text:p text:style-name="P345"/>
          </table:covered-table-cell>
          <table:table-cell table:style-name="TableCell346">
            <text:p text:style-name="P347"><text:span text:style-name="T348">+3.3</text:span><text:span text:style-name="T349"> </text:span><text:span text:style-name="T350">V DC power</text:span></text:p>
          </table:table-cell>
          <table:table-cell table:style-name="TableCell351">
            <text:p text:style-name="P352">+3.3V</text:p>
          </table:table-cell>
          <table:table-cell table:style-name="TableCell353">
            <text:p text:style-name="P354">B22</text:p>
          </table:table-cell>
          <table:table-cell table:style-name="TableCell355">
            <text:p text:style-name="P356">A22</text:p>
          </table:table-cell>
          <table:table-cell table:style-name="TableCell357">
            <text:p text:style-name="P358">GND</text:p>
          </table:table-cell>
          <table:table-cell table:style-name="TableCell359">
            <text:p text:style-name="P360">Ground</text:p>
          </table:table-cell>
          <table:covered-table-cell>
            <text:p text:style-name="P361"/>
          </table:covered-table-cell>
        </table:table-row>
        <table:table-row table:style-name="TableRow362">
          <table:covered-table-cell>
            <text:p text:style-name="P363"/>
          </table:covered-table-cell>
          <table:table-cell table:style-name="TableCell364">
            <text:p text:style-name="P365">Secondary serial transmit</text:p>
          </table:table-cell>
          <table:table-cell table:style-name="TableCell366">
            <text:p text:style-name="P367">TX2</text:p>
          </table:table-cell>
          <table:table-cell table:style-name="TableCell368">
            <text:p text:style-name="P369">B23</text:p>
          </table:table-cell>
          <table:table-cell table:style-name="TableCell370">
            <text:p text:style-name="P371">A23</text:p>
          </table:table-cell>
          <table:table-cell table:style-name="TableCell372">
            <text:p text:style-name="P373">A16</text:p>
          </table:table-cell>
          <table:table-cell table:style-name="TableCell374" table:number-rows-spanned="8">
            <text:p text:style-name="P375">24-bit address bus</text:p>
          </table:table-cell>
          <table:covered-table-cell>
            <text:p text:style-name="P376"/>
          </table:covered-table-cell>
        </table:table-row>
        <table:table-row table:style-name="TableRow377">
          <table:covered-table-cell>
            <text:p text:style-name="P378"/>
          </table:covered-table-cell>
          <table:table-cell table:style-name="TableCell379">
            <text:p text:style-name="P380">Secondary serial receive</text:p>
          </table:table-cell>
          <table:table-cell table:style-name="TableCell381">
            <text:p text:style-name="P382">RX2</text:p>
          </table:table-cell>
          <table:table-cell table:style-name="TableCell383">
            <text:p text:style-name="P384">B24</text:p>
          </table:table-cell>
          <table:table-cell table:style-name="TableCell385">
            <text:p text:style-name="P386">A24</text:p>
          </table:table-cell>
          <table:table-cell table:style-name="TableCell387">
            <text:p text:style-name="P388">A17</text:p>
          </table:table-cell>
          <table:covered-table-cell>
            <text:p text:style-name="P389"/>
          </table:covered-table-cell>
          <table:covered-table-cell>
            <text:p text:style-name="P390"/>
          </table:covered-table-cell>
        </table:table-row>
        <table:table-row table:style-name="TableRow391">
          <table:covered-table-cell>
            <text:p text:style-name="P392"/>
          </table:covered-table-cell>
          <table:table-cell table:style-name="TableCell393">
            <text:p text:style-name="P394">Non‑maskable interrupt</text:p>
          </table:table-cell>
          <table:table-cell table:style-name="TableCell395">
            <text:p text:style-name="P396">/NMI</text:p>
          </table:table-cell>
          <table:table-cell table:style-name="TableCell397">
            <text:p text:style-name="P398">B25</text:p>
          </table:table-cell>
          <table:table-cell table:style-name="TableCell399">
            <text:p text:style-name="P400">A25</text:p>
          </table:table-cell>
          <table:table-cell table:style-name="TableCell401">
            <text:p text:style-name="P402">A18</text:p>
          </table:table-cell>
          <table:covered-table-cell>
            <text:p text:style-name="P403"/>
          </table:covered-table-cell>
          <table:covered-table-cell>
            <text:p text:style-name="P404"/>
          </table:covered-table-cell>
        </table:table-row>
        <table:table-row table:style-name="TableRow405">
          <table:covered-table-cell>
            <text:p text:style-name="P406"/>
          </table:covered-table-cell>
          <table:table-cell table:style-name="TableCell407">
            <text:p text:style-name="P408">CPU wait request</text:p>
          </table:table-cell>
          <table:table-cell table:style-name="TableCell409">
            <text:p text:style-name="P410">/WAIT</text:p>
          </table:table-cell>
          <table:table-cell table:style-name="TableCell411">
            <text:p text:style-name="P412">B26</text:p>
          </table:table-cell>
          <table:table-cell table:style-name="TableCell413">
            <text:p text:style-name="P414">A26</text:p>
          </table:table-cell>
          <table:table-cell table:style-name="TableCell415">
            <text:p text:style-name="P416">A19</text:p>
          </table:table-cell>
          <table:covered-table-cell>
            <text:p text:style-name="P417"/>
          </table:covered-table-cell>
          <table:covered-table-cell>
            <text:p text:style-name="P418"/>
          </table:covered-table-cell>
        </table:table-row>
        <table:table-row table:style-name="TableRow419">
          <table:covered-table-cell>
            <text:p text:style-name="P420"/>
          </table:covered-table-cell>
          <table:table-cell table:style-name="TableCell421">
            <text:p text:style-name="P422">CPU halt indicator</text:p>
          </table:table-cell>
          <table:table-cell table:style-name="TableCell423">
            <text:p text:style-name="P424">/HALT</text:p>
          </table:table-cell>
          <table:table-cell table:style-name="TableCell425">
            <text:p text:style-name="P426">B27</text:p>
          </table:table-cell>
          <table:table-cell table:style-name="TableCell427">
            <text:p text:style-name="P428">A27</text:p>
          </table:table-cell>
          <table:table-cell table:style-name="TableCell429">
            <text:p text:style-name="P430">A20</text:p>
          </table:table-cell>
          <table:covered-table-cell>
            <text:p text:style-name="P431"/>
          </table:covered-table-cell>
          <table:covered-table-cell>
            <text:p text:style-name="P432"/>
          </table:covered-table-cell>
        </table:table-row>
        <table:table-row table:style-name="TableRow433">
          <table:covered-table-cell>
            <text:p text:style-name="P434"/>
          </table:covered-table-cell>
          <table:table-cell table:style-name="TableCell435">
            <text:p text:style-name="P436">Bus request</text:p>
          </table:table-cell>
          <table:table-cell table:style-name="TableCell437">
            <text:p text:style-name="P438">/BUSREQ</text:p>
          </table:table-cell>
          <table:table-cell table:style-name="TableCell439">
            <text:p text:style-name="P440">B28</text:p>
          </table:table-cell>
          <table:table-cell table:style-name="TableCell441">
            <text:p text:style-name="P442">A28</text:p>
          </table:table-cell>
          <table:table-cell table:style-name="TableCell443">
            <text:p text:style-name="P444">A21</text:p>
          </table:table-cell>
          <table:covered-table-cell>
            <text:p text:style-name="P445"/>
          </table:covered-table-cell>
          <table:covered-table-cell>
            <text:p text:style-name="P446"/>
          </table:covered-table-cell>
        </table:table-row>
        <table:table-row table:style-name="TableRow447">
          <table:covered-table-cell>
            <text:p text:style-name="P448"/>
          </table:covered-table-cell>
          <table:table-cell table:style-name="TableCell449">
            <text:p text:style-name="P450">Bus acknowledge</text:p>
          </table:table-cell>
          <table:table-cell table:style-name="TableCell451">
            <text:p text:style-name="P452">/BUSACK</text:p>
          </table:table-cell>
          <table:table-cell table:style-name="TableCell453">
            <text:p text:style-name="P454">B29</text:p>
          </table:table-cell>
          <table:table-cell table:style-name="TableCell455">
            <text:p text:style-name="P456">A29</text:p>
          </table:table-cell>
          <table:table-cell table:style-name="TableCell457">
            <text:p text:style-name="P458">A22</text:p>
          </table:table-cell>
          <table:covered-table-cell>
            <text:p text:style-name="P459"/>
          </table:covered-table-cell>
          <table:covered-table-cell>
            <text:p text:style-name="P460"/>
          </table:covered-table-cell>
        </table:table-row>
        <table:table-row table:style-name="TableRow461">
          <table:covered-table-cell>
            <text:p text:style-name="P462"/>
          </table:covered-table-cell>
          <table:table-cell table:style-name="TableCell463">
            <text:p text:style-name="P464">Secondary clock</text:p>
          </table:table-cell>
          <table:table-cell table:style-name="TableCell465">
            <text:p text:style-name="P466">CLK2</text:p>
          </table:table-cell>
          <table:table-cell table:style-name="TableCell467">
            <text:p text:style-name="P468">B30</text:p>
          </table:table-cell>
          <table:table-cell table:style-name="TableCell469">
            <text:p text:style-name="P470">A30</text:p>
          </table:table-cell>
          <table:table-cell table:style-name="TableCell471">
            <text:p text:style-name="P472">A23</text:p>
          </table:table-cell>
          <table:covered-table-cell>
            <text:p text:style-name="P473"/>
          </table:covered-table-cell>
          <table:covered-table-cell>
            <text:p text:style-name="P474"/>
          </table:covered-table-cell>
        </table:table-row>
        <table:table-row table:style-name="TableRow475">
          <table:covered-table-cell>
            <text:p text:style-name="P476"/>
          </table:covered-table-cell>
          <table:table-cell table:style-name="TableCell477">
            <text:p text:style-name="P478">Secondary reset</text:p>
          </table:table-cell>
          <table:table-cell table:style-name="TableCell479">
            <text:p text:style-name="P480">/RESET2</text:p>
          </table:table-cell>
          <table:table-cell table:style-name="TableCell481">
            <text:p text:style-name="P482">B31</text:p>
          </table:table-cell>
          <table:table-cell table:style-name="TableCell483">
            <text:p text:style-name="P484">A31</text:p>
          </table:table-cell>
          <table:table-cell table:style-name="TableCell485">
            <text:p text:style-name="P486">/RFSH</text:p>
          </table:table-cell>
          <table:table-cell table:style-name="TableCell487">
            <text:p text:style-name="P488">Refresh cycle indicator</text:p>
          </table:table-cell>
          <table:covered-table-cell>
            <text:p text:style-name="P489"/>
          </table:covered-table-cell>
        </table:table-row>
        <table:table-row table:style-name="TableRow490">
          <table:covered-table-cell>
            <text:p text:style-name="P491"/>
          </table:covered-table-cell>
          <table:table-cell table:style-name="TableCell492">
            <text:p text:style-name="P493"><text:span text:style-name="T494">+5</text:span><text:span text:style-name="T495"> </text:span><text:span text:style-name="T496">V DC power</text:span></text:p>
          </table:table-cell>
          <table:table-cell table:style-name="TableCell497">
            <text:p text:style-name="P498">+5V</text:p>
          </table:table-cell>
          <table:table-cell table:style-name="TableCell499">
            <text:p text:style-name="P500">B32</text:p>
          </table:table-cell>
          <table:table-cell table:style-name="TableCell501">
            <text:p text:style-name="P502">A32</text:p>
          </table:table-cell>
          <table:table-cell table:style-name="TableCell503">
            <text:p text:style-name="P504">GND</text:p>
          </table:table-cell>
          <table:table-cell table:style-name="TableCell505">
            <text:p text:style-name="P506">Ground</text:p>
          </table:table-cell>
          <table:covered-table-cell>
            <text:p text:style-name="P507"/>
          </table:covered-table-cell>
        </table:table-row>
        <table:table-row table:style-name="TableRow508">
          <table:table-cell table:style-name="TableCell509" table:number-rows-spanned="8">
            <text:p text:style-name="P510">RC-80 (Advanced)</text:p>
          </table:table-cell>
          <table:table-cell table:style-name="TableCell511">
            <text:p text:style-name="P512">Trap breakpoint</text:p>
          </table:table-cell>
          <table:table-cell table:style-name="TableCell513">
            <text:p text:style-name="P514">/TRAP</text:p>
          </table:table-cell>
          <table:table-cell table:style-name="TableCell515">
            <text:p text:style-name="P516">B33</text:p>
          </table:table-cell>
          <table:table-cell table:style-name="TableCell517">
            <text:p text:style-name="P518">A33</text:p>
          </table:table-cell>
          <table:table-cell table:style-name="TableCell519">
            <text:p text:style-name="P520">GND</text:p>
          </table:table-cell>
          <table:table-cell table:style-name="TableCell521">
            <text:p text:style-name="P522">Ground</text:p>
          </table:table-cell>
          <table:table-cell table:style-name="TableCell523" table:number-rows-spanned="8">
            <text:p text:style-name="P524">RC-80 (Advanced)</text:p>
          </table:table-cell>
        </table:table-row>
        <table:table-row table:style-name="TableRow525">
          <table:covered-table-cell>
            <text:p text:style-name="P526"/>
          </table:covered-table-cell>
          <table:table-cell table:style-name="TableCell527">
            <text:p text:style-name="P528">Address latch enable</text:p>
          </table:table-cell>
          <table:table-cell table:style-name="TableCell529">
            <text:p text:style-name="P530">ALE</text:p>
          </table:table-cell>
          <table:table-cell table:style-name="TableCell531">
            <text:p text:style-name="P532">B34</text:p>
          </table:table-cell>
          <table:table-cell table:style-name="TableCell533">
            <text:p text:style-name="P534">A34</text:p>
          </table:table-cell>
          <table:table-cell table:style-name="TableCell535">
            <text:p text:style-name="P536">GND</text:p>
          </table:table-cell>
          <table:table-cell table:style-name="TableCell537">
            <text:p text:style-name="P538">Ground</text:p>
          </table:table-cell>
          <table:covered-table-cell>
            <text:p text:style-name="P539"/>
          </table:covered-table-cell>
        </table:table-row>
        <table:table-row table:style-name="TableRow540">
          <table:covered-table-cell>
            <text:p text:style-name="P541"/>
          </table:covered-table-cell>
          <table:table-cell table:style-name="TableCell542" table:number-rows-spanned="2">
            <text:p text:style-name="P543">Zilog direct memory access</text:p>
          </table:table-cell>
          <table:table-cell table:style-name="TableCell544">
            <text:p text:style-name="P545">/BAI</text:p>
          </table:table-cell>
          <table:table-cell table:style-name="TableCell546">
            <text:p text:style-name="P547">B35</text:p>
          </table:table-cell>
          <table:table-cell table:style-name="TableCell548">
            <text:p text:style-name="P549">A35</text:p>
          </table:table-cell>
          <table:table-cell table:style-name="TableCell550">
            <text:p text:style-name="P551">IEI</text:p>
          </table:table-cell>
          <table:table-cell table:style-name="TableCell552" table:number-rows-spanned="2">
            <text:p text:style-name="P553">Zilog interrupt requests</text:p>
          </table:table-cell>
          <table:covered-table-cell>
            <text:p text:style-name="P554"/>
          </table:covered-table-cell>
        </table:table-row>
        <table:table-row table:style-name="TableRow555">
          <table:covered-table-cell>
            <text:p text:style-name="P556"/>
          </table:covered-table-cell>
          <table:covered-table-cell>
            <text:p text:style-name="P557"/>
          </table:covered-table-cell>
          <table:table-cell table:style-name="TableCell558">
            <text:p text:style-name="P559">/BAO</text:p>
          </table:table-cell>
          <table:table-cell table:style-name="TableCell560">
            <text:p text:style-name="P561">B36</text:p>
          </table:table-cell>
          <table:table-cell table:style-name="TableCell562">
            <text:p text:style-name="P563">A36</text:p>
          </table:table-cell>
          <table:table-cell table:style-name="TableCell564">
            <text:p text:style-name="P565">IEO</text:p>
          </table:table-cell>
          <table:covered-table-cell>
            <text:p text:style-name="P566"/>
          </table:covered-table-cell>
          <table:covered-table-cell>
            <text:p text:style-name="P567"/>
          </table:covered-table-cell>
        </table:table-row>
        <table:table-row table:style-name="TableRow568">
          <table:covered-table-cell>
            <text:p text:style-name="P569"/>
          </table:covered-table-cell>
          <table:table-cell table:style-name="TableCell570" table:number-rows-spanned="4">
            <text:p text:style-name="P571"><text:span text:style-name="T572">Direct memory access</text:span></text:p>
          </table:table-cell>
          <table:table-cell table:style-name="TableCell573">
            <text:p text:style-name="P574">/DREQ0</text:p>
          </table:table-cell>
          <table:table-cell table:style-name="TableCell575">
            <text:p text:style-name="P576">B37</text:p>
          </table:table-cell>
          <table:table-cell table:style-name="TableCell577">
            <text:p text:style-name="P578">A37</text:p>
          </table:table-cell>
          <table:table-cell table:style-name="TableCell579">
            <text:p text:style-name="P580">/IRQ0</text:p>
          </table:table-cell>
          <table:table-cell table:style-name="TableCell581" table:number-rows-spanned="4">
            <text:p text:style-name="P582">Interrupt requests</text:p>
          </table:table-cell>
          <table:covered-table-cell>
            <text:p text:style-name="P583"/>
          </table:covered-table-cell>
        </table:table-row>
        <table:table-row table:style-name="TableRow584">
          <table:covered-table-cell>
            <text:p text:style-name="P585"/>
          </table:covered-table-cell>
          <table:covered-table-cell>
            <text:p text:style-name="P586"/>
          </table:covered-table-cell>
          <table:table-cell table:style-name="TableCell587">
            <text:p text:style-name="P588">/DACK0</text:p>
          </table:table-cell>
          <table:table-cell table:style-name="TableCell589">
            <text:p text:style-name="P590">B38</text:p>
          </table:table-cell>
          <table:table-cell table:style-name="TableCell591">
            <text:p text:style-name="P592">A38</text:p>
          </table:table-cell>
          <table:table-cell table:style-name="TableCell593">
            <text:p text:style-name="P594">/IRQ1</text:p>
          </table:table-cell>
          <table:covered-table-cell>
            <text:p text:style-name="P595"/>
          </table:covered-table-cell>
          <table:covered-table-cell>
            <text:p text:style-name="P596"/>
          </table:covered-table-cell>
        </table:table-row>
        <table:table-row table:style-name="TableRow597">
          <table:covered-table-cell>
            <text:p text:style-name="P598"/>
          </table:covered-table-cell>
          <table:covered-table-cell>
            <text:p text:style-name="P599"/>
          </table:covered-table-cell>
          <table:table-cell table:style-name="TableCell600">
            <text:p text:style-name="P601">/DREQ1</text:p>
          </table:table-cell>
          <table:table-cell table:style-name="TableCell602">
            <text:p text:style-name="P603">B39</text:p>
          </table:table-cell>
          <table:table-cell table:style-name="TableCell604">
            <text:p text:style-name="P605">A39</text:p>
          </table:table-cell>
          <table:table-cell table:style-name="TableCell606">
            <text:p text:style-name="P607">/IRQ2</text:p>
          </table:table-cell>
          <table:covered-table-cell>
            <text:p text:style-name="P608"/>
          </table:covered-table-cell>
          <table:covered-table-cell>
            <text:p text:style-name="P609"/>
          </table:covered-table-cell>
        </table:table-row>
        <table:table-row table:style-name="TableRow610">
          <table:covered-table-cell>
            <text:p text:style-name="P611"/>
          </table:covered-table-cell>
          <table:covered-table-cell>
            <text:p text:style-name="P612"/>
          </table:covered-table-cell>
          <table:table-cell table:style-name="TableCell613">
            <text:p text:style-name="P614">/DACK1</text:p>
          </table:table-cell>
          <table:table-cell table:style-name="TableCell615">
            <text:p text:style-name="P616">B40</text:p>
          </table:table-cell>
          <table:table-cell table:style-name="TableCell617">
            <text:p text:style-name="P618">A40</text:p>
          </table:table-cell>
          <table:table-cell table:style-name="TableCell619">
            <text:p text:style-name="P620">/IRQ3</text:p>
          </table:table-cell>
          <table:covered-table-cell>
            <text:p text:style-name="P621"/>
          </table:covered-table-cell>
          <table:covered-table-cell>
            <text:p text:style-name="P622"/>
          </table:covered-table-cell>
        </table:table-row>
        <table:table-row table:style-name="TableRow623">
          <table:table-cell table:style-name="TableCell624" table:number-rows-spanned="10">
            <text:p text:style-name="P625">RC-100 (Ultimate)</text:p>
          </table:table-cell>
          <table:table-cell table:style-name="TableCell626" table:number-rows-spanned="4">
            <text:p text:style-name="P627">Direct memory access</text:p>
          </table:table-cell>
          <table:table-cell table:style-name="TableCell628">
            <text:p text:style-name="P629">/DREQ2</text:p>
          </table:table-cell>
          <table:table-cell table:style-name="TableCell630">
            <text:p text:style-name="P631">B41</text:p>
          </table:table-cell>
          <table:table-cell table:style-name="TableCell632">
            <text:p text:style-name="P633">A41</text:p>
          </table:table-cell>
          <table:table-cell table:style-name="TableCell634">
            <text:p text:style-name="P635">/IRQ4</text:p>
          </table:table-cell>
          <table:table-cell table:style-name="TableCell636" table:number-rows-spanned="4">
            <text:p text:style-name="P637">Interrupt requests</text:p>
          </table:table-cell>
          <table:table-cell table:style-name="TableCell638" table:number-rows-spanned="10">
            <text:p text:style-name="P639">RC-100 (Ultimate)</text:p>
          </table:table-cell>
        </table:table-row>
        <table:table-row table:style-name="TableRow640">
          <table:covered-table-cell>
            <text:p text:style-name="P641"/>
          </table:covered-table-cell>
          <table:covered-table-cell>
            <text:p text:style-name="P642"/>
          </table:covered-table-cell>
          <table:table-cell table:style-name="TableCell643">
            <text:p text:style-name="P644">/DACK2</text:p>
          </table:table-cell>
          <table:table-cell table:style-name="TableCell645">
            <text:p text:style-name="P646">B42</text:p>
          </table:table-cell>
          <table:table-cell table:style-name="TableCell647">
            <text:p text:style-name="P648">A42</text:p>
          </table:table-cell>
          <table:table-cell table:style-name="TableCell649">
            <text:p text:style-name="P650">/IRQ5</text:p>
          </table:table-cell>
          <table:covered-table-cell>
            <text:p text:style-name="P651"/>
          </table:covered-table-cell>
          <table:covered-table-cell>
            <text:p text:style-name="P652"/>
          </table:covered-table-cell>
        </table:table-row>
        <table:table-row table:style-name="TableRow653">
          <table:covered-table-cell>
            <text:p text:style-name="P654"/>
          </table:covered-table-cell>
          <table:covered-table-cell>
            <text:p text:style-name="P655"/>
          </table:covered-table-cell>
          <table:table-cell table:style-name="TableCell656">
            <text:p text:style-name="P657">/DREQ3</text:p>
          </table:table-cell>
          <table:table-cell table:style-name="TableCell658">
            <text:p text:style-name="P659">B43</text:p>
          </table:table-cell>
          <table:table-cell table:style-name="TableCell660">
            <text:p text:style-name="P661">A43</text:p>
          </table:table-cell>
          <table:table-cell table:style-name="TableCell662">
            <text:p text:style-name="P663">/IRQ6</text:p>
          </table:table-cell>
          <table:covered-table-cell>
            <text:p text:style-name="P664"/>
          </table:covered-table-cell>
          <table:covered-table-cell>
            <text:p text:style-name="P665"/>
          </table:covered-table-cell>
        </table:table-row>
        <table:table-row table:style-name="TableRow666">
          <table:covered-table-cell>
            <text:p text:style-name="P667"/>
          </table:covered-table-cell>
          <table:covered-table-cell>
            <text:p text:style-name="P668"/>
          </table:covered-table-cell>
          <table:table-cell table:style-name="TableCell669">
            <text:p text:style-name="P670">/DACK3</text:p>
          </table:table-cell>
          <table:table-cell table:style-name="TableCell671">
            <text:p text:style-name="P672">B44</text:p>
          </table:table-cell>
          <table:table-cell table:style-name="TableCell673">
            <text:p text:style-name="P674">A44</text:p>
          </table:table-cell>
          <table:table-cell table:style-name="TableCell675">
            <text:p text:style-name="P676">/IRQ7</text:p>
          </table:table-cell>
          <table:covered-table-cell>
            <text:p text:style-name="P677"/>
          </table:covered-table-cell>
          <table:covered-table-cell>
            <text:p text:style-name="P678"/>
          </table:covered-table-cell>
        </table:table-row>
        <table:table-row table:style-name="TableRow679">
          <table:covered-table-cell>
            <text:p text:style-name="P680"/>
          </table:covered-table-cell>
          <table:table-cell table:style-name="TableCell681">
            <text:p text:style-name="P682">(Unassigned)</text:p>
          </table:table-cell>
          <table:table-cell table:style-name="TableCell683">
            <text:p text:style-name="P684">(NC)</text:p>
          </table:table-cell>
          <table:table-cell table:style-name="TableCell685">
            <text:p text:style-name="P686">B45</text:p>
          </table:table-cell>
          <table:table-cell table:style-name="TableCell687">
            <text:p text:style-name="P688">A45</text:p>
          </table:table-cell>
          <table:table-cell table:style-name="TableCell689">
            <text:p text:style-name="P690">(NC)</text:p>
          </table:table-cell>
          <table:table-cell table:style-name="TableCell691">
            <text:p text:style-name="P692">(Unassigned)</text:p>
          </table:table-cell>
          <table:covered-table-cell>
            <text:p text:style-name="P693"/>
          </table:covered-table-cell>
        </table:table-row>
        <table:table-row table:style-name="TableRow694">
          <table:covered-table-cell>
            <text:p text:style-name="P695"/>
          </table:covered-table-cell>
          <table:table-cell table:style-name="TableCell696">
            <text:p text:style-name="P697">(Unassigned)</text:p>
          </table:table-cell>
          <table:table-cell table:style-name="TableCell698">
            <text:p text:style-name="P699">(NC)</text:p>
          </table:table-cell>
          <table:table-cell table:style-name="TableCell700">
            <text:p text:style-name="P701">B46</text:p>
          </table:table-cell>
          <table:table-cell table:style-name="TableCell702">
            <text:p text:style-name="P703">A46</text:p>
          </table:table-cell>
          <table:table-cell table:style-name="TableCell704">
            <text:p text:style-name="P705">(NC)</text:p>
          </table:table-cell>
          <table:table-cell table:style-name="TableCell706">
            <text:p text:style-name="P707">(Unassigned)</text:p>
          </table:table-cell>
          <table:covered-table-cell>
            <text:p text:style-name="P708"/>
          </table:covered-table-cell>
        </table:table-row>
        <table:table-row table:style-name="TableRow709">
          <table:covered-table-cell>
            <text:p text:style-name="P710"/>
          </table:covered-table-cell>
          <table:table-cell table:style-name="TableCell711">
            <text:p text:style-name="P712">Bus lock</text:p>
          </table:table-cell>
          <table:table-cell table:style-name="TableCell713">
            <text:p text:style-name="P714">/LOCK</text:p>
          </table:table-cell>
          <table:table-cell table:style-name="TableCell715">
            <text:p text:style-name="P716">B47</text:p>
          </table:table-cell>
          <table:table-cell table:style-name="TableCell717">
            <text:p text:style-name="P718">A47</text:p>
          </table:table-cell>
          <table:table-cell table:style-name="TableCell719">
            <text:p text:style-name="P720">VMA</text:p>
          </table:table-cell>
          <table:table-cell table:style-name="TableCell721">
            <text:p text:style-name="P722">Valid memory address</text:p>
          </table:table-cell>
          <table:covered-table-cell>
            <text:p text:style-name="P723"/>
          </table:covered-table-cell>
        </table:table-row>
        <table:table-row table:style-name="TableRow724">
          <table:covered-table-cell>
            <text:p text:style-name="P725"/>
          </table:covered-table-cell>
          <table:table-cell table:style-name="TableCell726">
            <text:p text:style-name="P727">Program store enable</text:p>
          </table:table-cell>
          <table:table-cell table:style-name="TableCell728">
            <text:p text:style-name="P729">/PSEN</text:p>
          </table:table-cell>
          <table:table-cell table:style-name="TableCell730">
            <text:p text:style-name="P731">B48</text:p>
          </table:table-cell>
          <table:table-cell table:style-name="TableCell732">
            <text:p text:style-name="P733">A48</text:p>
          </table:table-cell>
          <table:table-cell table:style-name="TableCell734">
            <text:p text:style-name="P735">/FIRQ</text:p>
          </table:table-cell>
          <table:table-cell table:style-name="TableCell736">
            <text:p text:style-name="P737">Fast interrupt request</text:p>
          </table:table-cell>
          <table:covered-table-cell>
            <text:p text:style-name="P738"/>
          </table:covered-table-cell>
        </table:table-row>
        <table:table-row table:style-name="TableRow739">
          <table:covered-table-cell>
            <text:p text:style-name="P740"/>
          </table:covered-table-cell>
          <table:table-cell table:style-name="TableCell741">
            <text:p text:style-name="P742"><text:span text:style-name="T743">+12</text:span><text:span text:style-name="T744"> </text:span><text:span text:style-name="T745">V DC power</text:span></text:p>
          </table:table-cell>
          <table:table-cell table:style-name="TableCell746">
            <text:p text:style-name="P747">+12V</text:p>
          </table:table-cell>
          <table:table-cell table:style-name="TableCell748">
            <text:p text:style-name="P749">B49</text:p>
          </table:table-cell>
          <table:table-cell table:style-name="TableCell750">
            <text:p text:style-name="P751">A49</text:p>
          </table:table-cell>
          <table:table-cell table:style-name="TableCell752">
            <text:p text:style-name="P753">GND</text:p>
          </table:table-cell>
          <table:table-cell table:style-name="TableCell754">
            <text:p text:style-name="P755">Ground</text:p>
          </table:table-cell>
          <table:covered-table-cell>
            <text:p text:style-name="P756"/>
          </table:covered-table-cell>
        </table:table-row>
        <table:table-row table:style-name="TableRow757">
          <table:covered-table-cell>
            <text:p text:style-name="P758"/>
          </table:covered-table-cell>
          <table:table-cell table:style-name="TableCell759">
            <text:p text:style-name="P760"><text:span text:style-name="T761">+5</text:span><text:span text:style-name="T762"> </text:span><text:span text:style-name="T763">V DC power</text:span></text:p>
          </table:table-cell>
          <table:table-cell table:style-name="TableCell764">
            <text:p text:style-name="P765">+5V</text:p>
          </table:table-cell>
          <table:table-cell table:style-name="TableCell766">
            <text:p text:style-name="P767">B50</text:p>
          </table:table-cell>
          <table:table-cell table:style-name="TableCell768">
            <text:p text:style-name="P769">A50</text:p>
          </table:table-cell>
          <table:table-cell table:style-name="TableCell770">
            <text:p text:style-name="P771">GND</text:p>
          </table:table-cell>
          <table:table-cell table:style-name="TableCell772">
            <text:p text:style-name="P773">Ground</text:p>
          </table:table-cell>
          <table:covered-table-cell>
            <text:p text:style-name="P774"/>
          </table:covered-table-cell>
        </table:table-row>
        <table:table-row table:style-name="TableRow775">
          <table:table-cell table:style-name="TableCell776" table:number-rows-spanned="10">
            <text:p text:style-name="P777">RC-120 (eXtended)</text:p>
          </table:table-cell>
          <table:table-cell table:style-name="TableCell778" table:number-rows-spanned="8">
            <text:p text:style-name="P779">16-bit data bus</text:p>
          </table:table-cell>
          <table:table-cell table:style-name="TableCell780">
            <text:p text:style-name="P781">D8</text:p>
          </table:table-cell>
          <table:table-cell table:style-name="TableCell782">
            <text:p text:style-name="P783">B51</text:p>
          </table:table-cell>
          <table:table-cell table:style-name="TableCell784">
            <text:p text:style-name="P785">A51</text:p>
          </table:table-cell>
          <table:table-cell table:style-name="TableCell786">
            <text:p text:style-name="P787">A24</text:p>
          </table:table-cell>
          <table:table-cell table:style-name="TableCell788" table:number-rows-spanned="8">
            <text:p text:style-name="P789">32-bit address bus</text:p>
          </table:table-cell>
          <table:table-cell table:style-name="TableCell790" table:number-rows-spanned="10">
            <text:p text:style-name="P791">RC-120 (eXtended)</text:p>
          </table:table-cell>
        </table:table-row>
        <table:table-row table:style-name="TableRow792">
          <table:covered-table-cell>
            <text:p text:style-name="P793"/>
          </table:covered-table-cell>
          <table:covered-table-cell>
            <text:p text:style-name="P794"/>
          </table:covered-table-cell>
          <table:table-cell table:style-name="TableCell795">
            <text:p text:style-name="P796">D9</text:p>
          </table:table-cell>
          <table:table-cell table:style-name="TableCell797">
            <text:p text:style-name="P798">B52</text:p>
          </table:table-cell>
          <table:table-cell table:style-name="TableCell799">
            <text:p text:style-name="P800">A52</text:p>
          </table:table-cell>
          <table:table-cell table:style-name="TableCell801">
            <text:p text:style-name="P802">A25</text:p>
          </table:table-cell>
          <table:covered-table-cell>
            <text:p text:style-name="P803"/>
          </table:covered-table-cell>
          <table:covered-table-cell>
            <text:p text:style-name="P804"/>
          </table:covered-table-cell>
        </table:table-row>
        <table:table-row table:style-name="TableRow805">
          <table:covered-table-cell>
            <text:p text:style-name="P806"/>
          </table:covered-table-cell>
          <table:covered-table-cell>
            <text:p text:style-name="P807"/>
          </table:covered-table-cell>
          <table:table-cell table:style-name="TableCell808">
            <text:p text:style-name="P809">D10</text:p>
          </table:table-cell>
          <table:table-cell table:style-name="TableCell810">
            <text:p text:style-name="P811">B53</text:p>
          </table:table-cell>
          <table:table-cell table:style-name="TableCell812">
            <text:p text:style-name="P813">A53</text:p>
          </table:table-cell>
          <table:table-cell table:style-name="TableCell814">
            <text:p text:style-name="P815">A26</text:p>
          </table:table-cell>
          <table:covered-table-cell>
            <text:p text:style-name="P816"/>
          </table:covered-table-cell>
          <table:covered-table-cell>
            <text:p text:style-name="P817"/>
          </table:covered-table-cell>
        </table:table-row>
        <table:table-row table:style-name="TableRow818">
          <table:covered-table-cell>
            <text:p text:style-name="P819"/>
          </table:covered-table-cell>
          <table:covered-table-cell>
            <text:p text:style-name="P820"/>
          </table:covered-table-cell>
          <table:table-cell table:style-name="TableCell821">
            <text:p text:style-name="P822">D11</text:p>
          </table:table-cell>
          <table:table-cell table:style-name="TableCell823">
            <text:p text:style-name="P824">B54</text:p>
          </table:table-cell>
          <table:table-cell table:style-name="TableCell825">
            <text:p text:style-name="P826">A54</text:p>
          </table:table-cell>
          <table:table-cell table:style-name="TableCell827">
            <text:p text:style-name="P828">A27</text:p>
          </table:table-cell>
          <table:covered-table-cell>
            <text:p text:style-name="P829"/>
          </table:covered-table-cell>
          <table:covered-table-cell>
            <text:p text:style-name="P830"/>
          </table:covered-table-cell>
        </table:table-row>
        <table:table-row table:style-name="TableRow831">
          <table:covered-table-cell>
            <text:p text:style-name="P832"/>
          </table:covered-table-cell>
          <table:covered-table-cell>
            <text:p text:style-name="P833"/>
          </table:covered-table-cell>
          <table:table-cell table:style-name="TableCell834">
            <text:p text:style-name="P835">D12</text:p>
          </table:table-cell>
          <table:table-cell table:style-name="TableCell836">
            <text:p text:style-name="P837">B55</text:p>
          </table:table-cell>
          <table:table-cell table:style-name="TableCell838">
            <text:p text:style-name="P839">A55</text:p>
          </table:table-cell>
          <table:table-cell table:style-name="TableCell840">
            <text:p text:style-name="P841">A28</text:p>
          </table:table-cell>
          <table:covered-table-cell>
            <text:p text:style-name="P842"/>
          </table:covered-table-cell>
          <table:covered-table-cell>
            <text:p text:style-name="P843"/>
          </table:covered-table-cell>
        </table:table-row>
        <table:table-row table:style-name="TableRow844">
          <table:covered-table-cell>
            <text:p text:style-name="P845"/>
          </table:covered-table-cell>
          <table:covered-table-cell>
            <text:p text:style-name="P846"/>
          </table:covered-table-cell>
          <table:table-cell table:style-name="TableCell847">
            <text:p text:style-name="P848">D13</text:p>
          </table:table-cell>
          <table:table-cell table:style-name="TableCell849">
            <text:p text:style-name="P850">B56</text:p>
          </table:table-cell>
          <table:table-cell table:style-name="TableCell851">
            <text:p text:style-name="P852">A56</text:p>
          </table:table-cell>
          <table:table-cell table:style-name="TableCell853">
            <text:p text:style-name="P854">A29</text:p>
          </table:table-cell>
          <table:covered-table-cell>
            <text:p text:style-name="P855"/>
          </table:covered-table-cell>
          <table:covered-table-cell>
            <text:p text:style-name="P856"/>
          </table:covered-table-cell>
        </table:table-row>
        <table:table-row table:style-name="TableRow857">
          <table:covered-table-cell>
            <text:p text:style-name="P858"/>
          </table:covered-table-cell>
          <table:covered-table-cell>
            <text:p text:style-name="P859"/>
          </table:covered-table-cell>
          <table:table-cell table:style-name="TableCell860">
            <text:p text:style-name="P861">D14</text:p>
          </table:table-cell>
          <table:table-cell table:style-name="TableCell862">
            <text:p text:style-name="P863">B57</text:p>
          </table:table-cell>
          <table:table-cell table:style-name="TableCell864">
            <text:p text:style-name="P865">A57</text:p>
          </table:table-cell>
          <table:table-cell table:style-name="TableCell866">
            <text:p text:style-name="P867">A30</text:p>
          </table:table-cell>
          <table:covered-table-cell>
            <text:p text:style-name="P868"/>
          </table:covered-table-cell>
          <table:covered-table-cell>
            <text:p text:style-name="P869"/>
          </table:covered-table-cell>
        </table:table-row>
        <table:table-row table:style-name="TableRow870">
          <table:covered-table-cell>
            <text:p text:style-name="P871"/>
          </table:covered-table-cell>
          <table:covered-table-cell>
            <text:p text:style-name="P872"/>
          </table:covered-table-cell>
          <table:table-cell table:style-name="TableCell873">
            <text:p text:style-name="P874">D15</text:p>
          </table:table-cell>
          <table:table-cell table:style-name="TableCell875">
            <text:p text:style-name="P876">B58</text:p>
          </table:table-cell>
          <table:table-cell table:style-name="TableCell877">
            <text:p text:style-name="P878">A58</text:p>
          </table:table-cell>
          <table:table-cell table:style-name="TableCell879">
            <text:p text:style-name="P880">A31</text:p>
          </table:table-cell>
          <table:covered-table-cell>
            <text:p text:style-name="P881"/>
          </table:covered-table-cell>
          <table:covered-table-cell>
            <text:p text:style-name="P882"/>
          </table:covered-table-cell>
        </table:table-row>
        <table:table-row table:style-name="TableRow883">
          <table:covered-table-cell>
            <text:p text:style-name="P884"/>
          </table:covered-table-cell>
          <table:table-cell table:style-name="TableCell885">
            <text:p text:style-name="P886"><text:span text:style-name="T887">+3.3</text:span><text:span text:style-name="T888"> </text:span><text:span text:style-name="T889">V DC power</text:span></text:p>
          </table:table-cell>
          <table:table-cell table:style-name="TableCell890">
            <text:p text:style-name="P891">+3.3V</text:p>
          </table:table-cell>
          <table:table-cell table:style-name="TableCell892">
            <text:p text:style-name="P893">B59</text:p>
          </table:table-cell>
          <table:table-cell table:style-name="TableCell894">
            <text:p text:style-name="P895">A59</text:p>
          </table:table-cell>
          <table:table-cell table:style-name="TableCell896">
            <text:p text:style-name="P897">GND</text:p>
          </table:table-cell>
          <table:table-cell table:style-name="TableCell898">
            <text:p text:style-name="P899">Ground</text:p>
          </table:table-cell>
          <table:covered-table-cell>
            <text:p text:style-name="P900"/>
          </table:covered-table-cell>
        </table:table-row>
        <table:table-row table:style-name="TableRow901">
          <table:covered-table-cell>
            <text:p text:style-name="P902"/>
          </table:covered-table-cell>
          <table:table-cell table:style-name="TableCell903">
            <text:p text:style-name="P904"><text:span text:style-name="T905">+5</text:span><text:span text:style-name="T906"> </text:span><text:span text:style-name="T907">V DC power</text:span></text:p>
          </table:table-cell>
          <table:table-cell table:style-name="TableCell908">
            <text:p text:style-name="P909">+5V</text:p>
          </table:table-cell>
          <table:table-cell table:style-name="TableCell910">
            <text:p text:style-name="P911">B60</text:p>
          </table:table-cell>
          <table:table-cell table:style-name="TableCell912">
            <text:p text:style-name="P913">A60</text:p>
          </table:table-cell>
          <table:table-cell table:style-name="TableCell914">
            <text:p text:style-name="P915">GND</text:p>
          </table:table-cell>
          <table:table-cell table:style-name="TableCell916">
            <text:p text:style-name="P917">Ground</text:p>
          </table:table-cell>
          <table:covered-table-cell>
            <text:p text:style-name="P918"/>
          </table:covered-table-cell>
        </table:table-row>
      </table:table>
      <text:soft-page-break/>
      <text:p text:style-name="P919">Project Carbon — JC Series Bus — v1.0</text:p>
      <text:p text:style-name="P920"/>
      <table:table table:style-name="Table921">
        <table:table-columns>
          <table:table-column table:style-name="TableColumn922"/>
          <table:table-column table:style-name="TableColumn923"/>
          <table:table-column table:style-name="TableColumn924"/>
          <table:table-column table:style-name="TableColumn925"/>
          <table:table-column table:style-name="TableColumn926"/>
          <table:table-column table:style-name="TableColumn927"/>
          <table:table-column table:style-name="TableColumn928"/>
          <table:table-column table:style-name="TableColumn929"/>
        </table:table-columns>
        <table:table-header-rows>
          <table:table-row table:style-name="TableRow930">
            <table:table-cell table:style-name="TableCell931">
              <text:p text:style-name="P932"/>
            </table:table-cell>
            <table:table-cell table:style-name="TableCell933">
              <text:p text:style-name="P934">Description</text:p>
            </table:table-cell>
            <table:table-cell table:style-name="TableCell935">
              <text:p text:style-name="P936">Pin</text:p>
            </table:table-cell>
            <table:table-cell table:style-name="TableCell937">
              <text:p text:style-name="P938">B</text:p>
            </table:table-cell>
            <table:table-cell table:style-name="TableCell939">
              <text:p text:style-name="P940">A</text:p>
            </table:table-cell>
            <table:table-cell table:style-name="TableCell941">
              <text:p text:style-name="P942">Pin</text:p>
            </table:table-cell>
            <table:table-cell table:style-name="TableCell943">
              <text:p text:style-name="P944">Description</text:p>
            </table:table-cell>
            <table:table-cell table:style-name="TableCell945">
              <text:p text:style-name="P946"/>
            </table:table-cell>
          </table:table-row>
        </table:table-header-rows>
        <table:table-row table:style-name="TableRow947">
          <table:table-cell table:style-name="TableCell948" table:number-rows-spanned="32">
            <text:p text:style-name="P949">JC-64 (8 Bit)</text:p>
          </table:table-cell>
          <table:table-cell table:style-name="TableCell950">
            <text:p text:style-name="P951"><text:span text:style-name="T952">+5</text:span><text:span text:style-name="T953"> </text:span><text:span text:style-name="T954">V DC power</text:span></text:p>
          </table:table-cell>
          <table:table-cell table:style-name="TableCell955">
            <text:p text:style-name="P956">+5V</text:p>
          </table:table-cell>
          <table:table-cell table:style-name="TableCell957">
            <text:p text:style-name="P958">B1</text:p>
          </table:table-cell>
          <table:table-cell table:style-name="TableCell959">
            <text:p text:style-name="P960">A1</text:p>
          </table:table-cell>
          <table:table-cell table:style-name="TableCell961">
            <text:p text:style-name="P962">GND</text:p>
          </table:table-cell>
          <table:table-cell table:style-name="TableCell963">
            <text:p text:style-name="P964">Ground</text:p>
          </table:table-cell>
          <table:table-cell table:style-name="TableCell965" table:number-rows-spanned="32">
            <text:p text:style-name="P966"><text:span text:style-name="T967">JC-64 (8 Bit)</text:span></text:p>
          </table:table-cell>
        </table:table-row>
        <table:table-row table:style-name="TableRow968">
          <table:covered-table-cell>
            <text:p text:style-name="P969"/>
          </table:covered-table-cell>
          <table:table-cell table:style-name="TableCell970">
            <text:p text:style-name="P971"><text:span text:style-name="T972">+12</text:span><text:span text:style-name="T973"> </text:span><text:span text:style-name="T974">V DC power</text:span></text:p>
          </table:table-cell>
          <table:table-cell table:style-name="TableCell975">
            <text:p text:style-name="P976">+12V</text:p>
          </table:table-cell>
          <table:table-cell table:style-name="TableCell977">
            <text:p text:style-name="P978">B2</text:p>
          </table:table-cell>
          <table:table-cell table:style-name="TableCell979">
            <text:p text:style-name="P980">A2</text:p>
          </table:table-cell>
          <table:table-cell table:style-name="TableCell981">
            <text:p text:style-name="P982">GND</text:p>
          </table:table-cell>
          <table:table-cell table:style-name="TableCell983">
            <text:p text:style-name="P984">Ground</text:p>
          </table:table-cell>
          <table:covered-table-cell>
            <text:p text:style-name="P985"/>
          </table:covered-table-cell>
        </table:table-row>
        <table:table-row table:style-name="TableRow986">
          <table:covered-table-cell>
            <text:p text:style-name="P987"/>
          </table:covered-table-cell>
          <table:table-cell table:style-name="TableCell988">
            <text:p text:style-name="P989"><text:span text:style-name="T990">−</text:span><text:span text:style-name="T991">12</text:span><text:span text:style-name="T992"> </text:span><text:span text:style-name="T993">V DC power</text:span></text:p>
          </table:table-cell>
          <table:table-cell table:style-name="TableCell994">
            <text:p text:style-name="P995"><text:span text:style-name="T996">−</text:span><text:span text:style-name="T997">12V</text:span></text:p>
          </table:table-cell>
          <table:table-cell table:style-name="TableCell998">
            <text:p text:style-name="P999">B3</text:p>
          </table:table-cell>
          <table:table-cell table:style-name="TableCell1000">
            <text:p text:style-name="P1001">A3</text:p>
          </table:table-cell>
          <table:table-cell table:style-name="TableCell1002">
            <text:p text:style-name="P1003">GND</text:p>
          </table:table-cell>
          <table:table-cell table:style-name="TableCell1004">
            <text:p text:style-name="P1005">Ground</text:p>
          </table:table-cell>
          <table:covered-table-cell>
            <text:p text:style-name="P1006"/>
          </table:covered-table-cell>
        </table:table-row>
        <table:table-row table:style-name="TableRow1007">
          <table:covered-table-cell>
            <text:p text:style-name="P1008"/>
          </table:covered-table-cell>
          <table:table-cell table:style-name="TableCell1009">
            <text:p text:style-name="P1010"><text:span text:style-name="T1011">+3.3</text:span><text:span text:style-name="T1012"> </text:span><text:span text:style-name="T1013">V DC power</text:span></text:p>
          </table:table-cell>
          <table:table-cell table:style-name="TableCell1014">
            <text:p text:style-name="P1015"><text:span text:style-name="T1016">+3.3V</text:span></text:p>
          </table:table-cell>
          <table:table-cell table:style-name="TableCell1017">
            <text:p text:style-name="P1018">B4</text:p>
          </table:table-cell>
          <table:table-cell table:style-name="TableCell1019">
            <text:p text:style-name="P1020">A4</text:p>
          </table:table-cell>
          <table:table-cell table:style-name="TableCell1021">
            <text:p text:style-name="P1022">GND</text:p>
          </table:table-cell>
          <table:table-cell table:style-name="TableCell1023">
            <text:p text:style-name="P1024"><text:span text:style-name="T1025">Ground</text:span></text:p>
          </table:table-cell>
          <table:covered-table-cell>
            <text:p text:style-name="P1026"/>
          </table:covered-table-cell>
        </table:table-row>
        <table:table-row table:style-name="TableRow1027">
          <table:covered-table-cell>
            <text:p text:style-name="P1028"/>
          </table:covered-table-cell>
          <table:table-cell table:style-name="TableCell1029">
            <text:p text:style-name="P1030"><text:span text:style-name="T1031">Secondary clock</text:span></text:p>
          </table:table-cell>
          <table:table-cell table:style-name="TableCell1032">
            <text:p text:style-name="P1033"><text:span text:style-name="T1034">CLK2</text:span></text:p>
          </table:table-cell>
          <table:table-cell table:style-name="TableCell1035">
            <text:p text:style-name="P1036">B5</text:p>
          </table:table-cell>
          <table:table-cell table:style-name="TableCell1037">
            <text:p text:style-name="P1038">A5</text:p>
          </table:table-cell>
          <table:table-cell table:style-name="TableCell1039">
            <text:p text:style-name="P1040">TX2</text:p>
          </table:table-cell>
          <table:table-cell table:style-name="TableCell1041">
            <text:p text:style-name="P1042"><text:span text:style-name="T1043">Secondary serial transmit</text:span></text:p>
          </table:table-cell>
          <table:covered-table-cell>
            <text:p text:style-name="P1044"/>
          </table:covered-table-cell>
        </table:table-row>
        <table:table-row table:style-name="TableRow1045">
          <table:covered-table-cell>
            <text:p text:style-name="P1046"/>
          </table:covered-table-cell>
          <table:table-cell table:style-name="TableCell1047">
            <text:p text:style-name="P1048"><text:span text:style-name="T1049">Secondary reset</text:span></text:p>
          </table:table-cell>
          <table:table-cell table:style-name="TableCell1050">
            <text:p text:style-name="P1051"><text:span text:style-name="T1052">/RESET2</text:span></text:p>
          </table:table-cell>
          <table:table-cell table:style-name="TableCell1053">
            <text:p text:style-name="P1054">B6</text:p>
          </table:table-cell>
          <table:table-cell table:style-name="TableCell1055">
            <text:p text:style-name="P1056">A6</text:p>
          </table:table-cell>
          <table:table-cell table:style-name="TableCell1057">
            <text:p text:style-name="P1058">RX2</text:p>
          </table:table-cell>
          <table:table-cell table:style-name="TableCell1059">
            <text:p text:style-name="P1060"><text:span text:style-name="T1061">Secondary serial receive</text:span></text:p>
          </table:table-cell>
          <table:covered-table-cell>
            <text:p text:style-name="P1062"/>
          </table:covered-table-cell>
        </table:table-row>
        <table:table-row table:style-name="TableRow1063">
          <table:covered-table-cell>
            <text:p text:style-name="P1064"/>
          </table:covered-table-cell>
          <table:table-cell table:style-name="TableCell1065">
            <text:p text:style-name="P1066">Primary clock</text:p>
          </table:table-cell>
          <table:table-cell table:style-name="TableCell1067">
            <text:p text:style-name="P1068">CLK</text:p>
          </table:table-cell>
          <table:table-cell table:style-name="TableCell1069">
            <text:p text:style-name="P1070">B7</text:p>
          </table:table-cell>
          <table:table-cell table:style-name="TableCell1071">
            <text:p text:style-name="P1072">A7</text:p>
          </table:table-cell>
          <table:table-cell table:style-name="TableCell1073">
            <text:p text:style-name="P1074">TX</text:p>
          </table:table-cell>
          <table:table-cell table:style-name="TableCell1075">
            <text:p text:style-name="P1076">Serial transmit</text:p>
          </table:table-cell>
          <table:covered-table-cell>
            <text:p text:style-name="P1077"/>
          </table:covered-table-cell>
        </table:table-row>
        <table:table-row table:style-name="TableRow1078">
          <table:covered-table-cell>
            <text:p text:style-name="P1079"/>
          </table:covered-table-cell>
          <table:table-cell table:style-name="TableCell1080">
            <text:p text:style-name="P1081"><text:span text:style-name="T1082">Primary reset</text:span></text:p>
          </table:table-cell>
          <table:table-cell table:style-name="TableCell1083">
            <text:p text:style-name="P1084"><text:span text:style-name="T1085">/RESET</text:span></text:p>
          </table:table-cell>
          <table:table-cell table:style-name="TableCell1086">
            <text:p text:style-name="P1087">B8</text:p>
          </table:table-cell>
          <table:table-cell table:style-name="TableCell1088">
            <text:p text:style-name="P1089">A8</text:p>
          </table:table-cell>
          <table:table-cell table:style-name="TableCell1090">
            <text:p text:style-name="P1091">RX</text:p>
          </table:table-cell>
          <table:table-cell table:style-name="TableCell1092">
            <text:p text:style-name="P1093">Serial receive</text:p>
          </table:table-cell>
          <table:covered-table-cell>
            <text:p text:style-name="P1094"/>
          </table:covered-table-cell>
        </table:table-row>
        <table:table-row table:style-name="TableRow1095">
          <table:covered-table-cell>
            <text:p text:style-name="P1096"/>
          </table:covered-table-cell>
          <table:table-cell table:style-name="TableCell1097">
            <text:p text:style-name="P1098">Memory request</text:p>
          </table:table-cell>
          <table:table-cell table:style-name="TableCell1099">
            <text:p text:style-name="P1100">/MREQ</text:p>
          </table:table-cell>
          <table:table-cell table:style-name="TableCell1101">
            <text:p text:style-name="P1102">B9</text:p>
          </table:table-cell>
          <table:table-cell table:style-name="TableCell1103">
            <text:p text:style-name="P1104">A9</text:p>
          </table:table-cell>
          <table:table-cell table:style-name="TableCell1105">
            <text:p text:style-name="P1106">A0</text:p>
          </table:table-cell>
          <table:table-cell table:style-name="TableCell1107" table:number-rows-spanned="16">
            <text:p text:style-name="P1108">16-bit address bus</text:p>
          </table:table-cell>
          <table:covered-table-cell>
            <text:p text:style-name="P1109"/>
          </table:covered-table-cell>
        </table:table-row>
        <table:table-row table:style-name="TableRow1110">
          <table:covered-table-cell>
            <text:p text:style-name="P1111"/>
          </table:covered-table-cell>
          <table:table-cell table:style-name="TableCell1112">
            <text:p text:style-name="P1113">I/O request</text:p>
          </table:table-cell>
          <table:table-cell table:style-name="TableCell1114">
            <text:p text:style-name="P1115">/IORQ</text:p>
          </table:table-cell>
          <table:table-cell table:style-name="TableCell1116">
            <text:p text:style-name="P1117">B10</text:p>
          </table:table-cell>
          <table:table-cell table:style-name="TableCell1118">
            <text:p text:style-name="P1119">A10</text:p>
          </table:table-cell>
          <table:table-cell table:style-name="TableCell1120">
            <text:p text:style-name="P1121">A1</text:p>
          </table:table-cell>
          <table:covered-table-cell>
            <text:p text:style-name="P1122"/>
          </table:covered-table-cell>
          <table:covered-table-cell>
            <text:p text:style-name="P1123"/>
          </table:covered-table-cell>
        </table:table-row>
        <table:table-row table:style-name="TableRow1124">
          <table:covered-table-cell>
            <text:p text:style-name="P1125"/>
          </table:covered-table-cell>
          <table:table-cell table:style-name="TableCell1126">
            <text:p text:style-name="P1127"><text:span text:style-name="T1128">Write strobe</text:span></text:p>
          </table:table-cell>
          <table:table-cell table:style-name="TableCell1129">
            <text:p text:style-name="P1130">/WR</text:p>
          </table:table-cell>
          <table:table-cell table:style-name="TableCell1131">
            <text:p text:style-name="P1132">B11</text:p>
          </table:table-cell>
          <table:table-cell table:style-name="TableCell1133">
            <text:p text:style-name="P1134">A11</text:p>
          </table:table-cell>
          <table:table-cell table:style-name="TableCell1135">
            <text:p text:style-name="P1136">A2</text:p>
          </table:table-cell>
          <table:covered-table-cell>
            <text:p text:style-name="P1137"/>
          </table:covered-table-cell>
          <table:covered-table-cell>
            <text:p text:style-name="P1138"/>
          </table:covered-table-cell>
        </table:table-row>
        <table:table-row table:style-name="TableRow1139">
          <table:covered-table-cell>
            <text:p text:style-name="P1140"/>
          </table:covered-table-cell>
          <table:table-cell table:style-name="TableCell1141">
            <text:p text:style-name="P1142">Read strobe</text:p>
          </table:table-cell>
          <table:table-cell table:style-name="TableCell1143">
            <text:p text:style-name="P1144">/RD</text:p>
          </table:table-cell>
          <table:table-cell table:style-name="TableCell1145">
            <text:p text:style-name="P1146">B12</text:p>
          </table:table-cell>
          <table:table-cell table:style-name="TableCell1147">
            <text:p text:style-name="P1148">A12</text:p>
          </table:table-cell>
          <table:table-cell table:style-name="TableCell1149">
            <text:p text:style-name="P1150">A3</text:p>
          </table:table-cell>
          <table:covered-table-cell>
            <text:p text:style-name="P1151"/>
          </table:covered-table-cell>
          <table:covered-table-cell>
            <text:p text:style-name="P1152"/>
          </table:covered-table-cell>
        </table:table-row>
        <table:table-row table:style-name="TableRow1153">
          <table:covered-table-cell>
            <text:p text:style-name="P1154"/>
          </table:covered-table-cell>
          <table:table-cell table:style-name="TableCell1155">
            <text:p text:style-name="P1156">Machine cycle 1 indicator</text:p>
          </table:table-cell>
          <table:table-cell table:style-name="TableCell1157">
            <text:p text:style-name="P1158">/M1</text:p>
          </table:table-cell>
          <table:table-cell table:style-name="TableCell1159">
            <text:p text:style-name="P1160">B13</text:p>
          </table:table-cell>
          <table:table-cell table:style-name="TableCell1161">
            <text:p text:style-name="P1162">A13</text:p>
          </table:table-cell>
          <table:table-cell table:style-name="TableCell1163">
            <text:p text:style-name="P1164">A4</text:p>
          </table:table-cell>
          <table:covered-table-cell>
            <text:p text:style-name="P1165"/>
          </table:covered-table-cell>
          <table:covered-table-cell>
            <text:p text:style-name="P1166"/>
          </table:covered-table-cell>
        </table:table-row>
        <table:table-row table:style-name="TableRow1167">
          <table:covered-table-cell>
            <text:p text:style-name="P1168"/>
          </table:covered-table-cell>
          <table:table-cell table:style-name="TableCell1169">
            <text:p text:style-name="P1170">Interrupt request</text:p>
          </table:table-cell>
          <table:table-cell table:style-name="TableCell1171">
            <text:p text:style-name="P1172">/INT</text:p>
          </table:table-cell>
          <table:table-cell table:style-name="TableCell1173">
            <text:p text:style-name="P1174">B14</text:p>
          </table:table-cell>
          <table:table-cell table:style-name="TableCell1175">
            <text:p text:style-name="P1176">A14</text:p>
          </table:table-cell>
          <table:table-cell table:style-name="TableCell1177">
            <text:p text:style-name="P1178">A5</text:p>
          </table:table-cell>
          <table:covered-table-cell>
            <text:p text:style-name="P1179"/>
          </table:covered-table-cell>
          <table:covered-table-cell>
            <text:p text:style-name="P1180"/>
          </table:covered-table-cell>
        </table:table-row>
        <table:table-row table:style-name="TableRow1181">
          <table:covered-table-cell>
            <text:p text:style-name="P1182"/>
          </table:covered-table-cell>
          <table:table-cell table:style-name="TableCell1183">
            <text:p text:style-name="P1184">Non‑maskable interrupt</text:p>
          </table:table-cell>
          <table:table-cell table:style-name="TableCell1185">
            <text:p text:style-name="P1186">/NMI</text:p>
          </table:table-cell>
          <table:table-cell table:style-name="TableCell1187">
            <text:p text:style-name="P1188">B15</text:p>
          </table:table-cell>
          <table:table-cell table:style-name="TableCell1189">
            <text:p text:style-name="P1190">A15</text:p>
          </table:table-cell>
          <table:table-cell table:style-name="TableCell1191">
            <text:p text:style-name="P1192">A6</text:p>
          </table:table-cell>
          <table:covered-table-cell>
            <text:p text:style-name="P1193"/>
          </table:covered-table-cell>
          <table:covered-table-cell>
            <text:p text:style-name="P1194"/>
          </table:covered-table-cell>
        </table:table-row>
        <table:table-row table:style-name="TableRow1195">
          <table:covered-table-cell>
            <text:p text:style-name="P1196"/>
          </table:covered-table-cell>
          <table:table-cell table:style-name="TableCell1197">
            <text:p text:style-name="P1198">CPU wait request</text:p>
          </table:table-cell>
          <table:table-cell table:style-name="TableCell1199">
            <text:p text:style-name="P1200">/WAIT</text:p>
          </table:table-cell>
          <table:table-cell table:style-name="TableCell1201">
            <text:p text:style-name="P1202">B16</text:p>
          </table:table-cell>
          <table:table-cell table:style-name="TableCell1203">
            <text:p text:style-name="P1204">A16</text:p>
          </table:table-cell>
          <table:table-cell table:style-name="TableCell1205">
            <text:p text:style-name="P1206">A7</text:p>
          </table:table-cell>
          <table:covered-table-cell>
            <text:p text:style-name="P1207"/>
          </table:covered-table-cell>
          <table:covered-table-cell>
            <text:p text:style-name="P1208"/>
          </table:covered-table-cell>
        </table:table-row>
        <table:table-row table:style-name="TableRow1209">
          <table:covered-table-cell>
            <text:p text:style-name="P1210"/>
          </table:covered-table-cell>
          <table:table-cell table:style-name="TableCell1211">
            <text:p text:style-name="P1212">CPU halt indicator</text:p>
          </table:table-cell>
          <table:table-cell table:style-name="TableCell1213">
            <text:p text:style-name="P1214">/HALT</text:p>
          </table:table-cell>
          <table:table-cell table:style-name="TableCell1215">
            <text:p text:style-name="P1216">B17</text:p>
          </table:table-cell>
          <table:table-cell table:style-name="TableCell1217">
            <text:p text:style-name="P1218">A17</text:p>
          </table:table-cell>
          <table:table-cell table:style-name="TableCell1219">
            <text:p text:style-name="P1220">A8</text:p>
          </table:table-cell>
          <table:covered-table-cell>
            <text:p text:style-name="P1221"/>
          </table:covered-table-cell>
          <table:covered-table-cell>
            <text:p text:style-name="P1222"/>
          </table:covered-table-cell>
        </table:table-row>
        <table:table-row table:style-name="TableRow1223">
          <table:covered-table-cell>
            <text:p text:style-name="P1224"/>
          </table:covered-table-cell>
          <table:table-cell table:style-name="TableCell1225">
            <text:p text:style-name="P1226">Bus request</text:p>
          </table:table-cell>
          <table:table-cell table:style-name="TableCell1227">
            <text:p text:style-name="P1228">/BUSREQ</text:p>
          </table:table-cell>
          <table:table-cell table:style-name="TableCell1229">
            <text:p text:style-name="P1230">B18</text:p>
          </table:table-cell>
          <table:table-cell table:style-name="TableCell1231">
            <text:p text:style-name="P1232">A18</text:p>
          </table:table-cell>
          <table:table-cell table:style-name="TableCell1233">
            <text:p text:style-name="P1234">A9</text:p>
          </table:table-cell>
          <table:covered-table-cell>
            <text:p text:style-name="P1235"/>
          </table:covered-table-cell>
          <table:covered-table-cell>
            <text:p text:style-name="P1236"/>
          </table:covered-table-cell>
        </table:table-row>
        <table:table-row table:style-name="TableRow1237">
          <table:covered-table-cell>
            <text:p text:style-name="P1238"/>
          </table:covered-table-cell>
          <table:table-cell table:style-name="TableCell1239">
            <text:p text:style-name="P1240">Bus acknowledge</text:p>
          </table:table-cell>
          <table:table-cell table:style-name="TableCell1241">
            <text:p text:style-name="P1242">/BUSACK</text:p>
          </table:table-cell>
          <table:table-cell table:style-name="TableCell1243">
            <text:p text:style-name="P1244">B19</text:p>
          </table:table-cell>
          <table:table-cell table:style-name="TableCell1245">
            <text:p text:style-name="P1246">A19</text:p>
          </table:table-cell>
          <table:table-cell table:style-name="TableCell1247">
            <text:p text:style-name="P1248">A10</text:p>
          </table:table-cell>
          <table:covered-table-cell>
            <text:p text:style-name="P1249"/>
          </table:covered-table-cell>
          <table:covered-table-cell>
            <text:p text:style-name="P1250"/>
          </table:covered-table-cell>
        </table:table-row>
        <table:table-row table:style-name="TableRow1251">
          <table:covered-table-cell>
            <text:p text:style-name="P1252"/>
          </table:covered-table-cell>
          <table:table-cell table:style-name="TableCell1253">
            <text:p text:style-name="P1254"><text:span text:style-name="T1255">Refresh cycle indicator</text:span></text:p>
          </table:table-cell>
          <table:table-cell table:style-name="TableCell1256">
            <text:p text:style-name="P1257">/RFSH</text:p>
          </table:table-cell>
          <table:table-cell table:style-name="TableCell1258">
            <text:p text:style-name="P1259">B20</text:p>
          </table:table-cell>
          <table:table-cell table:style-name="TableCell1260">
            <text:p text:style-name="P1261">A20</text:p>
          </table:table-cell>
          <table:table-cell table:style-name="TableCell1262">
            <text:p text:style-name="P1263">A11</text:p>
          </table:table-cell>
          <table:covered-table-cell>
            <text:p text:style-name="P1264"/>
          </table:covered-table-cell>
          <table:covered-table-cell>
            <text:p text:style-name="P1265"/>
          </table:covered-table-cell>
        </table:table-row>
        <table:table-row table:style-name="TableRow1266">
          <table:covered-table-cell>
            <text:p text:style-name="P1267"/>
          </table:covered-table-cell>
          <table:table-cell table:style-name="TableCell1268" table:number-rows-spanned="4">
            <text:p text:style-name="P1269"><text:span text:style-name="T1270">Interrupt requests</text:span></text:p>
          </table:table-cell>
          <table:table-cell table:style-name="TableCell1271">
            <text:p text:style-name="P1272">/IRQ0</text:p>
          </table:table-cell>
          <table:table-cell table:style-name="TableCell1273">
            <text:p text:style-name="P1274">B21</text:p>
          </table:table-cell>
          <table:table-cell table:style-name="TableCell1275">
            <text:p text:style-name="P1276">A21</text:p>
          </table:table-cell>
          <table:table-cell table:style-name="TableCell1277">
            <text:p text:style-name="P1278">A12</text:p>
          </table:table-cell>
          <table:covered-table-cell>
            <text:p text:style-name="P1279"/>
          </table:covered-table-cell>
          <table:covered-table-cell>
            <text:p text:style-name="P1280"/>
          </table:covered-table-cell>
        </table:table-row>
        <table:table-row table:style-name="TableRow1281">
          <table:covered-table-cell>
            <text:p text:style-name="P1282"/>
          </table:covered-table-cell>
          <table:covered-table-cell>
            <text:p text:style-name="P1283"/>
          </table:covered-table-cell>
          <table:table-cell table:style-name="TableCell1284">
            <text:p text:style-name="P1285">/IRQ1</text:p>
          </table:table-cell>
          <table:table-cell table:style-name="TableCell1286">
            <text:p text:style-name="P1287">B22</text:p>
          </table:table-cell>
          <table:table-cell table:style-name="TableCell1288">
            <text:p text:style-name="P1289">A22</text:p>
          </table:table-cell>
          <table:table-cell table:style-name="TableCell1290">
            <text:p text:style-name="P1291">A13</text:p>
          </table:table-cell>
          <table:covered-table-cell>
            <text:p text:style-name="P1292"/>
          </table:covered-table-cell>
          <table:covered-table-cell>
            <text:p text:style-name="P1293"/>
          </table:covered-table-cell>
        </table:table-row>
        <table:table-row table:style-name="TableRow1294">
          <table:covered-table-cell>
            <text:p text:style-name="P1295"/>
          </table:covered-table-cell>
          <table:covered-table-cell>
            <text:p text:style-name="P1296"/>
          </table:covered-table-cell>
          <table:table-cell table:style-name="TableCell1297">
            <text:p text:style-name="P1298">/IRQ2</text:p>
          </table:table-cell>
          <table:table-cell table:style-name="TableCell1299">
            <text:p text:style-name="P1300">B23</text:p>
          </table:table-cell>
          <table:table-cell table:style-name="TableCell1301">
            <text:p text:style-name="P1302">A23</text:p>
          </table:table-cell>
          <table:table-cell table:style-name="TableCell1303">
            <text:p text:style-name="P1304">A14</text:p>
          </table:table-cell>
          <table:covered-table-cell>
            <text:p text:style-name="P1305"/>
          </table:covered-table-cell>
          <table:covered-table-cell>
            <text:p text:style-name="P1306"/>
          </table:covered-table-cell>
        </table:table-row>
        <table:table-row table:style-name="TableRow1307">
          <table:covered-table-cell>
            <text:p text:style-name="P1308"/>
          </table:covered-table-cell>
          <table:covered-table-cell>
            <text:p text:style-name="P1309"/>
          </table:covered-table-cell>
          <table:table-cell table:style-name="TableCell1310">
            <text:p text:style-name="P1311">/IRQ3</text:p>
          </table:table-cell>
          <table:table-cell table:style-name="TableCell1312">
            <text:p text:style-name="P1313">B24</text:p>
          </table:table-cell>
          <table:table-cell table:style-name="TableCell1314">
            <text:p text:style-name="P1315">A24</text:p>
          </table:table-cell>
          <table:table-cell table:style-name="TableCell1316">
            <text:p text:style-name="P1317">A15</text:p>
          </table:table-cell>
          <table:covered-table-cell>
            <text:p text:style-name="P1318"/>
          </table:covered-table-cell>
          <table:covered-table-cell>
            <text:p text:style-name="P1319"/>
          </table:covered-table-cell>
        </table:table-row>
        <table:table-row table:style-name="TableRow1320">
          <table:covered-table-cell>
            <text:p text:style-name="P1321"/>
          </table:covered-table-cell>
          <table:table-cell table:style-name="TableCell1322" table:number-rows-spanned="8">
            <text:p text:style-name="P1323">8-bit data bus</text:p>
          </table:table-cell>
          <table:table-cell table:style-name="TableCell1324">
            <text:p text:style-name="P1325">D0</text:p>
          </table:table-cell>
          <table:table-cell table:style-name="TableCell1326">
            <text:p text:style-name="P1327">B25</text:p>
          </table:table-cell>
          <table:table-cell table:style-name="TableCell1328">
            <text:p text:style-name="P1329">A25</text:p>
          </table:table-cell>
          <table:table-cell table:style-name="TableCell1330">
            <text:p text:style-name="P1331">A16</text:p>
          </table:table-cell>
          <table:table-cell table:style-name="TableCell1332" table:number-rows-spanned="8">
            <text:p text:style-name="P1333">24-bit address bus</text:p>
          </table:table-cell>
          <table:covered-table-cell>
            <text:p text:style-name="P1334"/>
          </table:covered-table-cell>
        </table:table-row>
        <table:table-row table:style-name="TableRow1335">
          <table:covered-table-cell>
            <text:p text:style-name="P1336"/>
          </table:covered-table-cell>
          <table:covered-table-cell>
            <text:p text:style-name="P1337"/>
          </table:covered-table-cell>
          <table:table-cell table:style-name="TableCell1338">
            <text:p text:style-name="P1339">D1</text:p>
          </table:table-cell>
          <table:table-cell table:style-name="TableCell1340">
            <text:p text:style-name="P1341">B26</text:p>
          </table:table-cell>
          <table:table-cell table:style-name="TableCell1342">
            <text:p text:style-name="P1343">A26</text:p>
          </table:table-cell>
          <table:table-cell table:style-name="TableCell1344">
            <text:p text:style-name="P1345">A17</text:p>
          </table:table-cell>
          <table:covered-table-cell>
            <text:p text:style-name="P1346"/>
          </table:covered-table-cell>
          <table:covered-table-cell>
            <text:p text:style-name="P1347"/>
          </table:covered-table-cell>
        </table:table-row>
        <table:table-row table:style-name="TableRow1348">
          <table:covered-table-cell>
            <text:p text:style-name="P1349"/>
          </table:covered-table-cell>
          <table:covered-table-cell>
            <text:p text:style-name="P1350"/>
          </table:covered-table-cell>
          <table:table-cell table:style-name="TableCell1351">
            <text:p text:style-name="P1352">D2</text:p>
          </table:table-cell>
          <table:table-cell table:style-name="TableCell1353">
            <text:p text:style-name="P1354">B27</text:p>
          </table:table-cell>
          <table:table-cell table:style-name="TableCell1355">
            <text:p text:style-name="P1356">A27</text:p>
          </table:table-cell>
          <table:table-cell table:style-name="TableCell1357">
            <text:p text:style-name="P1358">A18</text:p>
          </table:table-cell>
          <table:covered-table-cell>
            <text:p text:style-name="P1359"/>
          </table:covered-table-cell>
          <table:covered-table-cell>
            <text:p text:style-name="P1360"/>
          </table:covered-table-cell>
        </table:table-row>
        <table:table-row table:style-name="TableRow1361">
          <table:covered-table-cell>
            <text:p text:style-name="P1362"/>
          </table:covered-table-cell>
          <table:covered-table-cell>
            <text:p text:style-name="P1363"/>
          </table:covered-table-cell>
          <table:table-cell table:style-name="TableCell1364">
            <text:p text:style-name="P1365">D3</text:p>
          </table:table-cell>
          <table:table-cell table:style-name="TableCell1366">
            <text:p text:style-name="P1367">B28</text:p>
          </table:table-cell>
          <table:table-cell table:style-name="TableCell1368">
            <text:p text:style-name="P1369">A28</text:p>
          </table:table-cell>
          <table:table-cell table:style-name="TableCell1370">
            <text:p text:style-name="P1371">A19</text:p>
          </table:table-cell>
          <table:covered-table-cell>
            <text:p text:style-name="P1372"/>
          </table:covered-table-cell>
          <table:covered-table-cell>
            <text:p text:style-name="P1373"/>
          </table:covered-table-cell>
        </table:table-row>
        <table:table-row table:style-name="TableRow1374">
          <table:covered-table-cell>
            <text:p text:style-name="P1375"/>
          </table:covered-table-cell>
          <table:covered-table-cell>
            <text:p text:style-name="P1376"/>
          </table:covered-table-cell>
          <table:table-cell table:style-name="TableCell1377">
            <text:p text:style-name="P1378">D4</text:p>
          </table:table-cell>
          <table:table-cell table:style-name="TableCell1379">
            <text:p text:style-name="P1380">B29</text:p>
          </table:table-cell>
          <table:table-cell table:style-name="TableCell1381">
            <text:p text:style-name="P1382">A29</text:p>
          </table:table-cell>
          <table:table-cell table:style-name="TableCell1383">
            <text:p text:style-name="P1384">A20</text:p>
          </table:table-cell>
          <table:covered-table-cell>
            <text:p text:style-name="P1385"/>
          </table:covered-table-cell>
          <table:covered-table-cell>
            <text:p text:style-name="P1386"/>
          </table:covered-table-cell>
        </table:table-row>
        <table:table-row table:style-name="TableRow1387">
          <table:covered-table-cell>
            <text:p text:style-name="P1388"/>
          </table:covered-table-cell>
          <table:covered-table-cell>
            <text:p text:style-name="P1389"/>
          </table:covered-table-cell>
          <table:table-cell table:style-name="TableCell1390">
            <text:p text:style-name="P1391">D5</text:p>
          </table:table-cell>
          <table:table-cell table:style-name="TableCell1392">
            <text:p text:style-name="P1393">B30</text:p>
          </table:table-cell>
          <table:table-cell table:style-name="TableCell1394">
            <text:p text:style-name="P1395">A30</text:p>
          </table:table-cell>
          <table:table-cell table:style-name="TableCell1396">
            <text:p text:style-name="P1397">A21</text:p>
          </table:table-cell>
          <table:covered-table-cell>
            <text:p text:style-name="P1398"/>
          </table:covered-table-cell>
          <table:covered-table-cell>
            <text:p text:style-name="P1399"/>
          </table:covered-table-cell>
        </table:table-row>
        <table:table-row table:style-name="TableRow1400">
          <table:covered-table-cell>
            <text:p text:style-name="P1401"/>
          </table:covered-table-cell>
          <table:covered-table-cell>
            <text:p text:style-name="P1402"/>
          </table:covered-table-cell>
          <table:table-cell table:style-name="TableCell1403">
            <text:p text:style-name="P1404">D6</text:p>
          </table:table-cell>
          <table:table-cell table:style-name="TableCell1405">
            <text:p text:style-name="P1406">B31</text:p>
          </table:table-cell>
          <table:table-cell table:style-name="TableCell1407">
            <text:p text:style-name="P1408">A31</text:p>
          </table:table-cell>
          <table:table-cell table:style-name="TableCell1409">
            <text:p text:style-name="P1410">A22</text:p>
          </table:table-cell>
          <table:covered-table-cell>
            <text:p text:style-name="P1411"/>
          </table:covered-table-cell>
          <table:covered-table-cell>
            <text:p text:style-name="P1412"/>
          </table:covered-table-cell>
        </table:table-row>
        <table:table-row table:style-name="TableRow1413">
          <table:covered-table-cell>
            <text:p text:style-name="P1414"/>
          </table:covered-table-cell>
          <table:covered-table-cell>
            <text:p text:style-name="P1415"/>
          </table:covered-table-cell>
          <table:table-cell table:style-name="TableCell1416">
            <text:p text:style-name="P1417">D7</text:p>
          </table:table-cell>
          <table:table-cell table:style-name="TableCell1418">
            <text:p text:style-name="P1419">B32</text:p>
          </table:table-cell>
          <table:table-cell table:style-name="TableCell1420">
            <text:p text:style-name="P1421">A32</text:p>
          </table:table-cell>
          <table:table-cell table:style-name="TableCell1422">
            <text:p text:style-name="P1423">A23</text:p>
          </table:table-cell>
          <table:covered-table-cell>
            <text:p text:style-name="P1424"/>
          </table:covered-table-cell>
          <table:covered-table-cell>
            <text:p text:style-name="P1425"/>
          </table:covered-table-cell>
        </table:table-row>
        <table:table-row table:style-name="TableRow1426">
          <table:table-cell table:style-name="TableCell1427" table:number-rows-spanned="18">
            <text:p text:style-name="P1428"><text:span text:style-name="T1429">JC-100 (16 Bit)</text:span></text:p>
          </table:table-cell>
          <table:table-cell table:style-name="TableCell1430" table:number-rows-spanned="8">
            <text:p text:style-name="P1431">16-bit data bus</text:p>
          </table:table-cell>
          <table:table-cell table:style-name="TableCell1432">
            <text:p text:style-name="P1433">D8</text:p>
          </table:table-cell>
          <table:table-cell table:style-name="TableCell1434">
            <text:p text:style-name="P1435">B33</text:p>
          </table:table-cell>
          <table:table-cell table:style-name="TableCell1436">
            <text:p text:style-name="P1437">A33</text:p>
          </table:table-cell>
          <table:table-cell table:style-name="TableCell1438">
            <text:p text:style-name="P1439">A24</text:p>
          </table:table-cell>
          <table:table-cell table:style-name="TableCell1440" table:number-rows-spanned="8">
            <text:p text:style-name="P1441">32-bit address bus</text:p>
          </table:table-cell>
          <table:table-cell table:style-name="TableCell1442" table:number-rows-spanned="18">
            <text:p text:style-name="P1443"><text:span text:style-name="T1444">JC-100 (16 Bit)</text:span></text:p>
          </table:table-cell>
        </table:table-row>
        <table:table-row table:style-name="TableRow1445">
          <table:covered-table-cell>
            <text:p text:style-name="P1446"/>
          </table:covered-table-cell>
          <table:covered-table-cell>
            <text:p text:style-name="P1447"/>
          </table:covered-table-cell>
          <table:table-cell table:style-name="TableCell1448">
            <text:p text:style-name="P1449">D9</text:p>
          </table:table-cell>
          <table:table-cell table:style-name="TableCell1450">
            <text:p text:style-name="P1451">B34</text:p>
          </table:table-cell>
          <table:table-cell table:style-name="TableCell1452">
            <text:p text:style-name="P1453">A34</text:p>
          </table:table-cell>
          <table:table-cell table:style-name="TableCell1454">
            <text:p text:style-name="P1455">A25</text:p>
          </table:table-cell>
          <table:covered-table-cell>
            <text:p text:style-name="P1456"/>
          </table:covered-table-cell>
          <table:covered-table-cell>
            <text:p text:style-name="P1457"/>
          </table:covered-table-cell>
        </table:table-row>
        <table:table-row table:style-name="TableRow1458">
          <table:covered-table-cell>
            <text:p text:style-name="P1459"/>
          </table:covered-table-cell>
          <table:covered-table-cell>
            <text:p text:style-name="P1460"/>
          </table:covered-table-cell>
          <table:table-cell table:style-name="TableCell1461">
            <text:p text:style-name="P1462">D10</text:p>
          </table:table-cell>
          <table:table-cell table:style-name="TableCell1463">
            <text:p text:style-name="P1464">B35</text:p>
          </table:table-cell>
          <table:table-cell table:style-name="TableCell1465">
            <text:p text:style-name="P1466">A35</text:p>
          </table:table-cell>
          <table:table-cell table:style-name="TableCell1467">
            <text:p text:style-name="P1468">A26</text:p>
          </table:table-cell>
          <table:covered-table-cell>
            <text:p text:style-name="P1469"/>
          </table:covered-table-cell>
          <table:covered-table-cell>
            <text:p text:style-name="P1470"/>
          </table:covered-table-cell>
        </table:table-row>
        <table:table-row table:style-name="TableRow1471">
          <table:covered-table-cell>
            <text:p text:style-name="P1472"/>
          </table:covered-table-cell>
          <table:covered-table-cell>
            <text:p text:style-name="P1473"/>
          </table:covered-table-cell>
          <table:table-cell table:style-name="TableCell1474">
            <text:p text:style-name="P1475">D11</text:p>
          </table:table-cell>
          <table:table-cell table:style-name="TableCell1476">
            <text:p text:style-name="P1477">B36</text:p>
          </table:table-cell>
          <table:table-cell table:style-name="TableCell1478">
            <text:p text:style-name="P1479">A36</text:p>
          </table:table-cell>
          <table:table-cell table:style-name="TableCell1480">
            <text:p text:style-name="P1481">A27</text:p>
          </table:table-cell>
          <table:covered-table-cell>
            <text:p text:style-name="P1482"/>
          </table:covered-table-cell>
          <table:covered-table-cell>
            <text:p text:style-name="P1483"/>
          </table:covered-table-cell>
        </table:table-row>
        <table:table-row table:style-name="TableRow1484">
          <table:covered-table-cell>
            <text:p text:style-name="P1485"/>
          </table:covered-table-cell>
          <table:covered-table-cell>
            <text:p text:style-name="P1486"/>
          </table:covered-table-cell>
          <table:table-cell table:style-name="TableCell1487">
            <text:p text:style-name="P1488">D12</text:p>
          </table:table-cell>
          <table:table-cell table:style-name="TableCell1489">
            <text:p text:style-name="P1490">B37</text:p>
          </table:table-cell>
          <table:table-cell table:style-name="TableCell1491">
            <text:p text:style-name="P1492">A37</text:p>
          </table:table-cell>
          <table:table-cell table:style-name="TableCell1493">
            <text:p text:style-name="P1494">A28</text:p>
          </table:table-cell>
          <table:covered-table-cell>
            <text:p text:style-name="P1495"/>
          </table:covered-table-cell>
          <table:covered-table-cell>
            <text:p text:style-name="P1496"/>
          </table:covered-table-cell>
        </table:table-row>
        <table:table-row table:style-name="TableRow1497">
          <table:covered-table-cell>
            <text:p text:style-name="P1498"/>
          </table:covered-table-cell>
          <table:covered-table-cell>
            <text:p text:style-name="P1499"/>
          </table:covered-table-cell>
          <table:table-cell table:style-name="TableCell1500">
            <text:p text:style-name="P1501">D13</text:p>
          </table:table-cell>
          <table:table-cell table:style-name="TableCell1502">
            <text:p text:style-name="P1503">B38</text:p>
          </table:table-cell>
          <table:table-cell table:style-name="TableCell1504">
            <text:p text:style-name="P1505">A38</text:p>
          </table:table-cell>
          <table:table-cell table:style-name="TableCell1506">
            <text:p text:style-name="P1507">A29</text:p>
          </table:table-cell>
          <table:covered-table-cell>
            <text:p text:style-name="P1508"/>
          </table:covered-table-cell>
          <table:covered-table-cell>
            <text:p text:style-name="P1509"/>
          </table:covered-table-cell>
        </table:table-row>
        <table:table-row table:style-name="TableRow1510">
          <table:covered-table-cell>
            <text:p text:style-name="P1511"/>
          </table:covered-table-cell>
          <table:covered-table-cell>
            <text:p text:style-name="P1512"/>
          </table:covered-table-cell>
          <table:table-cell table:style-name="TableCell1513">
            <text:p text:style-name="P1514">D14</text:p>
          </table:table-cell>
          <table:table-cell table:style-name="TableCell1515">
            <text:p text:style-name="P1516">B39</text:p>
          </table:table-cell>
          <table:table-cell table:style-name="TableCell1517">
            <text:p text:style-name="P1518">A39</text:p>
          </table:table-cell>
          <table:table-cell table:style-name="TableCell1519">
            <text:p text:style-name="P1520">A30</text:p>
          </table:table-cell>
          <table:covered-table-cell>
            <text:p text:style-name="P1521"/>
          </table:covered-table-cell>
          <table:covered-table-cell>
            <text:p text:style-name="P1522"/>
          </table:covered-table-cell>
        </table:table-row>
        <table:table-row table:style-name="TableRow1523">
          <table:covered-table-cell>
            <text:p text:style-name="P1524"/>
          </table:covered-table-cell>
          <table:covered-table-cell>
            <text:p text:style-name="P1525"/>
          </table:covered-table-cell>
          <table:table-cell table:style-name="TableCell1526">
            <text:p text:style-name="P1527">D15</text:p>
          </table:table-cell>
          <table:table-cell table:style-name="TableCell1528">
            <text:p text:style-name="P1529">B40</text:p>
          </table:table-cell>
          <table:table-cell table:style-name="TableCell1530">
            <text:p text:style-name="P1531">A40</text:p>
          </table:table-cell>
          <table:table-cell table:style-name="TableCell1532">
            <text:p text:style-name="P1533">A31</text:p>
          </table:table-cell>
          <table:covered-table-cell>
            <text:p text:style-name="P1534"/>
          </table:covered-table-cell>
          <table:covered-table-cell>
            <text:p text:style-name="P1535"/>
          </table:covered-table-cell>
        </table:table-row>
        <table:table-row table:style-name="TableRow1536">
          <table:covered-table-cell>
            <text:p text:style-name="P1537"/>
          </table:covered-table-cell>
          <table:table-cell table:style-name="TableCell1538" table:number-rows-spanned="4">
            <text:p text:style-name="P1539">Interrupt requests</text:p>
          </table:table-cell>
          <table:table-cell table:style-name="TableCell1540">
            <text:p text:style-name="P1541">/IRQ4</text:p>
          </table:table-cell>
          <table:table-cell table:style-name="TableCell1542">
            <text:p text:style-name="P1543">B41</text:p>
          </table:table-cell>
          <table:table-cell table:style-name="TableCell1544">
            <text:p text:style-name="P1545">A41</text:p>
          </table:table-cell>
          <table:table-cell table:style-name="TableCell1546">
            <text:p text:style-name="P1547">/DREQ0</text:p>
          </table:table-cell>
          <table:table-cell table:style-name="TableCell1548" table:number-rows-spanned="4">
            <text:p text:style-name="P1549"><text:span text:style-name="T1550">Direct memory access</text:span></text:p>
          </table:table-cell>
          <table:covered-table-cell>
            <text:p text:style-name="P1551"/>
          </table:covered-table-cell>
        </table:table-row>
        <table:table-row table:style-name="TableRow1552">
          <table:covered-table-cell>
            <text:p text:style-name="P1553"/>
          </table:covered-table-cell>
          <table:covered-table-cell>
            <text:p text:style-name="P1554"/>
          </table:covered-table-cell>
          <table:table-cell table:style-name="TableCell1555">
            <text:p text:style-name="P1556">/IRQ5</text:p>
          </table:table-cell>
          <table:table-cell table:style-name="TableCell1557">
            <text:p text:style-name="P1558">B42</text:p>
          </table:table-cell>
          <table:table-cell table:style-name="TableCell1559">
            <text:p text:style-name="P1560">A42</text:p>
          </table:table-cell>
          <table:table-cell table:style-name="TableCell1561">
            <text:p text:style-name="P1562">/DACK0</text:p>
          </table:table-cell>
          <table:covered-table-cell>
            <text:p text:style-name="P1563"/>
          </table:covered-table-cell>
          <table:covered-table-cell>
            <text:p text:style-name="P1564"/>
          </table:covered-table-cell>
        </table:table-row>
        <table:table-row table:style-name="TableRow1565">
          <table:covered-table-cell>
            <text:p text:style-name="P1566"/>
          </table:covered-table-cell>
          <table:covered-table-cell>
            <text:p text:style-name="P1567"/>
          </table:covered-table-cell>
          <table:table-cell table:style-name="TableCell1568">
            <text:p text:style-name="P1569">/IRQ6</text:p>
          </table:table-cell>
          <table:table-cell table:style-name="TableCell1570">
            <text:p text:style-name="P1571">B43</text:p>
          </table:table-cell>
          <table:table-cell table:style-name="TableCell1572">
            <text:p text:style-name="P1573">A43</text:p>
          </table:table-cell>
          <table:table-cell table:style-name="TableCell1574">
            <text:p text:style-name="P1575">/DREQ1</text:p>
          </table:table-cell>
          <table:covered-table-cell>
            <text:p text:style-name="P1576"/>
          </table:covered-table-cell>
          <table:covered-table-cell>
            <text:p text:style-name="P1577"/>
          </table:covered-table-cell>
        </table:table-row>
        <table:table-row table:style-name="TableRow1578">
          <table:covered-table-cell>
            <text:p text:style-name="P1579"/>
          </table:covered-table-cell>
          <table:covered-table-cell>
            <text:p text:style-name="P1580"/>
          </table:covered-table-cell>
          <table:table-cell table:style-name="TableCell1581">
            <text:p text:style-name="P1582">/IRQ7</text:p>
          </table:table-cell>
          <table:table-cell table:style-name="TableCell1583">
            <text:p text:style-name="P1584">B44</text:p>
          </table:table-cell>
          <table:table-cell table:style-name="TableCell1585">
            <text:p text:style-name="P1586">A44</text:p>
          </table:table-cell>
          <table:table-cell table:style-name="TableCell1587">
            <text:p text:style-name="P1588">/DACK1</text:p>
          </table:table-cell>
          <table:covered-table-cell>
            <text:p text:style-name="P1589"/>
          </table:covered-table-cell>
          <table:covered-table-cell>
            <text:p text:style-name="P1590"/>
          </table:covered-table-cell>
        </table:table-row>
        <table:table-row table:style-name="TableRow1591">
          <table:covered-table-cell>
            <text:p text:style-name="P1592"/>
          </table:covered-table-cell>
          <table:table-cell table:style-name="TableCell1593" table:number-rows-spanned="4">
            <text:p text:style-name="P1594">Direct memory access</text:p>
          </table:table-cell>
          <table:table-cell table:style-name="TableCell1595">
            <text:p text:style-name="P1596">/DREQ4</text:p>
          </table:table-cell>
          <table:table-cell table:style-name="TableCell1597">
            <text:p text:style-name="P1598">B45</text:p>
          </table:table-cell>
          <table:table-cell table:style-name="TableCell1599">
            <text:p text:style-name="P1600">A45</text:p>
          </table:table-cell>
          <table:table-cell table:style-name="TableCell1601">
            <text:p text:style-name="P1602">/DREQ2</text:p>
          </table:table-cell>
          <table:table-cell table:style-name="TableCell1603" table:number-rows-spanned="4">
            <text:p text:style-name="P1604">Direct memory access</text:p>
          </table:table-cell>
          <table:covered-table-cell>
            <text:p text:style-name="P1605"/>
          </table:covered-table-cell>
        </table:table-row>
        <table:table-row table:style-name="TableRow1606">
          <table:covered-table-cell>
            <text:p text:style-name="P1607"/>
          </table:covered-table-cell>
          <table:covered-table-cell>
            <text:p text:style-name="P1608"/>
          </table:covered-table-cell>
          <table:table-cell table:style-name="TableCell1609">
            <text:p text:style-name="P1610">/DACK4</text:p>
          </table:table-cell>
          <table:table-cell table:style-name="TableCell1611">
            <text:p text:style-name="P1612">B46</text:p>
          </table:table-cell>
          <table:table-cell table:style-name="TableCell1613">
            <text:p text:style-name="P1614">A46</text:p>
          </table:table-cell>
          <table:table-cell table:style-name="TableCell1615">
            <text:p text:style-name="P1616">/DACK2</text:p>
          </table:table-cell>
          <table:covered-table-cell>
            <text:p text:style-name="P1617"/>
          </table:covered-table-cell>
          <table:covered-table-cell>
            <text:p text:style-name="P1618"/>
          </table:covered-table-cell>
        </table:table-row>
        <table:table-row table:style-name="TableRow1619">
          <table:covered-table-cell>
            <text:p text:style-name="P1620"/>
          </table:covered-table-cell>
          <table:covered-table-cell>
            <text:p text:style-name="P1621"/>
          </table:covered-table-cell>
          <table:table-cell table:style-name="TableCell1622">
            <text:p text:style-name="P1623">/DREQ5</text:p>
          </table:table-cell>
          <table:table-cell table:style-name="TableCell1624">
            <text:p text:style-name="P1625">B47</text:p>
          </table:table-cell>
          <table:table-cell table:style-name="TableCell1626">
            <text:p text:style-name="P1627">A47</text:p>
          </table:table-cell>
          <table:table-cell table:style-name="TableCell1628">
            <text:p text:style-name="P1629">/DREQ3</text:p>
          </table:table-cell>
          <table:covered-table-cell>
            <text:p text:style-name="P1630"/>
          </table:covered-table-cell>
          <table:covered-table-cell>
            <text:p text:style-name="P1631"/>
          </table:covered-table-cell>
        </table:table-row>
        <table:table-row table:style-name="TableRow1632">
          <table:covered-table-cell>
            <text:p text:style-name="P1633"/>
          </table:covered-table-cell>
          <table:covered-table-cell>
            <text:p text:style-name="P1634"/>
          </table:covered-table-cell>
          <table:table-cell table:style-name="TableCell1635">
            <text:p text:style-name="P1636">/DACK5</text:p>
          </table:table-cell>
          <table:table-cell table:style-name="TableCell1637">
            <text:p text:style-name="P1638">B48</text:p>
          </table:table-cell>
          <table:table-cell table:style-name="TableCell1639">
            <text:p text:style-name="P1640">A48</text:p>
          </table:table-cell>
          <table:table-cell table:style-name="TableCell1641">
            <text:p text:style-name="P1642">/DACK3</text:p>
          </table:table-cell>
          <table:covered-table-cell>
            <text:p text:style-name="P1643"/>
          </table:covered-table-cell>
          <table:covered-table-cell>
            <text:p text:style-name="P1644"/>
          </table:covered-table-cell>
        </table:table-row>
        <table:table-row table:style-name="TableRow1645">
          <table:covered-table-cell>
            <text:p text:style-name="P1646"/>
          </table:covered-table-cell>
          <table:table-cell table:style-name="TableCell1647">
            <text:p text:style-name="P1648"><text:span text:style-name="T1649">+5</text:span><text:span text:style-name="T1650"> </text:span><text:span text:style-name="T1651">V DC power</text:span></text:p>
          </table:table-cell>
          <table:table-cell table:style-name="TableCell1652">
            <text:p text:style-name="P1653">+5V</text:p>
          </table:table-cell>
          <table:table-cell table:style-name="TableCell1654">
            <text:p text:style-name="P1655">B49</text:p>
          </table:table-cell>
          <table:table-cell table:style-name="TableCell1656">
            <text:p text:style-name="P1657">A49</text:p>
          </table:table-cell>
          <table:table-cell table:style-name="TableCell1658">
            <text:p text:style-name="P1659">GND</text:p>
          </table:table-cell>
          <table:table-cell table:style-name="TableCell1660">
            <text:p text:style-name="P1661">Ground</text:p>
          </table:table-cell>
          <table:covered-table-cell>
            <text:p text:style-name="P1662"/>
          </table:covered-table-cell>
        </table:table-row>
        <table:table-row table:style-name="TableRow1663">
          <table:covered-table-cell>
            <text:p text:style-name="P1664"/>
          </table:covered-table-cell>
          <table:table-cell table:style-name="TableCell1665">
            <text:p text:style-name="P1666"><text:span text:style-name="T1667">+12</text:span><text:span text:style-name="T1668"> </text:span><text:span text:style-name="T1669">V DC power</text:span></text:p>
          </table:table-cell>
          <table:table-cell table:style-name="TableCell1670">
            <text:p text:style-name="P1671">+12V</text:p>
          </table:table-cell>
          <table:table-cell table:style-name="TableCell1672">
            <text:p text:style-name="P1673">B50</text:p>
          </table:table-cell>
          <table:table-cell table:style-name="TableCell1674">
            <text:p text:style-name="P1675">A50</text:p>
          </table:table-cell>
          <table:table-cell table:style-name="TableCell1676">
            <text:p text:style-name="P1677">GND</text:p>
          </table:table-cell>
          <table:table-cell table:style-name="TableCell1678">
            <text:p text:style-name="P1679">Ground</text:p>
          </table:table-cell>
          <table:covered-table-cell>
            <text:p text:style-name="P1680"/>
          </table:covered-table-cell>
        </table:table-row>
      </table:table>
      <text:p text:style-name="P1681"/>
      <text:p text:style-name="P1682">Project Carbon — JX Series Bus — v1.0</text:p>
      <text:p text:style-name="P1683"/>
      <table:table table:style-name="Table1684">
        <table:table-columns>
          <table:table-column table:style-name="TableColumn1685"/>
          <table:table-column table:style-name="TableColumn1686"/>
          <table:table-column table:style-name="TableColumn1687"/>
          <table:table-column table:style-name="TableColumn1688"/>
          <table:table-column table:style-name="TableColumn1689"/>
          <table:table-column table:style-name="TableColumn1690"/>
          <table:table-column table:style-name="TableColumn1691"/>
          <table:table-column table:style-name="TableColumn1692"/>
        </table:table-columns>
        <table:table-header-rows>
          <table:table-row table:style-name="TableRow1693">
            <table:table-cell table:style-name="TableCell1694">
              <text:p text:style-name="P1695"/>
            </table:table-cell>
            <table:table-cell table:style-name="TableCell1696">
              <text:p text:style-name="P1697">Description</text:p>
            </table:table-cell>
            <table:table-cell table:style-name="TableCell1698">
              <text:p text:style-name="P1699">Pin</text:p>
            </table:table-cell>
            <table:table-cell table:style-name="TableCell1700">
              <text:p text:style-name="P1701">B</text:p>
            </table:table-cell>
            <table:table-cell table:style-name="TableCell1702">
              <text:p text:style-name="P1703">A</text:p>
            </table:table-cell>
            <table:table-cell table:style-name="TableCell1704">
              <text:p text:style-name="P1705">Pin</text:p>
            </table:table-cell>
            <table:table-cell table:style-name="TableCell1706">
              <text:p text:style-name="P1707">Description</text:p>
            </table:table-cell>
            <table:table-cell table:style-name="TableCell1708">
              <text:p text:style-name="P1709"/>
            </table:table-cell>
          </table:table-row>
        </table:table-header-rows>
        <table:table-row table:style-name="TableRow1710">
          <table:table-cell table:style-name="TableCell1711" table:number-rows-spanned="32">
            <text:p text:style-name="P1712">JX-64 (8 Bit)</text:p>
          </table:table-cell>
          <table:table-cell table:style-name="TableCell1713">
            <text:p text:style-name="P1714"><text:span text:style-name="T1715">+5</text:span><text:span text:style-name="T1716"> </text:span><text:span text:style-name="T1717">V DC power</text:span></text:p>
          </table:table-cell>
          <table:table-cell table:style-name="TableCell1718">
            <text:p text:style-name="P1719">+5V</text:p>
          </table:table-cell>
          <table:table-cell table:style-name="TableCell1720">
            <text:p text:style-name="P1721">B1</text:p>
          </table:table-cell>
          <table:table-cell table:style-name="TableCell1722">
            <text:p text:style-name="P1723">A1</text:p>
          </table:table-cell>
          <table:table-cell table:style-name="TableCell1724">
            <text:p text:style-name="P1725">GND</text:p>
          </table:table-cell>
          <table:table-cell table:style-name="TableCell1726">
            <text:p text:style-name="P1727">Ground</text:p>
          </table:table-cell>
          <table:table-cell table:style-name="TableCell1728" table:number-rows-spanned="32">
            <text:p text:style-name="P1729"><text:span text:style-name="T1730">JX-64 (8 Bit)</text:span></text:p>
          </table:table-cell>
        </table:table-row>
        <table:table-row table:style-name="TableRow1731">
          <table:covered-table-cell>
            <text:p text:style-name="P1732"/>
          </table:covered-table-cell>
          <table:table-cell table:style-name="TableCell1733">
            <text:p text:style-name="P1734"><text:span text:style-name="T1735">+12</text:span><text:span text:style-name="T1736"> </text:span><text:span text:style-name="T1737">V DC power</text:span></text:p>
          </table:table-cell>
          <table:table-cell table:style-name="TableCell1738">
            <text:p text:style-name="P1739">+12V</text:p>
          </table:table-cell>
          <table:table-cell table:style-name="TableCell1740">
            <text:p text:style-name="P1741">B2</text:p>
          </table:table-cell>
          <table:table-cell table:style-name="TableCell1742">
            <text:p text:style-name="P1743">A2</text:p>
          </table:table-cell>
          <table:table-cell table:style-name="TableCell1744">
            <text:p text:style-name="P1745">GND</text:p>
          </table:table-cell>
          <table:table-cell table:style-name="TableCell1746">
            <text:p text:style-name="P1747">Ground</text:p>
          </table:table-cell>
          <table:covered-table-cell>
            <text:p text:style-name="P1748"/>
          </table:covered-table-cell>
        </table:table-row>
        <table:table-row table:style-name="TableRow1749">
          <table:covered-table-cell>
            <text:p text:style-name="P1750"/>
          </table:covered-table-cell>
          <table:table-cell table:style-name="TableCell1751">
            <text:p text:style-name="P1752"><text:span text:style-name="T1753">−</text:span><text:span text:style-name="T1754">12</text:span><text:span text:style-name="T1755"> </text:span><text:span text:style-name="T1756">V DC power</text:span></text:p>
          </table:table-cell>
          <table:table-cell table:style-name="TableCell1757">
            <text:p text:style-name="P1758"><text:span text:style-name="T1759">−</text:span><text:span text:style-name="T1760">12V</text:span></text:p>
          </table:table-cell>
          <table:table-cell table:style-name="TableCell1761">
            <text:p text:style-name="P1762">B3</text:p>
          </table:table-cell>
          <table:table-cell table:style-name="TableCell1763">
            <text:p text:style-name="P1764">A3</text:p>
          </table:table-cell>
          <table:table-cell table:style-name="TableCell1765">
            <text:p text:style-name="P1766">GND</text:p>
          </table:table-cell>
          <table:table-cell table:style-name="TableCell1767">
            <text:p text:style-name="P1768">Ground</text:p>
          </table:table-cell>
          <table:covered-table-cell>
            <text:p text:style-name="P1769"/>
          </table:covered-table-cell>
        </table:table-row>
        <table:table-row table:style-name="TableRow1770">
          <table:covered-table-cell>
            <text:p text:style-name="P1771"/>
          </table:covered-table-cell>
          <table:table-cell table:style-name="TableCell1772">
            <text:p text:style-name="P1773"><text:span text:style-name="T1774">+3.3</text:span><text:span text:style-name="T1775"> </text:span><text:span text:style-name="T1776">V DC power</text:span></text:p>
          </table:table-cell>
          <table:table-cell table:style-name="TableCell1777">
            <text:p text:style-name="P1778"><text:span text:style-name="T1779">+3.3V</text:span></text:p>
          </table:table-cell>
          <table:table-cell table:style-name="TableCell1780">
            <text:p text:style-name="P1781">B4</text:p>
          </table:table-cell>
          <table:table-cell table:style-name="TableCell1782">
            <text:p text:style-name="P1783">A4</text:p>
          </table:table-cell>
          <table:table-cell table:style-name="TableCell1784">
            <text:p text:style-name="P1785">GND</text:p>
          </table:table-cell>
          <table:table-cell table:style-name="TableCell1786">
            <text:p text:style-name="P1787"><text:span text:style-name="T1788">Ground</text:span></text:p>
          </table:table-cell>
          <table:covered-table-cell>
            <text:p text:style-name="P1789"/>
          </table:covered-table-cell>
        </table:table-row>
        <table:table-row table:style-name="TableRow1790">
          <table:covered-table-cell>
            <text:p text:style-name="P1791"/>
          </table:covered-table-cell>
          <table:table-cell table:style-name="TableCell1792">
            <text:p text:style-name="P1793"><text:span text:style-name="T1794">Secondary clock</text:span></text:p>
          </table:table-cell>
          <table:table-cell table:style-name="TableCell1795">
            <text:p text:style-name="P1796"><text:span text:style-name="T1797">CLK2</text:span></text:p>
          </table:table-cell>
          <table:table-cell table:style-name="TableCell1798">
            <text:p text:style-name="P1799">B5</text:p>
          </table:table-cell>
          <table:table-cell table:style-name="TableCell1800">
            <text:p text:style-name="P1801">A5</text:p>
          </table:table-cell>
          <table:table-cell table:style-name="TableCell1802">
            <text:p text:style-name="P1803">TX2</text:p>
          </table:table-cell>
          <table:table-cell table:style-name="TableCell1804">
            <text:p text:style-name="P1805"><text:span text:style-name="T1806">Secondary serial transmit</text:span></text:p>
          </table:table-cell>
          <table:covered-table-cell>
            <text:p text:style-name="P1807"/>
          </table:covered-table-cell>
        </table:table-row>
        <table:table-row table:style-name="TableRow1808">
          <table:covered-table-cell>
            <text:p text:style-name="P1809"/>
          </table:covered-table-cell>
          <table:table-cell table:style-name="TableCell1810">
            <text:p text:style-name="P1811"><text:span text:style-name="T1812">Secondary reset</text:span></text:p>
          </table:table-cell>
          <table:table-cell table:style-name="TableCell1813">
            <text:p text:style-name="P1814"><text:span text:style-name="T1815">/RESET2</text:span></text:p>
          </table:table-cell>
          <table:table-cell table:style-name="TableCell1816">
            <text:p text:style-name="P1817">B6</text:p>
          </table:table-cell>
          <table:table-cell table:style-name="TableCell1818">
            <text:p text:style-name="P1819">A6</text:p>
          </table:table-cell>
          <table:table-cell table:style-name="TableCell1820">
            <text:p text:style-name="P1821">RX2</text:p>
          </table:table-cell>
          <table:table-cell table:style-name="TableCell1822">
            <text:p text:style-name="P1823"><text:span text:style-name="T1824">Secondary serial receive</text:span></text:p>
          </table:table-cell>
          <table:covered-table-cell>
            <text:p text:style-name="P1825"/>
          </table:covered-table-cell>
        </table:table-row>
        <table:table-row table:style-name="TableRow1826">
          <table:covered-table-cell>
            <text:p text:style-name="P1827"/>
          </table:covered-table-cell>
          <table:table-cell table:style-name="TableCell1828">
            <text:p text:style-name="P1829">Primary clock</text:p>
          </table:table-cell>
          <table:table-cell table:style-name="TableCell1830">
            <text:p text:style-name="P1831">CLK</text:p>
          </table:table-cell>
          <table:table-cell table:style-name="TableCell1832">
            <text:p text:style-name="P1833">B7</text:p>
          </table:table-cell>
          <table:table-cell table:style-name="TableCell1834">
            <text:p text:style-name="P1835">A7</text:p>
          </table:table-cell>
          <table:table-cell table:style-name="TableCell1836">
            <text:p text:style-name="P1837">TX</text:p>
          </table:table-cell>
          <table:table-cell table:style-name="TableCell1838">
            <text:p text:style-name="P1839">Serial transmit</text:p>
          </table:table-cell>
          <table:covered-table-cell>
            <text:p text:style-name="P1840"/>
          </table:covered-table-cell>
        </table:table-row>
        <table:table-row table:style-name="TableRow1841">
          <table:covered-table-cell>
            <text:p text:style-name="P1842"/>
          </table:covered-table-cell>
          <table:table-cell table:style-name="TableCell1843">
            <text:p text:style-name="P1844"><text:span text:style-name="T1845">Primary reset</text:span></text:p>
          </table:table-cell>
          <table:table-cell table:style-name="TableCell1846">
            <text:p text:style-name="P1847"><text:span text:style-name="T1848">/RESET</text:span></text:p>
          </table:table-cell>
          <table:table-cell table:style-name="TableCell1849">
            <text:p text:style-name="P1850">B8</text:p>
          </table:table-cell>
          <table:table-cell table:style-name="TableCell1851">
            <text:p text:style-name="P1852">A8</text:p>
          </table:table-cell>
          <table:table-cell table:style-name="TableCell1853">
            <text:p text:style-name="P1854">RX</text:p>
          </table:table-cell>
          <table:table-cell table:style-name="TableCell1855">
            <text:p text:style-name="P1856">Serial receive</text:p>
          </table:table-cell>
          <table:covered-table-cell>
            <text:p text:style-name="P1857"/>
          </table:covered-table-cell>
        </table:table-row>
        <table:table-row table:style-name="TableRow1858">
          <table:covered-table-cell>
            <text:p text:style-name="P1859"/>
          </table:covered-table-cell>
          <table:table-cell table:style-name="TableCell1860">
            <text:p text:style-name="P1861">Memory request</text:p>
          </table:table-cell>
          <table:table-cell table:style-name="TableCell1862">
            <text:p text:style-name="P1863">/MREQ</text:p>
          </table:table-cell>
          <table:table-cell table:style-name="TableCell1864">
            <text:p text:style-name="P1865">B9</text:p>
          </table:table-cell>
          <table:table-cell table:style-name="TableCell1866">
            <text:p text:style-name="P1867">A9</text:p>
          </table:table-cell>
          <table:table-cell table:style-name="TableCell1868">
            <text:p text:style-name="P1869">A0</text:p>
          </table:table-cell>
          <table:table-cell table:style-name="TableCell1870" table:number-rows-spanned="16">
            <text:p text:style-name="P1871">16-bit address bus</text:p>
          </table:table-cell>
          <table:covered-table-cell>
            <text:p text:style-name="P1872"/>
          </table:covered-table-cell>
        </table:table-row>
        <table:table-row table:style-name="TableRow1873">
          <table:covered-table-cell>
            <text:p text:style-name="P1874"/>
          </table:covered-table-cell>
          <table:table-cell table:style-name="TableCell1875">
            <text:p text:style-name="P1876">I/O request</text:p>
          </table:table-cell>
          <table:table-cell table:style-name="TableCell1877">
            <text:p text:style-name="P1878">/IORQ</text:p>
          </table:table-cell>
          <table:table-cell table:style-name="TableCell1879">
            <text:p text:style-name="P1880">B10</text:p>
          </table:table-cell>
          <table:table-cell table:style-name="TableCell1881">
            <text:p text:style-name="P1882">A10</text:p>
          </table:table-cell>
          <table:table-cell table:style-name="TableCell1883">
            <text:p text:style-name="P1884">A1</text:p>
          </table:table-cell>
          <table:covered-table-cell>
            <text:p text:style-name="P1885"/>
          </table:covered-table-cell>
          <table:covered-table-cell>
            <text:p text:style-name="P1886"/>
          </table:covered-table-cell>
        </table:table-row>
        <table:table-row table:style-name="TableRow1887">
          <table:covered-table-cell>
            <text:p text:style-name="P1888"/>
          </table:covered-table-cell>
          <table:table-cell table:style-name="TableCell1889">
            <text:p text:style-name="P1890"><text:span text:style-name="T1891">Write strobe</text:span></text:p>
          </table:table-cell>
          <table:table-cell table:style-name="TableCell1892">
            <text:p text:style-name="P1893">/WR</text:p>
          </table:table-cell>
          <table:table-cell table:style-name="TableCell1894">
            <text:p text:style-name="P1895">B11</text:p>
          </table:table-cell>
          <table:table-cell table:style-name="TableCell1896">
            <text:p text:style-name="P1897">A11</text:p>
          </table:table-cell>
          <table:table-cell table:style-name="TableCell1898">
            <text:p text:style-name="P1899">A2</text:p>
          </table:table-cell>
          <table:covered-table-cell>
            <text:p text:style-name="P1900"/>
          </table:covered-table-cell>
          <table:covered-table-cell>
            <text:p text:style-name="P1901"/>
          </table:covered-table-cell>
        </table:table-row>
        <table:table-row table:style-name="TableRow1902">
          <table:covered-table-cell>
            <text:p text:style-name="P1903"/>
          </table:covered-table-cell>
          <table:table-cell table:style-name="TableCell1904">
            <text:p text:style-name="P1905">Read strobe</text:p>
          </table:table-cell>
          <table:table-cell table:style-name="TableCell1906">
            <text:p text:style-name="P1907">/RD</text:p>
          </table:table-cell>
          <table:table-cell table:style-name="TableCell1908">
            <text:p text:style-name="P1909">B12</text:p>
          </table:table-cell>
          <table:table-cell table:style-name="TableCell1910">
            <text:p text:style-name="P1911">A12</text:p>
          </table:table-cell>
          <table:table-cell table:style-name="TableCell1912">
            <text:p text:style-name="P1913">A3</text:p>
          </table:table-cell>
          <table:covered-table-cell>
            <text:p text:style-name="P1914"/>
          </table:covered-table-cell>
          <table:covered-table-cell>
            <text:p text:style-name="P1915"/>
          </table:covered-table-cell>
        </table:table-row>
        <table:table-row table:style-name="TableRow1916">
          <table:covered-table-cell>
            <text:p text:style-name="P1917"/>
          </table:covered-table-cell>
          <table:table-cell table:style-name="TableCell1918">
            <text:p text:style-name="P1919">Machine cycle 1 indicator</text:p>
          </table:table-cell>
          <table:table-cell table:style-name="TableCell1920">
            <text:p text:style-name="P1921">/M1</text:p>
          </table:table-cell>
          <table:table-cell table:style-name="TableCell1922">
            <text:p text:style-name="P1923">B13</text:p>
          </table:table-cell>
          <table:table-cell table:style-name="TableCell1924">
            <text:p text:style-name="P1925">A13</text:p>
          </table:table-cell>
          <table:table-cell table:style-name="TableCell1926">
            <text:p text:style-name="P1927">A4</text:p>
          </table:table-cell>
          <table:covered-table-cell>
            <text:p text:style-name="P1928"/>
          </table:covered-table-cell>
          <table:covered-table-cell>
            <text:p text:style-name="P1929"/>
          </table:covered-table-cell>
        </table:table-row>
        <table:table-row table:style-name="TableRow1930">
          <table:covered-table-cell>
            <text:p text:style-name="P1931"/>
          </table:covered-table-cell>
          <table:table-cell table:style-name="TableCell1932">
            <text:p text:style-name="P1933">Interrupt request</text:p>
          </table:table-cell>
          <table:table-cell table:style-name="TableCell1934">
            <text:p text:style-name="P1935">/INT</text:p>
          </table:table-cell>
          <table:table-cell table:style-name="TableCell1936">
            <text:p text:style-name="P1937">B14</text:p>
          </table:table-cell>
          <table:table-cell table:style-name="TableCell1938">
            <text:p text:style-name="P1939">A14</text:p>
          </table:table-cell>
          <table:table-cell table:style-name="TableCell1940">
            <text:p text:style-name="P1941">A5</text:p>
          </table:table-cell>
          <table:covered-table-cell>
            <text:p text:style-name="P1942"/>
          </table:covered-table-cell>
          <table:covered-table-cell>
            <text:p text:style-name="P1943"/>
          </table:covered-table-cell>
        </table:table-row>
        <table:table-row table:style-name="TableRow1944">
          <table:covered-table-cell>
            <text:p text:style-name="P1945"/>
          </table:covered-table-cell>
          <table:table-cell table:style-name="TableCell1946">
            <text:p text:style-name="P1947">Non‑maskable interrupt</text:p>
          </table:table-cell>
          <table:table-cell table:style-name="TableCell1948">
            <text:p text:style-name="P1949">/NMI</text:p>
          </table:table-cell>
          <table:table-cell table:style-name="TableCell1950">
            <text:p text:style-name="P1951">B15</text:p>
          </table:table-cell>
          <table:table-cell table:style-name="TableCell1952">
            <text:p text:style-name="P1953">A15</text:p>
          </table:table-cell>
          <table:table-cell table:style-name="TableCell1954">
            <text:p text:style-name="P1955">A6</text:p>
          </table:table-cell>
          <table:covered-table-cell>
            <text:p text:style-name="P1956"/>
          </table:covered-table-cell>
          <table:covered-table-cell>
            <text:p text:style-name="P1957"/>
          </table:covered-table-cell>
        </table:table-row>
        <table:table-row table:style-name="TableRow1958">
          <table:covered-table-cell>
            <text:p text:style-name="P1959"/>
          </table:covered-table-cell>
          <table:table-cell table:style-name="TableCell1960">
            <text:p text:style-name="P1961">CPU wait request</text:p>
          </table:table-cell>
          <table:table-cell table:style-name="TableCell1962">
            <text:p text:style-name="P1963">/WAIT</text:p>
          </table:table-cell>
          <table:table-cell table:style-name="TableCell1964">
            <text:p text:style-name="P1965">B16</text:p>
          </table:table-cell>
          <table:table-cell table:style-name="TableCell1966">
            <text:p text:style-name="P1967">A16</text:p>
          </table:table-cell>
          <table:table-cell table:style-name="TableCell1968">
            <text:p text:style-name="P1969">A7</text:p>
          </table:table-cell>
          <table:covered-table-cell>
            <text:p text:style-name="P1970"/>
          </table:covered-table-cell>
          <table:covered-table-cell>
            <text:p text:style-name="P1971"/>
          </table:covered-table-cell>
        </table:table-row>
        <table:table-row table:style-name="TableRow1972">
          <table:covered-table-cell>
            <text:p text:style-name="P1973"/>
          </table:covered-table-cell>
          <table:table-cell table:style-name="TableCell1974">
            <text:p text:style-name="P1975">CPU halt indicator</text:p>
          </table:table-cell>
          <table:table-cell table:style-name="TableCell1976">
            <text:p text:style-name="P1977">/HALT</text:p>
          </table:table-cell>
          <table:table-cell table:style-name="TableCell1978">
            <text:p text:style-name="P1979">B17</text:p>
          </table:table-cell>
          <table:table-cell table:style-name="TableCell1980">
            <text:p text:style-name="P1981">A17</text:p>
          </table:table-cell>
          <table:table-cell table:style-name="TableCell1982">
            <text:p text:style-name="P1983">A8</text:p>
          </table:table-cell>
          <table:covered-table-cell>
            <text:p text:style-name="P1984"/>
          </table:covered-table-cell>
          <table:covered-table-cell>
            <text:p text:style-name="P1985"/>
          </table:covered-table-cell>
        </table:table-row>
        <table:table-row table:style-name="TableRow1986">
          <table:covered-table-cell>
            <text:p text:style-name="P1987"/>
          </table:covered-table-cell>
          <table:table-cell table:style-name="TableCell1988">
            <text:p text:style-name="P1989">Bus request</text:p>
          </table:table-cell>
          <table:table-cell table:style-name="TableCell1990">
            <text:p text:style-name="P1991">/BUSREQ</text:p>
          </table:table-cell>
          <table:table-cell table:style-name="TableCell1992">
            <text:p text:style-name="P1993">B18</text:p>
          </table:table-cell>
          <table:table-cell table:style-name="TableCell1994">
            <text:p text:style-name="P1995">A18</text:p>
          </table:table-cell>
          <table:table-cell table:style-name="TableCell1996">
            <text:p text:style-name="P1997">A9</text:p>
          </table:table-cell>
          <table:covered-table-cell>
            <text:p text:style-name="P1998"/>
          </table:covered-table-cell>
          <table:covered-table-cell>
            <text:p text:style-name="P1999"/>
          </table:covered-table-cell>
        </table:table-row>
        <table:table-row table:style-name="TableRow2000">
          <table:covered-table-cell>
            <text:p text:style-name="P2001"/>
          </table:covered-table-cell>
          <table:table-cell table:style-name="TableCell2002">
            <text:p text:style-name="P2003">Bus acknowledge</text:p>
          </table:table-cell>
          <table:table-cell table:style-name="TableCell2004">
            <text:p text:style-name="P2005">/BUSACK</text:p>
          </table:table-cell>
          <table:table-cell table:style-name="TableCell2006">
            <text:p text:style-name="P2007">B19</text:p>
          </table:table-cell>
          <table:table-cell table:style-name="TableCell2008">
            <text:p text:style-name="P2009">A19</text:p>
          </table:table-cell>
          <table:table-cell table:style-name="TableCell2010">
            <text:p text:style-name="P2011">A10</text:p>
          </table:table-cell>
          <table:covered-table-cell>
            <text:p text:style-name="P2012"/>
          </table:covered-table-cell>
          <table:covered-table-cell>
            <text:p text:style-name="P2013"/>
          </table:covered-table-cell>
        </table:table-row>
        <table:table-row table:style-name="TableRow2014">
          <table:covered-table-cell>
            <text:p text:style-name="P2015"/>
          </table:covered-table-cell>
          <table:table-cell table:style-name="TableCell2016">
            <text:p text:style-name="P2017"><text:span text:style-name="T2018">Refresh cycle indicator</text:span></text:p>
          </table:table-cell>
          <table:table-cell table:style-name="TableCell2019">
            <text:p text:style-name="P2020">/RFSH</text:p>
          </table:table-cell>
          <table:table-cell table:style-name="TableCell2021">
            <text:p text:style-name="P2022">B20</text:p>
          </table:table-cell>
          <table:table-cell table:style-name="TableCell2023">
            <text:p text:style-name="P2024">A20</text:p>
          </table:table-cell>
          <table:table-cell table:style-name="TableCell2025">
            <text:p text:style-name="P2026">A11</text:p>
          </table:table-cell>
          <table:covered-table-cell>
            <text:p text:style-name="P2027"/>
          </table:covered-table-cell>
          <table:covered-table-cell>
            <text:p text:style-name="P2028"/>
          </table:covered-table-cell>
        </table:table-row>
        <table:table-row table:style-name="TableRow2029">
          <table:covered-table-cell>
            <text:p text:style-name="P2030"/>
          </table:covered-table-cell>
          <table:table-cell table:style-name="TableCell2031" table:number-rows-spanned="4">
            <text:p text:style-name="P2032"><text:span text:style-name="T2033">Interrupt requests</text:span></text:p>
          </table:table-cell>
          <table:table-cell table:style-name="TableCell2034">
            <text:p text:style-name="P2035">/IRQ0</text:p>
          </table:table-cell>
          <table:table-cell table:style-name="TableCell2036">
            <text:p text:style-name="P2037">B21</text:p>
          </table:table-cell>
          <table:table-cell table:style-name="TableCell2038">
            <text:p text:style-name="P2039">A21</text:p>
          </table:table-cell>
          <table:table-cell table:style-name="TableCell2040">
            <text:p text:style-name="P2041">A12</text:p>
          </table:table-cell>
          <table:covered-table-cell>
            <text:p text:style-name="P2042"/>
          </table:covered-table-cell>
          <table:covered-table-cell>
            <text:p text:style-name="P2043"/>
          </table:covered-table-cell>
        </table:table-row>
        <table:table-row table:style-name="TableRow2044">
          <table:covered-table-cell>
            <text:p text:style-name="P2045"/>
          </table:covered-table-cell>
          <table:covered-table-cell>
            <text:p text:style-name="P2046"/>
          </table:covered-table-cell>
          <table:table-cell table:style-name="TableCell2047">
            <text:p text:style-name="P2048">/IRQ1</text:p>
          </table:table-cell>
          <table:table-cell table:style-name="TableCell2049">
            <text:p text:style-name="P2050">B22</text:p>
          </table:table-cell>
          <table:table-cell table:style-name="TableCell2051">
            <text:p text:style-name="P2052">A22</text:p>
          </table:table-cell>
          <table:table-cell table:style-name="TableCell2053">
            <text:p text:style-name="P2054">A13</text:p>
          </table:table-cell>
          <table:covered-table-cell>
            <text:p text:style-name="P2055"/>
          </table:covered-table-cell>
          <table:covered-table-cell>
            <text:p text:style-name="P2056"/>
          </table:covered-table-cell>
        </table:table-row>
        <table:table-row table:style-name="TableRow2057">
          <table:covered-table-cell>
            <text:p text:style-name="P2058"/>
          </table:covered-table-cell>
          <table:covered-table-cell>
            <text:p text:style-name="P2059"/>
          </table:covered-table-cell>
          <table:table-cell table:style-name="TableCell2060">
            <text:p text:style-name="P2061">/IRQ2</text:p>
          </table:table-cell>
          <table:table-cell table:style-name="TableCell2062">
            <text:p text:style-name="P2063">B23</text:p>
          </table:table-cell>
          <table:table-cell table:style-name="TableCell2064">
            <text:p text:style-name="P2065">A23</text:p>
          </table:table-cell>
          <table:table-cell table:style-name="TableCell2066">
            <text:p text:style-name="P2067">A14</text:p>
          </table:table-cell>
          <table:covered-table-cell>
            <text:p text:style-name="P2068"/>
          </table:covered-table-cell>
          <table:covered-table-cell>
            <text:p text:style-name="P2069"/>
          </table:covered-table-cell>
        </table:table-row>
        <table:table-row table:style-name="TableRow2070">
          <table:covered-table-cell>
            <text:p text:style-name="P2071"/>
          </table:covered-table-cell>
          <table:covered-table-cell>
            <text:p text:style-name="P2072"/>
          </table:covered-table-cell>
          <table:table-cell table:style-name="TableCell2073">
            <text:p text:style-name="P2074">/IRQ3</text:p>
          </table:table-cell>
          <table:table-cell table:style-name="TableCell2075">
            <text:p text:style-name="P2076">B24</text:p>
          </table:table-cell>
          <table:table-cell table:style-name="TableCell2077">
            <text:p text:style-name="P2078">A24</text:p>
          </table:table-cell>
          <table:table-cell table:style-name="TableCell2079">
            <text:p text:style-name="P2080">A15</text:p>
          </table:table-cell>
          <table:covered-table-cell>
            <text:p text:style-name="P2081"/>
          </table:covered-table-cell>
          <table:covered-table-cell>
            <text:p text:style-name="P2082"/>
          </table:covered-table-cell>
        </table:table-row>
        <table:table-row table:style-name="TableRow2083">
          <table:covered-table-cell>
            <text:p text:style-name="P2084"/>
          </table:covered-table-cell>
          <table:table-cell table:style-name="TableCell2085" table:number-rows-spanned="8">
            <text:p text:style-name="P2086">8-bit data bus</text:p>
          </table:table-cell>
          <table:table-cell table:style-name="TableCell2087">
            <text:p text:style-name="P2088">D0</text:p>
          </table:table-cell>
          <table:table-cell table:style-name="TableCell2089">
            <text:p text:style-name="P2090">B25</text:p>
          </table:table-cell>
          <table:table-cell table:style-name="TableCell2091">
            <text:p text:style-name="P2092">A25</text:p>
          </table:table-cell>
          <table:table-cell table:style-name="TableCell2093">
            <text:p text:style-name="P2094">A16</text:p>
          </table:table-cell>
          <table:table-cell table:style-name="TableCell2095" table:number-rows-spanned="8">
            <text:p text:style-name="P2096">24-bit address bus</text:p>
          </table:table-cell>
          <table:covered-table-cell>
            <text:p text:style-name="P2097"/>
          </table:covered-table-cell>
        </table:table-row>
        <table:table-row table:style-name="TableRow2098">
          <table:covered-table-cell>
            <text:p text:style-name="P2099"/>
          </table:covered-table-cell>
          <table:covered-table-cell>
            <text:p text:style-name="P2100"/>
          </table:covered-table-cell>
          <table:table-cell table:style-name="TableCell2101">
            <text:p text:style-name="P2102">D1</text:p>
          </table:table-cell>
          <table:table-cell table:style-name="TableCell2103">
            <text:p text:style-name="P2104">B26</text:p>
          </table:table-cell>
          <table:table-cell table:style-name="TableCell2105">
            <text:p text:style-name="P2106">A26</text:p>
          </table:table-cell>
          <table:table-cell table:style-name="TableCell2107">
            <text:p text:style-name="P2108">A17</text:p>
          </table:table-cell>
          <table:covered-table-cell>
            <text:p text:style-name="P2109"/>
          </table:covered-table-cell>
          <table:covered-table-cell>
            <text:p text:style-name="P2110"/>
          </table:covered-table-cell>
        </table:table-row>
        <table:table-row table:style-name="TableRow2111">
          <table:covered-table-cell>
            <text:p text:style-name="P2112"/>
          </table:covered-table-cell>
          <table:covered-table-cell>
            <text:p text:style-name="P2113"/>
          </table:covered-table-cell>
          <table:table-cell table:style-name="TableCell2114">
            <text:p text:style-name="P2115">D2</text:p>
          </table:table-cell>
          <table:table-cell table:style-name="TableCell2116">
            <text:p text:style-name="P2117">B27</text:p>
          </table:table-cell>
          <table:table-cell table:style-name="TableCell2118">
            <text:p text:style-name="P2119">A27</text:p>
          </table:table-cell>
          <table:table-cell table:style-name="TableCell2120">
            <text:p text:style-name="P2121">A18</text:p>
          </table:table-cell>
          <table:covered-table-cell>
            <text:p text:style-name="P2122"/>
          </table:covered-table-cell>
          <table:covered-table-cell>
            <text:p text:style-name="P2123"/>
          </table:covered-table-cell>
        </table:table-row>
        <table:table-row table:style-name="TableRow2124">
          <table:covered-table-cell>
            <text:p text:style-name="P2125"/>
          </table:covered-table-cell>
          <table:covered-table-cell>
            <text:p text:style-name="P2126"/>
          </table:covered-table-cell>
          <table:table-cell table:style-name="TableCell2127">
            <text:p text:style-name="P2128">D3</text:p>
          </table:table-cell>
          <table:table-cell table:style-name="TableCell2129">
            <text:p text:style-name="P2130">B28</text:p>
          </table:table-cell>
          <table:table-cell table:style-name="TableCell2131">
            <text:p text:style-name="P2132">A28</text:p>
          </table:table-cell>
          <table:table-cell table:style-name="TableCell2133">
            <text:p text:style-name="P2134">A19</text:p>
          </table:table-cell>
          <table:covered-table-cell>
            <text:p text:style-name="P2135"/>
          </table:covered-table-cell>
          <table:covered-table-cell>
            <text:p text:style-name="P2136"/>
          </table:covered-table-cell>
        </table:table-row>
        <table:table-row table:style-name="TableRow2137">
          <table:covered-table-cell>
            <text:p text:style-name="P2138"/>
          </table:covered-table-cell>
          <table:covered-table-cell>
            <text:p text:style-name="P2139"/>
          </table:covered-table-cell>
          <table:table-cell table:style-name="TableCell2140">
            <text:p text:style-name="P2141">D4</text:p>
          </table:table-cell>
          <table:table-cell table:style-name="TableCell2142">
            <text:p text:style-name="P2143">B29</text:p>
          </table:table-cell>
          <table:table-cell table:style-name="TableCell2144">
            <text:p text:style-name="P2145">A29</text:p>
          </table:table-cell>
          <table:table-cell table:style-name="TableCell2146">
            <text:p text:style-name="P2147">A20</text:p>
          </table:table-cell>
          <table:covered-table-cell>
            <text:p text:style-name="P2148"/>
          </table:covered-table-cell>
          <table:covered-table-cell>
            <text:p text:style-name="P2149"/>
          </table:covered-table-cell>
        </table:table-row>
        <table:table-row table:style-name="TableRow2150">
          <table:covered-table-cell>
            <text:p text:style-name="P2151"/>
          </table:covered-table-cell>
          <table:covered-table-cell>
            <text:p text:style-name="P2152"/>
          </table:covered-table-cell>
          <table:table-cell table:style-name="TableCell2153">
            <text:p text:style-name="P2154">D5</text:p>
          </table:table-cell>
          <table:table-cell table:style-name="TableCell2155">
            <text:p text:style-name="P2156">B30</text:p>
          </table:table-cell>
          <table:table-cell table:style-name="TableCell2157">
            <text:p text:style-name="P2158">A30</text:p>
          </table:table-cell>
          <table:table-cell table:style-name="TableCell2159">
            <text:p text:style-name="P2160">A21</text:p>
          </table:table-cell>
          <table:covered-table-cell>
            <text:p text:style-name="P2161"/>
          </table:covered-table-cell>
          <table:covered-table-cell>
            <text:p text:style-name="P2162"/>
          </table:covered-table-cell>
        </table:table-row>
        <table:table-row table:style-name="TableRow2163">
          <table:covered-table-cell>
            <text:p text:style-name="P2164"/>
          </table:covered-table-cell>
          <table:covered-table-cell>
            <text:p text:style-name="P2165"/>
          </table:covered-table-cell>
          <table:table-cell table:style-name="TableCell2166">
            <text:p text:style-name="P2167">D6</text:p>
          </table:table-cell>
          <table:table-cell table:style-name="TableCell2168">
            <text:p text:style-name="P2169">B31</text:p>
          </table:table-cell>
          <table:table-cell table:style-name="TableCell2170">
            <text:p text:style-name="P2171">A31</text:p>
          </table:table-cell>
          <table:table-cell table:style-name="TableCell2172">
            <text:p text:style-name="P2173">A22</text:p>
          </table:table-cell>
          <table:covered-table-cell>
            <text:p text:style-name="P2174"/>
          </table:covered-table-cell>
          <table:covered-table-cell>
            <text:p text:style-name="P2175"/>
          </table:covered-table-cell>
        </table:table-row>
        <table:table-row table:style-name="TableRow2176">
          <table:covered-table-cell>
            <text:p text:style-name="P2177"/>
          </table:covered-table-cell>
          <table:covered-table-cell>
            <text:p text:style-name="P2178"/>
          </table:covered-table-cell>
          <table:table-cell table:style-name="TableCell2179">
            <text:p text:style-name="P2180">D7</text:p>
          </table:table-cell>
          <table:table-cell table:style-name="TableCell2181">
            <text:p text:style-name="P2182">B32</text:p>
          </table:table-cell>
          <table:table-cell table:style-name="TableCell2183">
            <text:p text:style-name="P2184">A32</text:p>
          </table:table-cell>
          <table:table-cell table:style-name="TableCell2185">
            <text:p text:style-name="P2186">A23</text:p>
          </table:table-cell>
          <table:covered-table-cell>
            <text:p text:style-name="P2187"/>
          </table:covered-table-cell>
          <table:covered-table-cell>
            <text:p text:style-name="P2188"/>
          </table:covered-table-cell>
        </table:table-row>
        <table:table-row table:style-name="TableRow2189">
          <table:table-cell table:style-name="TableCell2190" table:number-rows-spanned="18">
            <text:p text:style-name="P2191"><text:span text:style-name="T2192">JX-100 (16 Bit)</text:span></text:p>
          </table:table-cell>
          <table:table-cell table:style-name="TableCell2193" table:number-rows-spanned="8">
            <text:p text:style-name="P2194">16-bit data bus</text:p>
          </table:table-cell>
          <table:table-cell table:style-name="TableCell2195">
            <text:p text:style-name="P2196">D8</text:p>
          </table:table-cell>
          <table:table-cell table:style-name="TableCell2197">
            <text:p text:style-name="P2198">B33</text:p>
          </table:table-cell>
          <table:table-cell table:style-name="TableCell2199">
            <text:p text:style-name="P2200">A33</text:p>
          </table:table-cell>
          <table:table-cell table:style-name="TableCell2201">
            <text:p text:style-name="P2202">A24</text:p>
          </table:table-cell>
          <table:table-cell table:style-name="TableCell2203" table:number-rows-spanned="8">
            <text:p text:style-name="P2204">32-bit address bus</text:p>
          </table:table-cell>
          <table:table-cell table:style-name="TableCell2205" table:number-rows-spanned="18">
            <text:p text:style-name="P2206"><text:span text:style-name="T2207">JX-100 (16 Bit)</text:span></text:p>
          </table:table-cell>
        </table:table-row>
        <table:table-row table:style-name="TableRow2208">
          <table:covered-table-cell>
            <text:p text:style-name="P2209"/>
          </table:covered-table-cell>
          <table:covered-table-cell>
            <text:p text:style-name="P2210"/>
          </table:covered-table-cell>
          <table:table-cell table:style-name="TableCell2211">
            <text:p text:style-name="P2212">D9</text:p>
          </table:table-cell>
          <table:table-cell table:style-name="TableCell2213">
            <text:p text:style-name="P2214">B34</text:p>
          </table:table-cell>
          <table:table-cell table:style-name="TableCell2215">
            <text:p text:style-name="P2216">A34</text:p>
          </table:table-cell>
          <table:table-cell table:style-name="TableCell2217">
            <text:p text:style-name="P2218">A25</text:p>
          </table:table-cell>
          <table:covered-table-cell>
            <text:p text:style-name="P2219"/>
          </table:covered-table-cell>
          <table:covered-table-cell>
            <text:p text:style-name="P2220"/>
          </table:covered-table-cell>
        </table:table-row>
        <table:table-row table:style-name="TableRow2221">
          <table:covered-table-cell>
            <text:p text:style-name="P2222"/>
          </table:covered-table-cell>
          <table:covered-table-cell>
            <text:p text:style-name="P2223"/>
          </table:covered-table-cell>
          <table:table-cell table:style-name="TableCell2224">
            <text:p text:style-name="P2225">D10</text:p>
          </table:table-cell>
          <table:table-cell table:style-name="TableCell2226">
            <text:p text:style-name="P2227">B35</text:p>
          </table:table-cell>
          <table:table-cell table:style-name="TableCell2228">
            <text:p text:style-name="P2229">A35</text:p>
          </table:table-cell>
          <table:table-cell table:style-name="TableCell2230">
            <text:p text:style-name="P2231">A26</text:p>
          </table:table-cell>
          <table:covered-table-cell>
            <text:p text:style-name="P2232"/>
          </table:covered-table-cell>
          <table:covered-table-cell>
            <text:p text:style-name="P2233"/>
          </table:covered-table-cell>
        </table:table-row>
        <table:table-row table:style-name="TableRow2234">
          <table:covered-table-cell>
            <text:p text:style-name="P2235"/>
          </table:covered-table-cell>
          <table:covered-table-cell>
            <text:p text:style-name="P2236"/>
          </table:covered-table-cell>
          <table:table-cell table:style-name="TableCell2237">
            <text:p text:style-name="P2238">D11</text:p>
          </table:table-cell>
          <table:table-cell table:style-name="TableCell2239">
            <text:p text:style-name="P2240">B36</text:p>
          </table:table-cell>
          <table:table-cell table:style-name="TableCell2241">
            <text:p text:style-name="P2242">A36</text:p>
          </table:table-cell>
          <table:table-cell table:style-name="TableCell2243">
            <text:p text:style-name="P2244">A27</text:p>
          </table:table-cell>
          <table:covered-table-cell>
            <text:p text:style-name="P2245"/>
          </table:covered-table-cell>
          <table:covered-table-cell>
            <text:p text:style-name="P2246"/>
          </table:covered-table-cell>
        </table:table-row>
        <table:table-row table:style-name="TableRow2247">
          <table:covered-table-cell>
            <text:p text:style-name="P2248"/>
          </table:covered-table-cell>
          <table:covered-table-cell>
            <text:p text:style-name="P2249"/>
          </table:covered-table-cell>
          <table:table-cell table:style-name="TableCell2250">
            <text:p text:style-name="P2251">D12</text:p>
          </table:table-cell>
          <table:table-cell table:style-name="TableCell2252">
            <text:p text:style-name="P2253">B37</text:p>
          </table:table-cell>
          <table:table-cell table:style-name="TableCell2254">
            <text:p text:style-name="P2255">A37</text:p>
          </table:table-cell>
          <table:table-cell table:style-name="TableCell2256">
            <text:p text:style-name="P2257">A28</text:p>
          </table:table-cell>
          <table:covered-table-cell>
            <text:p text:style-name="P2258"/>
          </table:covered-table-cell>
          <table:covered-table-cell>
            <text:p text:style-name="P2259"/>
          </table:covered-table-cell>
        </table:table-row>
        <table:table-row table:style-name="TableRow2260">
          <table:covered-table-cell>
            <text:p text:style-name="P2261"/>
          </table:covered-table-cell>
          <table:covered-table-cell>
            <text:p text:style-name="P2262"/>
          </table:covered-table-cell>
          <table:table-cell table:style-name="TableCell2263">
            <text:p text:style-name="P2264">D13</text:p>
          </table:table-cell>
          <table:table-cell table:style-name="TableCell2265">
            <text:p text:style-name="P2266">B38</text:p>
          </table:table-cell>
          <table:table-cell table:style-name="TableCell2267">
            <text:p text:style-name="P2268">A38</text:p>
          </table:table-cell>
          <table:table-cell table:style-name="TableCell2269">
            <text:p text:style-name="P2270">A29</text:p>
          </table:table-cell>
          <table:covered-table-cell>
            <text:p text:style-name="P2271"/>
          </table:covered-table-cell>
          <table:covered-table-cell>
            <text:p text:style-name="P2272"/>
          </table:covered-table-cell>
        </table:table-row>
        <table:table-row table:style-name="TableRow2273">
          <table:covered-table-cell>
            <text:p text:style-name="P2274"/>
          </table:covered-table-cell>
          <table:covered-table-cell>
            <text:p text:style-name="P2275"/>
          </table:covered-table-cell>
          <table:table-cell table:style-name="TableCell2276">
            <text:p text:style-name="P2277">D14</text:p>
          </table:table-cell>
          <table:table-cell table:style-name="TableCell2278">
            <text:p text:style-name="P2279">B39</text:p>
          </table:table-cell>
          <table:table-cell table:style-name="TableCell2280">
            <text:p text:style-name="P2281">A39</text:p>
          </table:table-cell>
          <table:table-cell table:style-name="TableCell2282">
            <text:p text:style-name="P2283">A30</text:p>
          </table:table-cell>
          <table:covered-table-cell>
            <text:p text:style-name="P2284"/>
          </table:covered-table-cell>
          <table:covered-table-cell>
            <text:p text:style-name="P2285"/>
          </table:covered-table-cell>
        </table:table-row>
        <table:table-row table:style-name="TableRow2286">
          <table:covered-table-cell>
            <text:p text:style-name="P2287"/>
          </table:covered-table-cell>
          <table:covered-table-cell>
            <text:p text:style-name="P2288"/>
          </table:covered-table-cell>
          <table:table-cell table:style-name="TableCell2289">
            <text:p text:style-name="P2290">D15</text:p>
          </table:table-cell>
          <table:table-cell table:style-name="TableCell2291">
            <text:p text:style-name="P2292">B40</text:p>
          </table:table-cell>
          <table:table-cell table:style-name="TableCell2293">
            <text:p text:style-name="P2294">A40</text:p>
          </table:table-cell>
          <table:table-cell table:style-name="TableCell2295">
            <text:p text:style-name="P2296">A31</text:p>
          </table:table-cell>
          <table:covered-table-cell>
            <text:p text:style-name="P2297"/>
          </table:covered-table-cell>
          <table:covered-table-cell>
            <text:p text:style-name="P2298"/>
          </table:covered-table-cell>
        </table:table-row>
        <table:table-row table:style-name="TableRow2299">
          <table:covered-table-cell>
            <text:p text:style-name="P2300"/>
          </table:covered-table-cell>
          <table:table-cell table:style-name="TableCell2301" table:number-rows-spanned="4">
            <text:p text:style-name="P2302">Interrupt requests</text:p>
          </table:table-cell>
          <table:table-cell table:style-name="TableCell2303">
            <text:p text:style-name="P2304">/IRQ4</text:p>
          </table:table-cell>
          <table:table-cell table:style-name="TableCell2305">
            <text:p text:style-name="P2306">B41</text:p>
          </table:table-cell>
          <table:table-cell table:style-name="TableCell2307">
            <text:p text:style-name="P2308">A41</text:p>
          </table:table-cell>
          <table:table-cell table:style-name="TableCell2309">
            <text:p text:style-name="P2310">/DREQ0</text:p>
          </table:table-cell>
          <table:table-cell table:style-name="TableCell2311" table:number-rows-spanned="4">
            <text:p text:style-name="P2312"><text:span text:style-name="T2313">Direct memory access</text:span></text:p>
          </table:table-cell>
          <table:covered-table-cell>
            <text:p text:style-name="P2314"/>
          </table:covered-table-cell>
        </table:table-row>
        <table:table-row table:style-name="TableRow2315">
          <table:covered-table-cell>
            <text:p text:style-name="P2316"/>
          </table:covered-table-cell>
          <table:covered-table-cell>
            <text:p text:style-name="P2317"/>
          </table:covered-table-cell>
          <table:table-cell table:style-name="TableCell2318">
            <text:p text:style-name="P2319">/IRQ5</text:p>
          </table:table-cell>
          <table:table-cell table:style-name="TableCell2320">
            <text:p text:style-name="P2321">B42</text:p>
          </table:table-cell>
          <table:table-cell table:style-name="TableCell2322">
            <text:p text:style-name="P2323">A42</text:p>
          </table:table-cell>
          <table:table-cell table:style-name="TableCell2324">
            <text:p text:style-name="P2325">/DACK0</text:p>
          </table:table-cell>
          <table:covered-table-cell>
            <text:p text:style-name="P2326"/>
          </table:covered-table-cell>
          <table:covered-table-cell>
            <text:p text:style-name="P2327"/>
          </table:covered-table-cell>
        </table:table-row>
        <table:table-row table:style-name="TableRow2328">
          <table:covered-table-cell>
            <text:p text:style-name="P2329"/>
          </table:covered-table-cell>
          <table:covered-table-cell>
            <text:p text:style-name="P2330"/>
          </table:covered-table-cell>
          <table:table-cell table:style-name="TableCell2331">
            <text:p text:style-name="P2332">/IRQ6</text:p>
          </table:table-cell>
          <table:table-cell table:style-name="TableCell2333">
            <text:p text:style-name="P2334">B43</text:p>
          </table:table-cell>
          <table:table-cell table:style-name="TableCell2335">
            <text:p text:style-name="P2336">A43</text:p>
          </table:table-cell>
          <table:table-cell table:style-name="TableCell2337">
            <text:p text:style-name="P2338">/DREQ1</text:p>
          </table:table-cell>
          <table:covered-table-cell>
            <text:p text:style-name="P2339"/>
          </table:covered-table-cell>
          <table:covered-table-cell>
            <text:p text:style-name="P2340"/>
          </table:covered-table-cell>
        </table:table-row>
        <table:table-row table:style-name="TableRow2341">
          <table:covered-table-cell>
            <text:p text:style-name="P2342"/>
          </table:covered-table-cell>
          <table:covered-table-cell>
            <text:p text:style-name="P2343"/>
          </table:covered-table-cell>
          <table:table-cell table:style-name="TableCell2344">
            <text:p text:style-name="P2345">/IRQ7</text:p>
          </table:table-cell>
          <table:table-cell table:style-name="TableCell2346">
            <text:p text:style-name="P2347">B44</text:p>
          </table:table-cell>
          <table:table-cell table:style-name="TableCell2348">
            <text:p text:style-name="P2349">A44</text:p>
          </table:table-cell>
          <table:table-cell table:style-name="TableCell2350">
            <text:p text:style-name="P2351">/DACK1</text:p>
          </table:table-cell>
          <table:covered-table-cell>
            <text:p text:style-name="P2352"/>
          </table:covered-table-cell>
          <table:covered-table-cell>
            <text:p text:style-name="P2353"/>
          </table:covered-table-cell>
        </table:table-row>
        <table:table-row table:style-name="TableRow2354">
          <table:covered-table-cell>
            <text:p text:style-name="P2355"/>
          </table:covered-table-cell>
          <table:table-cell table:style-name="TableCell2356" table:number-rows-spanned="4">
            <text:p text:style-name="P2357">Direct memory access</text:p>
          </table:table-cell>
          <table:table-cell table:style-name="TableCell2358">
            <text:p text:style-name="P2359">/DREQ4</text:p>
          </table:table-cell>
          <table:table-cell table:style-name="TableCell2360">
            <text:p text:style-name="P2361">B45</text:p>
          </table:table-cell>
          <table:table-cell table:style-name="TableCell2362">
            <text:p text:style-name="P2363">A45</text:p>
          </table:table-cell>
          <table:table-cell table:style-name="TableCell2364">
            <text:p text:style-name="P2365">/DREQ2</text:p>
          </table:table-cell>
          <table:table-cell table:style-name="TableCell2366" table:number-rows-spanned="4">
            <text:p text:style-name="P2367">Direct memory access</text:p>
          </table:table-cell>
          <table:covered-table-cell>
            <text:p text:style-name="P2368"/>
          </table:covered-table-cell>
        </table:table-row>
        <table:table-row table:style-name="TableRow2369">
          <table:covered-table-cell>
            <text:p text:style-name="P2370"/>
          </table:covered-table-cell>
          <table:covered-table-cell>
            <text:p text:style-name="P2371"/>
          </table:covered-table-cell>
          <table:table-cell table:style-name="TableCell2372">
            <text:p text:style-name="P2373">/DACK4</text:p>
          </table:table-cell>
          <table:table-cell table:style-name="TableCell2374">
            <text:p text:style-name="P2375">B46</text:p>
          </table:table-cell>
          <table:table-cell table:style-name="TableCell2376">
            <text:p text:style-name="P2377">A46</text:p>
          </table:table-cell>
          <table:table-cell table:style-name="TableCell2378">
            <text:p text:style-name="P2379">/DACK2</text:p>
          </table:table-cell>
          <table:covered-table-cell>
            <text:p text:style-name="P2380"/>
          </table:covered-table-cell>
          <table:covered-table-cell>
            <text:p text:style-name="P2381"/>
          </table:covered-table-cell>
        </table:table-row>
        <table:table-row table:style-name="TableRow2382">
          <table:covered-table-cell>
            <text:p text:style-name="P2383"/>
          </table:covered-table-cell>
          <table:covered-table-cell>
            <text:p text:style-name="P2384"/>
          </table:covered-table-cell>
          <table:table-cell table:style-name="TableCell2385">
            <text:p text:style-name="P2386">/DREQ5</text:p>
          </table:table-cell>
          <table:table-cell table:style-name="TableCell2387">
            <text:p text:style-name="P2388">B47</text:p>
          </table:table-cell>
          <table:table-cell table:style-name="TableCell2389">
            <text:p text:style-name="P2390">A47</text:p>
          </table:table-cell>
          <table:table-cell table:style-name="TableCell2391">
            <text:p text:style-name="P2392">/DREQ3</text:p>
          </table:table-cell>
          <table:covered-table-cell>
            <text:p text:style-name="P2393"/>
          </table:covered-table-cell>
          <table:covered-table-cell>
            <text:p text:style-name="P2394"/>
          </table:covered-table-cell>
        </table:table-row>
        <table:table-row table:style-name="TableRow2395">
          <table:covered-table-cell>
            <text:p text:style-name="P2396"/>
          </table:covered-table-cell>
          <table:covered-table-cell>
            <text:p text:style-name="P2397"/>
          </table:covered-table-cell>
          <table:table-cell table:style-name="TableCell2398">
            <text:p text:style-name="P2399">/DACK5</text:p>
          </table:table-cell>
          <table:table-cell table:style-name="TableCell2400">
            <text:p text:style-name="P2401">B48</text:p>
          </table:table-cell>
          <table:table-cell table:style-name="TableCell2402">
            <text:p text:style-name="P2403">A48</text:p>
          </table:table-cell>
          <table:table-cell table:style-name="TableCell2404">
            <text:p text:style-name="P2405">/DACK3</text:p>
          </table:table-cell>
          <table:covered-table-cell>
            <text:p text:style-name="P2406"/>
          </table:covered-table-cell>
          <table:covered-table-cell>
            <text:p text:style-name="P2407"/>
          </table:covered-table-cell>
        </table:table-row>
        <table:table-row table:style-name="TableRow2408">
          <table:covered-table-cell>
            <text:p text:style-name="P2409"/>
          </table:covered-table-cell>
          <table:table-cell table:style-name="TableCell2410">
            <text:p text:style-name="P2411"><text:span text:style-name="T2412">+5</text:span><text:span text:style-name="T2413"> </text:span><text:span text:style-name="T2414">V DC power</text:span></text:p>
          </table:table-cell>
          <table:table-cell table:style-name="TableCell2415">
            <text:p text:style-name="P2416">+5V</text:p>
          </table:table-cell>
          <table:table-cell table:style-name="TableCell2417">
            <text:p text:style-name="P2418">B49</text:p>
          </table:table-cell>
          <table:table-cell table:style-name="TableCell2419">
            <text:p text:style-name="P2420">A49</text:p>
          </table:table-cell>
          <table:table-cell table:style-name="TableCell2421">
            <text:p text:style-name="P2422">GND</text:p>
          </table:table-cell>
          <table:table-cell table:style-name="TableCell2423">
            <text:p text:style-name="P2424">Ground</text:p>
          </table:table-cell>
          <table:covered-table-cell>
            <text:p text:style-name="P2425"/>
          </table:covered-table-cell>
        </table:table-row>
        <table:table-row table:style-name="TableRow2426">
          <table:covered-table-cell>
            <text:p text:style-name="P2427"/>
          </table:covered-table-cell>
          <table:table-cell table:style-name="TableCell2428">
            <text:p text:style-name="P2429"><text:span text:style-name="T2430">+12</text:span><text:span text:style-name="T2431"> </text:span><text:span text:style-name="T2432">V DC power</text:span></text:p>
          </table:table-cell>
          <table:table-cell table:style-name="TableCell2433">
            <text:p text:style-name="P2434">+12V</text:p>
          </table:table-cell>
          <table:table-cell table:style-name="TableCell2435">
            <text:p text:style-name="P2436">B50</text:p>
          </table:table-cell>
          <table:table-cell table:style-name="TableCell2437">
            <text:p text:style-name="P2438">A50</text:p>
          </table:table-cell>
          <table:table-cell table:style-name="TableCell2439">
            <text:p text:style-name="P2440">GND</text:p>
          </table:table-cell>
          <table:table-cell table:style-name="TableCell2441">
            <text:p text:style-name="P2442">Ground</text:p>
          </table:table-cell>
          <table:covered-table-cell>
            <text:p text:style-name="P2443"/>
          </table:covered-table-cell>
        </table:table-row>
      </table:table>
      <text:p text:style-name="P2444"/>
      <text:p text:style-name="P244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Lucida Sans" svg:font-family="Lucida Sans" style:font-family-generic="swiss" style:font-pitch="variable" svg:panose-1="2 11 6 2 3 5 4 2 2 4"/>
    <style:font-face style:name="Cascadia Code SemiLight" svg:font-family="Cascadia Code SemiLight" style:font-family-generic="modern" style:font-pitch="fixed" svg:panose-1="2 11 6 9 2 0 0 2 0 4"/>
    <style:font-face style:name="Arial" svg:font-family="Arial" style:font-family-generic="swiss" style:font-pitch="variable" svg:panose-1="2 11 6 4 2 2 2 2 2 4"/>
    <style:font-face style:name="Cambria Math" svg:font-family="Cambria Math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AU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909in" fo:margin-left="0.5909in" fo:margin-bottom="0.5909in" fo:margin-right="0.5909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Jules Carboni</meta:initial-creator>
    <dc:creator>Jules Carboni</dc:creator>
    <meta:creation-date>2025-08-04T09:08:00Z</meta:creation-date>
    <dc:date>2025-08-10T14:13:00Z</dc:date>
    <meta:print-date>2025-08-05T11:11:00Z</meta:print-date>
    <meta:template xlink:href="Normal.dotm" xlink:type="simple"/>
    <meta:editing-cycles>53</meta:editing-cycles>
    <meta:editing-duration>PT199800S</meta:editing-duration>
    <meta:document-statistic meta:page-count="3" meta:paragraph-count="12" meta:word-count="921" meta:character-count="6164" meta:row-count="43" meta:non-whitespace-character-count="5255"/>
  </office:meta>
</office:document-meta>
</file>